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7.276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335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5.738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2.59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915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1.021cm"/>
    </style:style>
    <style:style style:name="co17" style:family="table-column">
      <style:table-column-properties fo:break-before="auto" style:column-width="6.488cm"/>
    </style:style>
    <style:style style:name="co18" style:family="table-column">
      <style:table-column-properties fo:break-before="auto" style:column-width="3.01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00" fo:border="0.06pt solid #000000"/>
    </style:style>
    <style:style style:name="ce7" style:family="table-cell" style:parent-style-name="Default" style:data-style-name="N0">
      <style:table-cell-properties fo:background-color="#fff200" fo:border="0.06pt solid #000000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ackground-color="#fff2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4"/>
    <style:style style:name="ce5" style:family="table-cell" style:parent-style-name="Default" style:data-style-name="N4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9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12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weight="bold" style:font-weight-asian="bold" style:font-weight-complex="bold"/>
    </style:style>
    <style:style style:name="ce14" style:family="table-cell" style:parent-style-name="Comma" style:data-style-name="N4">
      <style:table-cell-properties fo:background-color="#b4c7dc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5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size="9pt" style:font-size-asian="9pt" style:font-size-complex="9pt"/>
    </style:style>
    <style:style style:name="ce16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Comma" style:data-style-name="N4">
      <style:table-cell-properties fo:background-color="#c2e0ae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8" style:family="table-cell" style:parent-style-name="Comma" style:data-style-name="N4">
      <style:table-cell-properties fo:background-color="#bbe33d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9" style:family="table-cell" style:parent-style-name="Comma" style:data-style-name="N116">
      <style:table-cell-properties style:cell-protect="protected" style:print-content="true" fo:background-color="transparent" style:vertical-align="automatic"/>
    </style:style>
    <style:style style:name="ce50" style:family="table-cell" style:parent-style-name="Comma" style:data-style-name="N4">
      <style:table-cell-properties fo:background-color="#ff4000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52" style:family="table-cell" style:parent-style-name="Default" style:data-style-name="N4">
      <style:table-cell-properties fo:background-color="transparent"/>
    </style:style>
    <style:style style:name="ce13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54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rotation-angle="90" style:vertical-align="middle"/>
      <style:paragraph-properties fo:text-align="end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d4ea6b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ffff00" fo:border="0.06pt solid #000000"/>
    </style:style>
    <style:style style:name="ce23" style:family="table-cell" style:parent-style-name="Excel_20_Built-in_20_Comma" style:data-style-name="N113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62" style:family="table-cell" style:parent-style-name="Excel_20_Built-in_20_Comma" style:data-style-name="N113">
      <style:table-cell-properties fo:background-color="#b3cac7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style:font-name-asian="Calibri1" style:font-name-complex="Calibri1"/>
    </style:style>
    <style:style style:name="ce63" style:family="table-cell" style:parent-style-name="Excel_20_Built-in_20_Comma" style:data-style-name="N113">
      <style:table-cell-properties fo:background-color="#d4ea6b" style:cell-protect="protected" style:print-content="true" fo:border="0.06pt solid #000000" style:vertical-align="automatic"/>
      <style:text-properties fo:color="#000000" style:font-name="Calibri" style:font-name-asian="Calibri1" style:font-name-complex="Calibri1"/>
    </style:style>
    <style:style style:name="ce26" style:family="table-cell" style:parent-style-name="Excel_20_Built-in_20_Comma" style:data-style-name="N113">
      <style:table-cell-properties style:cell-protect="protected" style:print-content="true" fo:background-color="transparent" fo:border="0.06pt solid #000000" style:vertical-align="automatic"/>
      <style:text-properties fo:color="#000000" style:font-name="Calibri" style:font-name-asian="Calibri1" style:font-name-complex="Calibri1"/>
    </style:style>
    <style:style style:name="ce28" style:family="table-cell" style:parent-style-name="Excel_20_Built-in_20_Comma" style:data-style-name="N113">
      <style:table-cell-properties fo:background-color="#ffff00" style:cell-protect="protected" style:print-content="true" fo:border="0.06pt solid #000000" style:vertical-align="automatic"/>
      <style:text-properties fo:color="#000000" style:font-name="Calibri" style:font-name-asian="Calibri1" style:font-name-complex="Calibri1"/>
    </style:style>
    <style:style style:name="ce67" style:family="table-cell" style:parent-style-name="Excel_20_Built-in_20_Comma" style:data-style-name="N113">
      <style:table-cell-properties fo:background-color="#b3cac7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68" style:family="table-cell" style:parent-style-name="Default" style:data-style-name="N0">
      <style:table-cell-properties fo:background-color="#b3cac7"/>
    </style:style>
    <style:style style:name="ce64" style:family="table-cell" style:parent-style-name="Excel_20_Built-in_20_Comma" style:data-style-name="N4">
      <style:table-cell-properties fo:background-color="#ffff00" style:cell-protect="protected" style:print-content="true" fo:border="0.06pt solid #000000" style:vertical-align="automatic"/>
      <style:text-properties fo:color="#000000" style:font-name="Calibri" style:font-name-asian="Calibri1" style:font-name-complex="Calibri1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353cm"/>
    </style:style>
    <style:style style:name="ce83" style:family="table-cell" style:parent-style-name="Default" style:data-style-name="N0">
      <style:table-cell-properties fo:border-bottom="none" fo:background-color="#ff972f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4" style:family="table-cell" style:parent-style-name="Default" style:data-style-name="N0">
      <style:table-cell-properties fo:border-bottom="0.06pt solid #000000" fo:background-color="#ff972f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706cm"/>
    </style:style>
    <style:style style:name="ce86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87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88" style:family="table-cell" style:parent-style-name="Default" style:data-style-name="N4">
      <style:table-cell-properties fo:border-bottom="none" fo:background-color="#ff972f" fo:border-left="0.06pt solid #000000" fo:border-right="0.06pt solid #000000" fo:border-top="none"/>
    </style:style>
    <style:style style:name="ce89" style:family="table-cell" style:parent-style-name="Default" style:data-style-name="N4">
      <style:table-cell-properties fo:border-bottom="0.06pt solid #000000" fo:background-color="#ff972f" fo:border-left="0.06pt solid #000000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transparent" fo:border-left="0.06pt solid #000000" fo:border-right="0.06pt solid #000000" fo:border-top="0.06pt solid #000000"/>
    </style:style>
    <style:style style:name="ce91" style:family="table-cell" style:parent-style-name="Default" style:data-style-name="N4">
      <style:table-cell-properties fo:border-bottom="none" fo:background-color="transparent" fo:border-left="0.06pt solid #000000" fo:border-right="0.06pt solid #000000" fo:border-top="none"/>
    </style:style>
    <style:style style:name="ce92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xam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ce34" office:value-type="string" calcext:value-type="string">
            <text:p>GRAFIMPAC S.A.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REVISION DEL CUMPLIMIENTO TRIBUTARIO, IVA Y RETENCIONE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Al 31 de diciembre del 202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BAJO REALIZAD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samos las declaraciones mensuales de IVA y retenciones, formularios 103 y 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bien revisamos los comprobantes electronicos de pago de tales declar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rmamos que los valores declarados se corresponden con los del mayor general (contabilida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PT 7101 conciliamos los importes de ventas declarados mensualmente con el total de ventas del estado de result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nuestro examen individual de costos y gastos revisamos que, para cada muestra seleccionda, se haya calculado y registrado correctamente el porcentaje de retencion de le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CLUSIONES: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En Abril del 2021, el valor del periodo anteior, al parecer fue amitido, por un valor de $ 3502, por lo cual los siguientes valores en el resto de las declaraciones tiene un desface del mismo valor </text:p>
          </table:table-cell>
          <table:table-cell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En Agosto del 2021, el valor del periodo anterior han colocado un monto de <text:s/>$ 46405, el cual es errado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dicho valor deberia de ser por $ 3427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 la casilla 564 (credito tributario de este periodo)(compras), no se toma en cuenta las casillas 522 (credito tributario no aplicable) se debe de revisar el analisis de impuestos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4 IVA" table:style-name="ta2" table:print-ranges="'104 IVA'.D2:'104 IVA'.D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3" table:default-cell-style-name="ce2"/>
        <table:table-column table:style-name="co7" table:number-columns-repeated="47" table:default-cell-style-name="ce1"/>
        <table:table-column table:style-name="co1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5" office:value-type="string" calcext:value-type="string">
            <text:p>Enero</text:p>
          </table:table-cell>
          <table:table-cell table:style-name="ce5" office:value-type="string" calcext:value-type="string">
            <text:p>Febrero</text:p>
          </table:table-cell>
          <table:table-cell table:style-name="ce5" office:value-type="string" calcext:value-type="string">
            <text:p>Marzo</text:p>
          </table:table-cell>
          <table:table-cell table:style-name="ce5" office:value-type="string" calcext:value-type="string">
            <text:p>Abril</text:p>
          </table:table-cell>
          <table:table-cell table:style-name="ce5" office:value-type="string" calcext:value-type="string">
            <text:p>Mayo</text:p>
          </table:table-cell>
          <table:table-cell table:style-name="ce5" office:value-type="string" calcext:value-type="string">
            <text:p>Junio</text:p>
          </table:table-cell>
          <table:table-cell table:style-name="ce5" office:value-type="string" calcext:value-type="string">
            <text:p>Julio</text:p>
          </table:table-cell>
          <table:table-cell table:style-name="ce5" office:value-type="string" calcext:value-type="string">
            <text:p>Agosto</text:p>
          </table:table-cell>
          <table:table-cell table:style-name="ce5" office:value-type="string" calcext:value-type="string">
            <text:p>Septiembre</text:p>
          </table:table-cell>
          <table:table-cell table:style-name="ce5" office:value-type="string" calcext:value-type="string">
            <text:p>Octubre</text:p>
          </table:table-cell>
          <table:table-cell table:style-name="ce5" office:value-type="string" calcext:value-type="string">
            <text:p>Noviembre</text:p>
          </table:table-cell>
          <table:table-cell table:style-name="ce5" office:value-type="string" calcext:value-type="string">
            <text:p>Diciembre</text:p>
          </table:table-cell>
          <table:table-cell table:style-name="ce5" office:value-type="string" calcext:value-type="string">
            <text:p>Total</text:p>
          </table:table-cell>
          <table:table-cell table:number-columns-repeated="1007"/>
        </table:table-row>
        <table:table-row table:style-name="ro1">
          <table:table-cell/>
          <table:table-cell table:style-name="ce27" office:value-type="string" calcext:value-type="string" table:number-columns-spanned="1" table:number-rows-spanned="5">
            <text:p>Ventas</text:p>
          </table:table-cell>
          <table:table-cell table:style-name="ce6" office:value-type="float" office:value="401" calcext:value-type="float">
            <text:p>401</text:p>
          </table:table-cell>
          <table:table-cell table:style-name="ce7" office:value-type="string" calcext:value-type="string">
            <text:p>Valor Bruto de Operaciones</text:p>
          </table:table-cell>
          <table:table-cell table:style-name="ce8" office:value-type="float" office:value="662009.38" calcext:value-type="float">
            <text:p>662,009.38</text:p>
          </table:table-cell>
          <table:table-cell table:style-name="ce9" office:value-type="float" office:value="421230.79" calcext:value-type="float">
            <text:p>421,230.79</text:p>
          </table:table-cell>
          <table:table-cell table:style-name="ce8" office:value-type="float" office:value="384335.49" calcext:value-type="float">
            <text:p>384,335.49</text:p>
          </table:table-cell>
          <table:table-cell table:style-name="ce9" office:value-type="float" office:value="507769.46" calcext:value-type="float">
            <text:p>507,769.46</text:p>
          </table:table-cell>
          <table:table-cell table:style-name="ce8" office:value-type="float" office:value="516135.14" calcext:value-type="float">
            <text:p>516,135.14</text:p>
          </table:table-cell>
          <table:table-cell table:style-name="ce9" office:value-type="float" office:value="364434.98" calcext:value-type="float">
            <text:p>364,434.98</text:p>
          </table:table-cell>
          <table:table-cell table:style-name="ce8" office:value-type="float" office:value="404877.41" calcext:value-type="float">
            <text:p>404,877.41</text:p>
          </table:table-cell>
          <table:table-cell table:style-name="ce9" office:value-type="float" office:value="489771.52" calcext:value-type="float">
            <text:p>489,771.52</text:p>
          </table:table-cell>
          <table:table-cell table:style-name="ce8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SUM([.E3:.P3])" office:value-type="float" office:value="3750564.17" calcext:value-type="float">
            <text:p>3,750,564.17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Valor diferencia entre V. Bruto y V. Neto</text:p>
          </table:table-cell>
          <table:table-cell table:style-name="ce9" office:value-type="float" office:value="5708.3" calcext:value-type="float">
            <text:p>5,708.30</text:p>
          </table:table-cell>
          <table:table-cell table:style-name="ce9" office:value-type="float" office:value="702.25" calcext:value-type="float">
            <text:p>702.25</text:p>
          </table:table-cell>
          <table:table-cell table:style-name="ce9" office:value-type="float" office:value="579.6" calcext:value-type="float">
            <text:p>579.6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801.25" calcext:value-type="float">
            <text:p>1,801.25</text:p>
          </table:table-cell>
          <table:table-cell table:style-name="ce9" office:value-type="float" office:value="13552.09" calcext:value-type="float">
            <text:p>13,552.09</text:p>
          </table:table-cell>
          <table:table-cell table:style-name="ce9" office:value-type="float" office:value="3437" calcext:value-type="float">
            <text:p>3,437.00</text:p>
          </table:table-cell>
          <table:table-cell table:style-name="ce9" office:value-type="float" office:value="4366.95" calcext:value-type="float">
            <text:p>4,366.95</text:p>
          </table:table-cell>
          <table:table-cell table:number-columns-repeated="4" table:style-name="ce9" office:value-type="float" office:value="0" calcext:value-type="float">
            <text:p>0.00</text:p>
          </table:table-cell>
          <table:table-cell table:style-name="ce9" table:formula="of:=SUM([.E4:.P4])" office:value-type="float" office:value="30147.44" calcext:value-type="float">
            <text:p>30,147.44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10" office:value-type="float" office:value="411" calcext:value-type="float">
            <text:p>411</text:p>
          </table:table-cell>
          <table:table-cell table:style-name="ce11" office:value-type="string" calcext:value-type="string">
            <text:p>Total Ventas y operaciones (tarifa diferente 0)</text:p>
          </table:table-cell>
          <table:table-cell table:style-name="ce12" table:formula="of:=[.E3]-[.E4]" office:value-type="float" office:value="656301.08" calcext:value-type="float">
            <text:p>656,301.08</text:p>
          </table:table-cell>
          <table:table-cell table:style-name="ce12" table:formula="of:=[.F3]-[.F4]" office:value-type="float" office:value="420528.54" calcext:value-type="float">
            <text:p>420,528.54</text:p>
          </table:table-cell>
          <table:table-cell table:style-name="ce12" table:formula="of:=[.G3]-[.G4]" office:value-type="float" office:value="383755.89" calcext:value-type="float">
            <text:p>383,755.89</text:p>
          </table:table-cell>
          <table:table-cell table:style-name="ce12" table:formula="of:=[.H3]-[.H4]" office:value-type="float" office:value="507769.46" calcext:value-type="float">
            <text:p>507,769.46</text:p>
          </table:table-cell>
          <table:table-cell table:style-name="ce12" table:formula="of:=[.I3]-[.I4]" office:value-type="float" office:value="514333.89" calcext:value-type="float">
            <text:p>514,333.89</text:p>
          </table:table-cell>
          <table:table-cell table:style-name="ce12" table:formula="of:=[.J3]-[.J4]" office:value-type="float" office:value="350882.89" calcext:value-type="float">
            <text:p>350,882.89</text:p>
          </table:table-cell>
          <table:table-cell table:style-name="ce12" table:formula="of:=[.K3]-[.K4]" office:value-type="float" office:value="401440.41" calcext:value-type="float">
            <text:p>401,440.41</text:p>
          </table:table-cell>
          <table:table-cell table:style-name="ce12" table:formula="of:=[.L3]-[.L4]" office:value-type="float" office:value="485404.57" calcext:value-type="float">
            <text:p>485,404.57</text:p>
          </table:table-cell>
          <table:table-cell table:style-name="ce12" table:formula="of:=[.M3]-[.M4]" office:value-type="float" office:value="0" calcext:value-type="float">
            <text:p>0.00</text:p>
          </table:table-cell>
          <table:table-cell table:style-name="ce12" table:formula="of:=[.N3]-[.N4]" office:value-type="float" office:value="0" calcext:value-type="float">
            <text:p>0.00</text:p>
          </table:table-cell>
          <table:table-cell table:style-name="ce12" table:formula="of:=[.O3]-[.O4]" office:value-type="float" office:value="0" calcext:value-type="float">
            <text:p>0.00</text:p>
          </table:table-cell>
          <table:table-cell table:style-name="ce12" table:formula="of:=[.P3]-[.P4]" office:value-type="float" office:value="0" calcext:value-type="float">
            <text:p>0.00</text:p>
          </table:table-cell>
          <table:table-cell table:style-name="ce13" table:formula="of:=SUM([.E5:.P5])" office:value-type="float" office:value="3720416.73" calcext:value-type="float">
            <text:p>3,720,416.73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499" calcext:value-type="float">
            <text:p>499</text:p>
          </table:table-cell>
          <table:table-cell table:style-name="ce7" office:value-type="string" calcext:value-type="string">
            <text:p>Impuesto Generado</text:p>
          </table:table-cell>
          <table:table-cell table:style-name="ce14" table:formula="of:=[.E5]*0.12" office:value-type="float" office:value="78756.1296" calcext:value-type="float">
            <text:p>78,756.13</text:p>
          </table:table-cell>
          <table:table-cell table:style-name="ce14" table:formula="of:=[.F5]*0.12" office:value-type="float" office:value="50463.4248" calcext:value-type="float">
            <text:p>50,463.42</text:p>
          </table:table-cell>
          <table:table-cell table:style-name="ce14" table:formula="of:=[.G5]*0.12" office:value-type="float" office:value="46050.7068" calcext:value-type="float">
            <text:p>46,050.71</text:p>
          </table:table-cell>
          <table:table-cell table:style-name="ce14" table:formula="of:=[.H5]*0.12" office:value-type="float" office:value="60932.3352" calcext:value-type="float">
            <text:p>60,932.34</text:p>
          </table:table-cell>
          <table:table-cell table:style-name="ce14" table:formula="of:=[.I5]*0.12" office:value-type="float" office:value="61720.0668" calcext:value-type="float">
            <text:p>61,720.07</text:p>
          </table:table-cell>
          <table:table-cell table:style-name="ce14" table:formula="of:=[.J5]*0.12" office:value-type="float" office:value="42105.9468" calcext:value-type="float">
            <text:p>42,105.95</text:p>
          </table:table-cell>
          <table:table-cell table:style-name="ce14" table:formula="of:=[.K5]*0.12" office:value-type="float" office:value="48172.8492" calcext:value-type="float">
            <text:p>48,172.85</text:p>
          </table:table-cell>
          <table:table-cell table:style-name="ce14" table:formula="of:=[.L5]*0.12" office:value-type="float" office:value="58248.5484" calcext:value-type="float">
            <text:p>58,248.55</text:p>
          </table:table-cell>
          <table:table-cell table:style-name="ce14" table:formula="of:=[.M5]*0.12" office:value-type="float" office:value="0" calcext:value-type="float">
            <text:p>0.00</text:p>
          </table:table-cell>
          <table:table-cell table:style-name="ce14" table:formula="of:=[.N5]*0.12" office:value-type="float" office:value="0" calcext:value-type="float">
            <text:p>0.00</text:p>
          </table:table-cell>
          <table:table-cell table:style-name="ce14" table:formula="of:=[.O5]*0.12" office:value-type="float" office:value="0" calcext:value-type="float">
            <text:p>0.00</text:p>
          </table:table-cell>
          <table:table-cell table:style-name="ce14" table:formula="of:=[.P5]*0.12" office:value-type="float" office:value="0" calcext:value-type="float">
            <text:p>0.00</text:p>
          </table:table-cell>
          <table:table-cell table:style-name="ce9" table:formula="of:=SUM([.E6:.P6])" office:value-type="float" office:value="446450.0076" calcext:value-type="float">
            <text:p>446,450.01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Ventas y operaciones (tarifa 0)</text:p>
          </table:table-cell>
          <table:table-cell table:style-name="ce15" table:formula="of:=68675.86+859062.51+147773.72" office:value-type="float" office:value="1075512.09" calcext:value-type="float">
            <text:p>1,075,512.09</text:p>
          </table:table-cell>
          <table:table-cell table:style-name="ce15" table:formula="of:=103643.26+1048173.97+156254.61" office:value-type="float" office:value="1308071.84" calcext:value-type="float">
            <text:p>1,308,071.84</text:p>
          </table:table-cell>
          <table:table-cell table:style-name="ce15" table:formula="of:=110383.94+1170919.88+165366.37" office:value-type="float" office:value="1446670.19" calcext:value-type="float">
            <text:p>1,446,670.19</text:p>
          </table:table-cell>
          <table:table-cell table:style-name="ce15" table:formula="of:=129506.85+1024199.38+313124.58" office:value-type="float" office:value="1466830.81" calcext:value-type="float">
            <text:p>1,466,830.81</text:p>
          </table:table-cell>
          <table:table-cell table:style-name="ce15" table:formula="of:=90254.37+952353.25+230249.06" office:value-type="float" office:value="1272856.68" calcext:value-type="float">
            <text:p>1,272,856.68</text:p>
          </table:table-cell>
          <table:table-cell table:style-name="ce15" table:formula="of:=164384.42+1387692.15+137114.6" office:value-type="float" office:value="1689191.17" calcext:value-type="float">
            <text:p>1,689,191.17</text:p>
          </table:table-cell>
          <table:table-cell table:style-name="ce15" table:formula="of:=295658.14+1672490.13+318043.24" office:value-type="float" office:value="2286191.51" calcext:value-type="float">
            <text:p>2,286,191.51</text:p>
          </table:table-cell>
          <table:table-cell table:style-name="ce15" table:formula="of:=228824.27+2252909.95+136433.3" office:value-type="float" office:value="2618167.52" calcext:value-type="float">
            <text:p>2,618,167.52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9" table:formula="of:=SUM([.E7:.P7])" office:value-type="float" office:value="13163491.81" calcext:value-type="float">
            <text:p>13,163,491.81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2"/>
          <table:table-cell table:style-name="ce9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 office:value-type="string" calcext:value-type="string">
            <text:p>Valor bruto de Compras</text:p>
          </table:table-cell>
          <table:table-cell table:style-name="ce15" table:formula="of:=162896.91+1772+95331.99" office:value-type="float" office:value="260000.9" calcext:value-type="float">
            <text:p>260,000.90</text:p>
          </table:table-cell>
          <table:table-cell table:style-name="ce15" table:formula="of:=242227.92+68654.15" office:value-type="float" office:value="310882.07" calcext:value-type="float">
            <text:p>310,882.07</text:p>
          </table:table-cell>
          <table:table-cell table:style-name="ce15" table:formula="of:=176253.37+25213.57+60589.26+134317.16" office:value-type="float" office:value="396373.36" calcext:value-type="float">
            <text:p>396,373.36</text:p>
          </table:table-cell>
          <table:table-cell table:style-name="ce15" table:formula="of:=584395.98+65518.7" office:value-type="float" office:value="649914.68" calcext:value-type="float">
            <text:p>649,914.68</text:p>
          </table:table-cell>
          <table:table-cell table:style-name="ce15" table:formula="of:=310614.81+44257.3+29148.67" office:value-type="float" office:value="384020.78" calcext:value-type="float">
            <text:p>384,020.78</text:p>
          </table:table-cell>
          <table:table-cell table:style-name="ce15" table:formula="of:=463957.09+126371.36+57864.58" office:value-type="float" office:value="648193.03" calcext:value-type="float">
            <text:p>648,193.03</text:p>
          </table:table-cell>
          <table:table-cell table:style-name="ce15" table:formula="of:=391924.58+68865.1+89960.75" office:value-type="float" office:value="550750.43" calcext:value-type="float">
            <text:p>550,750.43</text:p>
          </table:table-cell>
          <table:table-cell table:style-name="ce15" table:formula="of:=237925.02+118695.35+1565109.33" office:value-type="float" office:value="1921729.7" calcext:value-type="float">
            <text:p>1,921,729.70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9" table:formula="of:=SUM([.E9:.P9])" office:value-type="float" office:value="5121864.95" calcext:value-type="float">
            <text:p>5,121,864.95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 office:value-type="string" calcext:value-type="string">
            <text:p>Valor diferencia entre V. Bruto y V. Neto</text:p>
          </table:table-cell>
          <table:table-cell table:style-name="ce15" office:value-type="float" office:value="65.95" calcext:value-type="float">
            <text:p>65.95</text:p>
          </table:table-cell>
          <table:table-cell table:style-name="ce15" office:value-type="float" office:value="408.25" calcext:value-type="float">
            <text:p>408.25</text:p>
          </table:table-cell>
          <table:table-cell table:style-name="ce15" office:value-type="float" office:value="208.57" calcext:value-type="float">
            <text:p>208.57</text:p>
          </table:table-cell>
          <table:table-cell table:style-name="ce15" office:value-type="float" office:value="123.84" calcext:value-type="float">
            <text:p>123.84</text:p>
          </table:table-cell>
          <table:table-cell table:style-name="ce15" office:value-type="float" office:value="62.86" calcext:value-type="float">
            <text:p>62.86</text:p>
          </table:table-cell>
          <table:table-cell table:style-name="ce15" office:value-type="float" office:value="27005.76" calcext:value-type="float">
            <text:p>27,005.76</text:p>
          </table:table-cell>
          <table:table-cell table:style-name="ce15" office:value-type="float" office:value="112.74" calcext:value-type="float">
            <text:p>112.74</text:p>
          </table:table-cell>
          <table:table-cell table:style-name="ce15" office:value-type="float" office:value="3.25" calcext:value-type="float">
            <text:p>3.25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9" table:formula="of:=SUM([.E10:.P10])" office:value-type="float" office:value="27991.22" calcext:value-type="float">
            <text:p>27,991.22</text:p>
          </table:table-cell>
          <table:table-cell table:number-columns-repeated="1007"/>
        </table:table-row>
        <table:table-row table:style-name="ro1">
          <table:table-cell/>
          <table:table-cell table:style-name="ce27" office:value-type="string" calcext:value-type="string" table:number-columns-spanned="1" table:number-rows-spanned="3">
            <text:p>Gastos</text:p>
          </table:table-cell>
          <table:table-cell table:style-name="ce6" office:value-type="float" office:value="509" calcext:value-type="float">
            <text:p>509</text:p>
          </table:table-cell>
          <table:table-cell table:style-name="ce11" office:value-type="string" calcext:value-type="string">
            <text:p>Total de Adquisiciones y Pagos</text:p>
          </table:table-cell>
          <table:table-cell table:style-name="ce16" table:formula="of:=[.E9]-[.E10]" office:value-type="float" office:value="259934.95" calcext:value-type="float">
            <text:p>259,934.95</text:p>
          </table:table-cell>
          <table:table-cell table:style-name="ce16" table:formula="of:=[.F9]-[.F10]" office:value-type="float" office:value="310473.82" calcext:value-type="float">
            <text:p>310,473.82</text:p>
          </table:table-cell>
          <table:table-cell table:style-name="ce16" table:formula="of:=[.G9]-[.G10]" office:value-type="float" office:value="396164.79" calcext:value-type="float">
            <text:p>396,164.79</text:p>
          </table:table-cell>
          <table:table-cell table:style-name="ce16" table:formula="of:=[.H9]-[.H10]" office:value-type="float" office:value="649790.84" calcext:value-type="float">
            <text:p>649,790.84</text:p>
          </table:table-cell>
          <table:table-cell table:style-name="ce16" table:formula="of:=[.I9]-[.I10]" office:value-type="float" office:value="383957.92" calcext:value-type="float">
            <text:p>383,957.92</text:p>
          </table:table-cell>
          <table:table-cell table:style-name="ce16" table:formula="of:=[.J9]-[.J10]" office:value-type="float" office:value="621187.27" calcext:value-type="float">
            <text:p>621,187.27</text:p>
          </table:table-cell>
          <table:table-cell table:style-name="ce16" table:formula="of:=[.K9]-[.K10]" office:value-type="float" office:value="550637.69" calcext:value-type="float">
            <text:p>550,637.69</text:p>
          </table:table-cell>
          <table:table-cell table:style-name="ce16" table:formula="of:=[.L9]-[.L10]" office:value-type="float" office:value="1921726.45" calcext:value-type="float">
            <text:p>1,921,726.45</text:p>
          </table:table-cell>
          <table:table-cell table:style-name="ce16" table:formula="of:=[.M9]-[.M10]" office:value-type="float" office:value="0" calcext:value-type="float">
            <text:p>0.00</text:p>
          </table:table-cell>
          <table:table-cell table:style-name="ce16" table:formula="of:=[.N9]-[.N10]" office:value-type="float" office:value="0" calcext:value-type="float">
            <text:p>0.00</text:p>
          </table:table-cell>
          <table:table-cell table:style-name="ce16" table:formula="of:=[.O9]-[.O10]" office:value-type="float" office:value="0" calcext:value-type="float">
            <text:p>0.00</text:p>
          </table:table-cell>
          <table:table-cell table:style-name="ce16" table:formula="of:=[.P9]-[.P10]" office:value-type="float" office:value="0" calcext:value-type="float">
            <text:p>0.00</text:p>
          </table:table-cell>
          <table:table-cell table:style-name="ce16" table:formula="of:=SUM([.E11:.P11])" office:value-type="float" office:value="5093873.73" calcext:value-type="float">
            <text:p>5,093,873.73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529" calcext:value-type="float">
            <text:p>529</text:p>
          </table:table-cell>
          <table:table-cell table:style-name="ce7" office:value-type="string" calcext:value-type="string">
            <text:p>Impuesto Generado</text:p>
          </table:table-cell>
          <table:table-cell table:style-name="ce14" table:formula="of:=[.E11]*0.12" office:value-type="float" office:value="31192.194" calcext:value-type="float">
            <text:p>31,192.19</text:p>
          </table:table-cell>
          <table:table-cell table:style-name="ce14" table:formula="of:=[.F11]*0.12" office:value-type="float" office:value="37256.8584" calcext:value-type="float">
            <text:p>37,256.86</text:p>
          </table:table-cell>
          <table:table-cell table:style-name="ce14" table:formula="of:=[.G11]*0.12" office:value-type="float" office:value="47539.7748" calcext:value-type="float">
            <text:p>47,539.77</text:p>
          </table:table-cell>
          <table:table-cell table:style-name="ce14" table:formula="of:=[.H11]*0.12" office:value-type="float" office:value="77974.9008" calcext:value-type="float">
            <text:p>77,974.90</text:p>
          </table:table-cell>
          <table:table-cell table:style-name="ce14" table:formula="of:=[.I11]*0.12" office:value-type="float" office:value="46074.9504" calcext:value-type="float">
            <text:p>46,074.95</text:p>
          </table:table-cell>
          <table:table-cell table:style-name="ce14" table:formula="of:=[.J11]*0.12" office:value-type="float" office:value="74542.4724" calcext:value-type="float">
            <text:p>74,542.47</text:p>
          </table:table-cell>
          <table:table-cell table:style-name="ce14" table:formula="of:=[.K11]*0.12" office:value-type="float" office:value="66076.5228" calcext:value-type="float">
            <text:p>66,076.52</text:p>
          </table:table-cell>
          <table:table-cell table:style-name="ce14" table:formula="of:=[.L11]*0.12" office:value-type="float" office:value="230607.174" calcext:value-type="float">
            <text:p>230,607.17</text:p>
          </table:table-cell>
          <table:table-cell table:style-name="ce14" table:formula="of:=[.M11]*0.12" office:value-type="float" office:value="0" calcext:value-type="float">
            <text:p>0.00</text:p>
          </table:table-cell>
          <table:table-cell table:style-name="ce14" table:formula="of:=[.N11]*0.12" office:value-type="float" office:value="0" calcext:value-type="float">
            <text:p>0.00</text:p>
          </table:table-cell>
          <table:table-cell table:style-name="ce14" table:formula="of:=[.O11]*0.12" office:value-type="float" office:value="0" calcext:value-type="float">
            <text:p>0.00</text:p>
          </table:table-cell>
          <table:table-cell table:style-name="ce14" table:formula="of:=[.P11]*0.12" office:value-type="float" office:value="0" calcext:value-type="float">
            <text:p>0.00</text:p>
          </table:table-cell>
          <table:table-cell table:style-name="ce15" table:formula="of:=SUM([.E12:.P12])" office:value-type="float" office:value="611264.8476" calcext:value-type="float">
            <text:p>611,264.85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507" calcext:value-type="float">
            <text:p>507</text:p>
          </table:table-cell>
          <table:table-cell table:style-name="ce7" office:value-type="string" calcext:value-type="string">
            <text:p>Total de Adquisiciones y Pagos (tarifa 0)</text:p>
          </table:table-cell>
          <table:table-cell table:style-name="ce15" table:formula="of:=749698.81+44171.63+846" office:value-type="float" office:value="794716.44" calcext:value-type="float">
            <text:p>794,716.44</text:p>
          </table:table-cell>
          <table:table-cell table:style-name="ce15" table:formula="of:=884027.41+29555.58+920" office:value-type="float" office:value="914502.99" calcext:value-type="float">
            <text:p>914,502.99</text:p>
          </table:table-cell>
          <table:table-cell table:style-name="ce15" table:formula="of:=57445.17+111727.58+1530" office:value-type="float" office:value="170702.75" calcext:value-type="float">
            <text:p>170,702.75</text:p>
          </table:table-cell>
          <table:table-cell table:style-name="ce15" table:formula="of:=1666198.34+123628.94+1680" office:value-type="float" office:value="1791507.28" calcext:value-type="float">
            <text:p>1,791,507.28</text:p>
          </table:table-cell>
          <table:table-cell table:style-name="ce15" table:formula="of:=400015.46+124666.31+343" office:value-type="float" office:value="525024.77" calcext:value-type="float">
            <text:p>525,024.77</text:p>
          </table:table-cell>
          <table:table-cell table:style-name="ce15" office:value-type="float" office:value="0" calcext:value-type="float">
            <text:p>0.00</text:p>
          </table:table-cell>
          <table:table-cell table:style-name="ce15" table:formula="of:=1338296.35+163866.42+2100" office:value-type="float" office:value="1504262.77" calcext:value-type="float">
            <text:p>1,504,262.77</text:p>
          </table:table-cell>
          <table:table-cell table:style-name="ce15" table:formula="of:=1346882.23+46155.19+1680" office:value-type="float" office:value="1394717.42" calcext:value-type="float">
            <text:p>1,394,717.42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table:formula="of:=SUM([.E13:.P13])" office:value-type="float" office:value="7095434.42" calcext:value-type="float">
            <text:p>7,095,434.42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563" calcext:value-type="float">
            <text:p>563</text:p>
          </table:table-cell>
          <table:table-cell table:style-name="ce7" office:value-type="string" calcext:value-type="string">
            <text:p>Factor de Proporcionalidad</text:p>
          </table:table-cell>
          <table:table-cell table:style-name="ce15" office:value-type="float" office:value="0.9603" calcext:value-type="float">
            <text:p>0.96</text:p>
          </table:table-cell>
          <table:table-cell table:style-name="ce15" office:value-type="float" office:value="0.94" calcext:value-type="float">
            <text:p>0.94</text:p>
          </table:table-cell>
          <table:table-cell table:style-name="ce15" office:value-type="float" office:value="0.9394" calcext:value-type="float">
            <text:p>0.94</text:p>
          </table:table-cell>
          <table:table-cell table:style-name="ce15" office:value-type="float" office:value="0.9344" calcext:value-type="float">
            <text:p>0.93</text:p>
          </table:table-cell>
          <table:table-cell table:style-name="ce15" office:value-type="float" office:value="0.9566" calcext:value-type="float">
            <text:p>0.96</text:p>
          </table:table-cell>
          <table:table-cell table:style-name="ce15" office:value-type="float" office:value="9199" calcext:value-type="float">
            <text:p>9,199.00</text:p>
          </table:table-cell>
          <table:table-cell table:style-name="ce15" office:value-type="float" office:value="0.8889" calcext:value-type="float">
            <text:p>0.89</text:p>
          </table:table-cell>
          <table:table-cell table:style-name="ce15" office:value-type="float" office:value="0.9268" calcext:value-type="float">
            <text:p>0.93</text:p>
          </table:table-cell>
          <table:table-cell table:number-columns-repeated="4" table:style-name="ce15" office:value-type="float" office:value="1" calcext:value-type="float">
            <text:p>1.00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564" calcext:value-type="float">
            <text:p>564</text:p>
          </table:table-cell>
          <table:table-cell table:style-name="ce7" office:value-type="string" calcext:value-type="string">
            <text:p>Credito Tributario aplicable para este periodo</text:p>
          </table:table-cell>
          <table:table-cell table:style-name="ce15" office:value-type="float" office:value="18974.19" calcext:value-type="float">
            <text:p>18,974.19</text:p>
          </table:table-cell>
          <table:table-cell table:style-name="ce15" office:value-type="float" office:value="27323.31" calcext:value-type="float">
            <text:p>27,323.31</text:p>
          </table:table-cell>
          <table:table-cell table:style-name="ce15" office:value-type="float" office:value="37828.76" calcext:value-type="float">
            <text:p>37,828.76</text:p>
          </table:table-cell>
          <table:table-cell table:style-name="ce15" office:value-type="float" office:value="65527.15" calcext:value-type="float">
            <text:p>65,527.15</text:p>
          </table:table-cell>
          <table:table-cell table:style-name="ce15" office:value-type="float" office:value="38994.91" calcext:value-type="float">
            <text:p>38,994.91</text:p>
          </table:table-cell>
          <table:table-cell table:style-name="ce15" office:value-type="float" office:value="54621.74" calcext:value-type="float">
            <text:p>54,621.74</text:p>
          </table:table-cell>
          <table:table-cell table:style-name="ce15" office:value-type="float" office:value="51401.58" calcext:value-type="float">
            <text:p>51,401.58</text:p>
          </table:table-cell>
          <table:table-cell table:style-name="ce15" office:value-type="float" office:value="194008.83" calcext:value-type="float">
            <text:p>194,008.83</text:p>
          </table:table-cell>
          <table:table-cell table:style-name="ce15" table:formula="of:=[.M12]*[.M15]" office:value-type="float" office:value="0" calcext:value-type="float">
            <text:p>0.00</text:p>
          </table:table-cell>
          <table:table-cell table:style-name="ce15" table:formula="of:=[.N12]*[.N15]" office:value-type="float" office:value="0" calcext:value-type="float">
            <text:p>0.00</text:p>
          </table:table-cell>
          <table:table-cell table:style-name="ce15" table:formula="of:=[.O12]*[.O15]" office:value-type="float" office:value="0" calcext:value-type="float">
            <text:p>0.00</text:p>
          </table:table-cell>
          <table:table-cell table:style-name="ce15" table:formula="of:=[.P12]*[.P15]" office:value-type="float" office:value="0" calcext:value-type="float">
            <text:p>0.00</text:p>
          </table:table-cell>
          <table:table-cell table:style-name="ce15" table:formula="of:=SUM([.E16:.P16])" office:value-type="float" office:value="488680.47" calcext:value-type="float">
            <text:p>488,680.47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601" calcext:value-type="float">
            <text:p>601</text:p>
          </table:table-cell>
          <table:table-cell table:style-name="ce7" office:value-type="string" calcext:value-type="string">
            <text:p>Impuesto Causado</text:p>
          </table:table-cell>
          <table:table-cell table:style-name="ce15" table:formula="of:=IF(([.E6]-[.E16])&gt;0;[.E6]-[.E16];0)" office:value-type="float" office:value="59781.9396" calcext:value-type="float">
            <text:p>59,781.94</text:p>
          </table:table-cell>
          <table:table-cell table:style-name="ce15" table:formula="of:=IF(([.F6]-[.F16])&gt;0;[.F6]-[.F16];0)" office:value-type="float" office:value="23140.1148" calcext:value-type="float">
            <text:p>23,140.11</text:p>
          </table:table-cell>
          <table:table-cell table:style-name="ce15" table:formula="of:=IF(([.G6]-[.G16])&gt;0;[.G6]-[.G16];0)" office:value-type="float" office:value="8221.9468" calcext:value-type="float">
            <text:p>8,221.95</text:p>
          </table:table-cell>
          <table:table-cell table:style-name="ce15" table:formula="of:=IF(([.H6]-[.H16])&gt;0;[.H6]-[.H16];0)" office:value-type="float" office:value="0" calcext:value-type="float">
            <text:p>0.00</text:p>
          </table:table-cell>
          <table:table-cell table:style-name="ce15" table:formula="of:=IF(([.I6]-[.I16])&gt;0;[.I6]-[.I16];0)" office:value-type="float" office:value="22725.1568" calcext:value-type="float">
            <text:p>22,725.16</text:p>
          </table:table-cell>
          <table:table-cell table:style-name="ce15" table:formula="of:=IF(([.J6]-[.J16])&gt;0;[.J6]-[.J16];0)" office:value-type="float" office:value="0" calcext:value-type="float">
            <text:p>0.00</text:p>
          </table:table-cell>
          <table:table-cell table:style-name="ce15" table:formula="of:=IF(([.K6]-[.K16])&gt;0;[.K6]-[.K16];0)" office:value-type="float" office:value="0" calcext:value-type="float">
            <text:p>0.00</text:p>
          </table:table-cell>
          <table:table-cell table:style-name="ce15" table:formula="of:=IF(([.L6]-[.L16])&gt;0;[.L6]-[.L16];0)" office:value-type="float" office:value="0" calcext:value-type="float">
            <text:p>0.00</text:p>
          </table:table-cell>
          <table:table-cell table:style-name="ce15" table:formula="of:=IF(([.M6]-[.M16])&gt;0;[.M6]-[.M16];0)" office:value-type="float" office:value="0" calcext:value-type="float">
            <text:p>0.00</text:p>
          </table:table-cell>
          <table:table-cell table:style-name="ce15" table:formula="of:=IF(([.N6]-[.N16])&gt;0;[.N6]-[.N16];0)" office:value-type="float" office:value="0" calcext:value-type="float">
            <text:p>0.00</text:p>
          </table:table-cell>
          <table:table-cell table:style-name="ce15" table:formula="of:=IF(([.O6]-[.O16])&gt;0;[.O6]-[.O16];0)" office:value-type="float" office:value="0" calcext:value-type="float">
            <text:p>0.00</text:p>
          </table:table-cell>
          <table:table-cell table:style-name="ce15" table:formula="of:=IF(([.P6]-[.P16])&gt;0;[.P6]-[.P16];0)" office:value-type="float" office:value="0" calcext:value-type="float">
            <text:p>0.00</text:p>
          </table:table-cell>
          <table:table-cell table:style-name="ce15" table:formula="of:=SUM([.E17:.P17])" office:value-type="float" office:value="113869.158" calcext:value-type="float">
            <text:p>113,869.16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602" calcext:value-type="float">
            <text:p>602</text:p>
          </table:table-cell>
          <table:table-cell table:style-name="ce7" office:value-type="string" calcext:value-type="string">
            <text:p>Credito Tributario aplicable para este periodo</text:p>
          </table:table-cell>
          <table:table-cell table:style-name="ce15" table:formula="of:=IF(([.E6]-[.E12])&lt;0;[.E12]-[.E6];0)" office:value-type="float" office:value="0" calcext:value-type="float">
            <text:p>0.00</text:p>
          </table:table-cell>
          <table:table-cell table:style-name="ce15" table:formula="of:=IF(([.F6]-[.F12])&lt;0;[.F12]-[.F6];0)" office:value-type="float" office:value="0" calcext:value-type="float">
            <text:p>0.00</text:p>
          </table:table-cell>
          <table:table-cell table:style-name="ce15" table:formula="of:=IF(([.G6]-[.G16])&lt;0;[.G16]-[.G6];0)" office:value-type="float" office:value="0" calcext:value-type="float">
            <text:p>0.00</text:p>
          </table:table-cell>
          <table:table-cell table:style-name="ce15" table:formula="of:=IF(([.H6]-[.H16])&lt;0;[.H16]-[.H6];0)" office:value-type="float" office:value="4594.8148" calcext:value-type="float">
            <text:p>4,594.81</text:p>
          </table:table-cell>
          <table:table-cell table:style-name="ce15" table:formula="of:=IF(([.I6]-[.I16])&lt;0;[.I16]-[.I6];0)" office:value-type="float" office:value="0" calcext:value-type="float">
            <text:p>0.00</text:p>
          </table:table-cell>
          <table:table-cell table:style-name="ce15" table:formula="of:=IF(([.J6]-[.J16])&lt;0;[.J16]-[.J6];0)" office:value-type="float" office:value="12515.7932" calcext:value-type="float">
            <text:p>12,515.79</text:p>
          </table:table-cell>
          <table:table-cell table:style-name="ce15" table:formula="of:=IF(([.K6]-[.K16])&lt;0;[.K16]-[.K6];0)" office:value-type="float" office:value="3228.7308" calcext:value-type="float">
            <text:p>3,228.73</text:p>
          </table:table-cell>
          <table:table-cell table:style-name="ce15" table:formula="of:=IF(([.L6]-[.L16])&lt;0;[.L16]-[.L6];0)" office:value-type="float" office:value="135760.2816" calcext:value-type="float">
            <text:p>135,760.28</text:p>
          </table:table-cell>
          <table:table-cell table:style-name="ce15" table:formula="of:=IF(([.M6]-[.M16])&lt;0;[.M16]-[.M6];0)" office:value-type="float" office:value="0" calcext:value-type="float">
            <text:p>0.00</text:p>
          </table:table-cell>
          <table:table-cell table:style-name="ce15" table:formula="of:=IF(([.N6]-[.N16])&lt;0;[.N16]-[.N6];0)" office:value-type="float" office:value="0" calcext:value-type="float">
            <text:p>0.00</text:p>
          </table:table-cell>
          <table:table-cell table:style-name="ce15" table:formula="of:=IF(([.O6]-[.O16])&lt;0;[.O16]-[.O6];0)" office:value-type="float" office:value="0" calcext:value-type="float">
            <text:p>0.00</text:p>
          </table:table-cell>
          <table:table-cell table:style-name="ce15" table:formula="of:=IF(([.P6]-[.P16])&lt;0;[.P16]-[.P6];0)" office:value-type="float" office:value="0" calcext:value-type="float">
            <text:p>0.00</text:p>
          </table:table-cell>
          <table:table-cell table:style-name="ce15" table:formula="of:=SUM([.E18:.P18])" office:value-type="float" office:value="156099.6204" calcext:value-type="float">
            <text:p>156,099.62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27" office:value-type="string" calcext:value-type="string" table:number-columns-spanned="1" table:number-rows-spanned="3">
            <text:p>Impuestos</text:p>
          </table:table-cell>
          <table:table-cell table:style-name="ce6" office:value-type="float" office:value="605" calcext:value-type="float">
            <text:p>605</text:p>
          </table:table-cell>
          <table:table-cell table:style-name="ce7" office:value-type="string" calcext:value-type="string">
            <text:p>Saldo de Credito Tributario para el mes anterior</text:p>
          </table:table-cell>
          <table:table-cell table:style-name="ce15" office:value-type="float" office:value="0" calcext:value-type="float">
            <text:p>0.00</text:p>
          </table:table-cell>
          <table:table-cell table:style-name="ce15" table:formula="of:=IF([.E21]&lt;0;0;[.E21])" office:value-type="float" office:value="0" calcext:value-type="float">
            <text:p>0.00</text:p>
          </table:table-cell>
          <table:table-cell table:style-name="ce15" table:formula="of:=IF([.F21]&lt;0;0;[.F21])" office:value-type="float" office:value="0" calcext:value-type="float">
            <text:p>0.00</text:p>
          </table:table-cell>
          <table:table-cell table:style-name="ce15" table:formula="of:=IF([.G21]&lt;0;0;[.G21])" office:value-type="float" office:value="0" calcext:value-type="float">
            <text:p>0.00</text:p>
          </table:table-cell>
          <table:table-cell table:style-name="ce15" table:formula="of:=IF([.H21]&lt;0;0;[.H21])" office:value-type="float" office:value="4594.8148" calcext:value-type="float">
            <text:p>4,594.81</text:p>
          </table:table-cell>
          <table:table-cell table:style-name="ce15" table:formula="of:=IF([.I21]&lt;0;0;[.I21])" office:value-type="float" office:value="0" calcext:value-type="float">
            <text:p>0.00</text:p>
          </table:table-cell>
          <table:table-cell table:style-name="ce15" table:formula="of:=IF([.J21]&lt;0;0;[.J21])" office:value-type="float" office:value="12515.7932" calcext:value-type="float">
            <text:p>12,515.79</text:p>
          </table:table-cell>
          <table:table-cell table:style-name="ce15" table:formula="of:=IF([.K21]&lt;0;0;[.K21])" office:value-type="float" office:value="15744.524" calcext:value-type="float">
            <text:p>15,744.52</text:p>
          </table:table-cell>
          <table:table-cell table:style-name="ce15" table:formula="of:=IF([.L21]&lt;0;0;[.L21])" office:value-type="float" office:value="151504.8056" calcext:value-type="float">
            <text:p>151,504.81</text:p>
          </table:table-cell>
          <table:table-cell table:style-name="ce15" table:formula="of:=IF([.M21]&lt;0;0;[.M21])" office:value-type="float" office:value="151504.8056" calcext:value-type="float">
            <text:p>151,504.81</text:p>
          </table:table-cell>
          <table:table-cell table:style-name="ce15" table:formula="of:=IF([.N21]&lt;0;0;[.N21])" office:value-type="float" office:value="151504.8056" calcext:value-type="float">
            <text:p>151,504.81</text:p>
          </table:table-cell>
          <table:table-cell table:style-name="ce15" table:formula="of:=IF([.O21]&lt;0;0;[.O21])" office:value-type="float" office:value="151504.8056" calcext:value-type="float">
            <text:p>151,504.81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Saldo de Credito Tributario para el Proximo Mes</text:p>
          </table:table-cell>
          <table:table-cell table:style-name="ce17" table:formula="of:=[.E20]+[.E18]-[.E17]" office:value-type="float" office:value="-59781.9396" calcext:value-type="float">
            <text:p>-59,781.94</text:p>
          </table:table-cell>
          <table:table-cell table:style-name="ce17" table:formula="of:=[.F20]+[.F18]-[.F17]" office:value-type="float" office:value="-23140.1148" calcext:value-type="float">
            <text:p>-23,140.11</text:p>
          </table:table-cell>
          <table:table-cell table:style-name="ce17" table:formula="of:=[.G20]+[.G18]-[.G17]" office:value-type="float" office:value="-8221.9468" calcext:value-type="float">
            <text:p>-8,221.95</text:p>
          </table:table-cell>
          <table:table-cell table:style-name="ce17" table:formula="of:=[.H20]+[.H18]-[.H17]" office:value-type="float" office:value="4594.8148" calcext:value-type="float">
            <text:p>4,594.81</text:p>
          </table:table-cell>
          <table:table-cell table:style-name="ce17" table:formula="of:=[.I20]+[.I18]-[.I17]" office:value-type="float" office:value="-18130.342" calcext:value-type="float">
            <text:p>-18,130.34</text:p>
          </table:table-cell>
          <table:table-cell table:style-name="ce17" table:formula="of:=[.J20]+[.J18]-[.J17]" office:value-type="float" office:value="12515.7932" calcext:value-type="float">
            <text:p>12,515.79</text:p>
          </table:table-cell>
          <table:table-cell table:style-name="ce17" table:formula="of:=[.K20]+[.K18]-[.K17]" office:value-type="float" office:value="15744.524" calcext:value-type="float">
            <text:p>15,744.52</text:p>
          </table:table-cell>
          <table:table-cell table:style-name="ce17" table:formula="of:=[.L20]+[.L18]-[.L17]" office:value-type="float" office:value="151504.8056" calcext:value-type="float">
            <text:p>151,504.81</text:p>
          </table:table-cell>
          <table:table-cell table:style-name="ce17" table:formula="of:=[.M20]+[.M18]-[.M17]" office:value-type="float" office:value="151504.8056" calcext:value-type="float">
            <text:p>151,504.81</text:p>
          </table:table-cell>
          <table:table-cell table:style-name="ce17" table:formula="of:=[.N20]+[.N18]-[.N17]" office:value-type="float" office:value="151504.8056" calcext:value-type="float">
            <text:p>151,504.81</text:p>
          </table:table-cell>
          <table:table-cell table:style-name="ce17" table:formula="of:=[.O20]+[.O18]-[.O17]" office:value-type="float" office:value="151504.8056" calcext:value-type="float">
            <text:p>151,504.81</text:p>
          </table:table-cell>
          <table:table-cell table:style-name="ce17" table:formula="of:=[.P20]+[.P18]-[.P17]" office:value-type="float" office:value="151504.8056" calcext:value-type="float">
            <text:p>151,504.81</text:p>
          </table:table-cell>
          <table:table-cell table:style-name="ce17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de Impuesto a Pagar por Recepcion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4">
            <text:p>Retenciones</text:p>
            <text:p>Recibidas</text:p>
          </table:table-cell>
          <table:table-cell table:style-name="ce6"/>
          <table:table-cell table:style-name="ce7" office:value-type="string" calcext:value-type="string">
            <text:p>Retenciones efectuadas en este periodo</text:p>
          </table:table-cell>
          <table:table-cell table:style-name="ce15" office:value-type="float" office:value="20303.48" calcext:value-type="float">
            <text:p>20,303.48</text:p>
          </table:table-cell>
          <table:table-cell table:style-name="ce15" office:value-type="float" office:value="15813.68" calcext:value-type="float">
            <text:p>15,813.68</text:p>
          </table:table-cell>
          <table:table-cell table:style-name="ce15" office:value-type="float" office:value="11724.27" calcext:value-type="float">
            <text:p>11,724.27</text:p>
          </table:table-cell>
          <table:table-cell table:style-name="ce15" office:value-type="float" office:value="16265.82" calcext:value-type="float">
            <text:p>16,265.82</text:p>
          </table:table-cell>
          <table:table-cell table:style-name="ce15" office:value-type="float" office:value="15982.24" calcext:value-type="float">
            <text:p>15,982.24</text:p>
          </table:table-cell>
          <table:table-cell table:style-name="ce15" office:value-type="float" office:value="16659.21" calcext:value-type="float">
            <text:p>16,659.21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15387.48" calcext:value-type="float">
            <text:p>15,387.48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table:formula="of:=SUM([.E24:.P24])" office:value-type="float" office:value="112136.18" calcext:value-type="float">
            <text:p>112,136.18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606" calcext:value-type="float">
            <text:p>606</text:p>
          </table:table-cell>
          <table:table-cell table:style-name="ce7" office:value-type="string" calcext:value-type="string">
            <text:p>Saldo de Credito Tributario para el mes anterior</text:p>
          </table:table-cell>
          <table:table-cell table:style-name="ce15" office:value-type="float" office:value="0" calcext:value-type="float">
            <text:p>0.00</text:p>
          </table:table-cell>
          <table:table-cell table:style-name="ce15" table:formula="of:=[.E26]+[.E27]" office:value-type="float" office:value="0.000400000011723023" calcext:value-type="float">
            <text:p>0.00</text:p>
          </table:table-cell>
          <table:table-cell table:style-name="ce15" table:formula="of:=[.F26]+[.F27]" office:value-type="float" office:value="-0.00439999997979612" calcext:value-type="float">
            <text:p>0.00</text:p>
          </table:table-cell>
          <table:table-cell table:style-name="ce50" table:formula="of:=[.G26]+[.G27]" office:value-type="float" office:value="3502.31880000002" calcext:value-type="float">
            <text:p>3,502.32</text:p>
          </table:table-cell>
          <table:table-cell table:style-name="ce15" table:formula="of:=[.H26]+[.H27]" office:value-type="float" office:value="19768.1388" calcext:value-type="float">
            <text:p>19,768.14</text:p>
          </table:table-cell>
          <table:table-cell table:style-name="ce15" table:formula="of:=[.I26]+[.I27]" office:value-type="float" office:value="17620.0368" calcext:value-type="float">
            <text:p>17,620.04</text:p>
          </table:table-cell>
          <table:table-cell table:style-name="ce15" table:formula="of:=[.J26]+[.J27]" office:value-type="float" office:value="34279.2468" calcext:value-type="float">
            <text:p>34,279.25</text:p>
          </table:table-cell>
          <table:table-cell table:style-name="ce50" table:formula="of:=[.K26]+[.K27]" office:value-type="float" office:value="34279.2468" calcext:value-type="float">
            <text:p>34,279.25</text:p>
          </table:table-cell>
          <table:table-cell table:style-name="ce15" table:formula="of:=[.L26]+[.L27]" office:value-type="float" office:value="49666.7268" calcext:value-type="float">
            <text:p>49,666.73</text:p>
          </table:table-cell>
          <table:table-cell table:style-name="ce15" table:formula="of:=[.M26]+[.M27]" office:value-type="float" office:value="49666.7268" calcext:value-type="float">
            <text:p>49,666.73</text:p>
          </table:table-cell>
          <table:table-cell table:style-name="ce15" table:formula="of:=[.N26]+[.N27]" office:value-type="float" office:value="49666.7268" calcext:value-type="float">
            <text:p>49,666.73</text:p>
          </table:table-cell>
          <table:table-cell table:style-name="ce15" table:formula="of:=[.O26]+[.O27]" office:value-type="float" office:value="49666.7268" calcext:value-type="float">
            <text:p>49,666.73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Saldo de Credito Tributario para el Proximo Mes</text:p>
          </table:table-cell>
          <table:table-cell table:style-name="ce17" table:formula="of:=IF([.E21]&lt;0;[.E25]+[.E24]+[.E21];[.E25]+[.E24])" office:value-type="float" office:value="-39478.4596" calcext:value-type="float">
            <text:p>-39,478.46</text:p>
          </table:table-cell>
          <table:table-cell table:style-name="ce17" table:formula="of:=IF([.F21]&lt;0;[.F25]+[.F24]+[.F21];[.F25]+[.F24])" office:value-type="float" office:value="-7326.43439999998" calcext:value-type="float">
            <text:p>-7,326.43</text:p>
          </table:table-cell>
          <table:table-cell table:style-name="ce17" table:formula="of:=IF([.G21]&lt;0;[.G25]+[.G24]+[.G21];[.G25]+[.G24])" office:value-type="float" office:value="3502.31880000002" calcext:value-type="float">
            <text:p>3,502.32</text:p>
          </table:table-cell>
          <table:table-cell table:style-name="ce17" table:formula="of:=IF([.H21]&lt;0;[.H25]+[.H24]+[.H21];[.H25]+[.H24]-[.H29])" office:value-type="float" office:value="19768.1388" calcext:value-type="float">
            <text:p>19,768.14</text:p>
          </table:table-cell>
          <table:table-cell table:style-name="ce17" table:formula="of:=IF([.I21]&lt;0;[.I25]+[.I24]+[.I21];[.I25]+[.I24])" office:value-type="float" office:value="17620.0368" calcext:value-type="float">
            <text:p>17,620.04</text:p>
          </table:table-cell>
          <table:table-cell table:style-name="ce17" table:formula="of:=IF([.J21]&lt;0;[.J25]+[.J24]+[.J21];[.J25]+[.J24])" office:value-type="float" office:value="34279.2468" calcext:value-type="float">
            <text:p>34,279.25</text:p>
          </table:table-cell>
          <table:table-cell table:style-name="ce17" table:formula="of:=IF([.K21]&lt;0;[.K25]+[.K24]+[.K21];[.K25]+[.K24])" office:value-type="float" office:value="34279.2468" calcext:value-type="float">
            <text:p>34,279.25</text:p>
          </table:table-cell>
          <table:table-cell table:style-name="ce17" table:formula="of:=IF([.L21]&lt;0;[.L25]+[.L24]+[.L21];[.L25]+[.L24])" office:value-type="float" office:value="49666.7268" calcext:value-type="float">
            <text:p>49,666.73</text:p>
          </table:table-cell>
          <table:table-cell table:style-name="ce17" table:formula="of:=IF([.M21]&lt;0;[.M25]+[.M24]+[.M21];[.M25]+[.M24])" office:value-type="float" office:value="49666.7268" calcext:value-type="float">
            <text:p>49,666.73</text:p>
          </table:table-cell>
          <table:table-cell table:style-name="ce17" table:formula="of:=IF([.N21]&lt;0;[.N25]+[.N24]+[.N21];[.N25]+[.N24])" office:value-type="float" office:value="49666.7268" calcext:value-type="float">
            <text:p>49,666.73</text:p>
          </table:table-cell>
          <table:table-cell table:style-name="ce17" table:formula="of:=IF([.O21]&lt;0;[.O25]+[.O24]+[.O21];[.O25]+[.O24])" office:value-type="float" office:value="49666.7268" calcext:value-type="float">
            <text:p>49,666.73</text:p>
          </table:table-cell>
          <table:table-cell table:style-name="ce17" table:formula="of:=IF([.P21]&lt;0;[.P25]+[.P24]+[.P21];[.P25]+[.P24])" office:value-type="float" office:value="49666.7268" calcext:value-type="float">
            <text:p>49,666.73</text:p>
          </table:table-cell>
          <table:table-cell table:style-name="ce17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de Impuesto a Pagar por Retencion</text:p>
          </table:table-cell>
          <table:table-cell table:style-name="ce15" office:value-type="float" office:value="39478.46" calcext:value-type="float">
            <text:p>39,478.46</text:p>
          </table:table-cell>
          <table:table-cell table:style-name="ce15" office:value-type="float" office:value="7326.43" calcext:value-type="float">
            <text:p>7,326.43</text:p>
          </table:table-cell>
          <table:table-cell table:number-columns-repeated="10" table:style-name="ce15" office:value-type="float" office:value="0" calcext:value-type="float">
            <text:p>0.00</text:p>
          </table:table-cell>
          <table:table-cell table:style-name="ce15" table:formula="of:=SUM([.E27:.P27])" office:value-type="float" office:value="46804.89" calcext:value-type="float">
            <text:p>46,804.8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6" office:value-type="float" office:value="613" calcext:value-type="float">
            <text:p>613</text:p>
          </table:table-cell>
          <table:table-cell table:style-name="ce7" office:value-type="string" calcext:value-type="string">
            <text:p>Ajuste por Devolución de impuestos</text:p>
          </table:table-cell>
          <table:table-cell table:style-name="ce15" table:number-columns-repeated="3"/>
          <table:table-cell table:style-name="ce15" office:value-type="float" office:value="0" calcext:value-type="float">
            <text:p>0.00</text:p>
          </table:table-cell>
          <table:table-cell table:style-name="ce15" table:number-columns-repeated="9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8">
            <text:p>Retenciones</text:p>
            <text:p>Emitidas</text:p>
          </table:table-cell>
          <table:table-cell table:style-name="ce6"/>
          <table:table-cell table:style-name="ce7" office:value-type="string" calcext:value-type="string">
            <text:p>Agente de Retencion al Impuesto al IVA</text:p>
          </table:table-cell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1" calcext:value-type="float">
            <text:p>721</text:p>
          </table:table-cell>
          <table:table-cell table:style-name="ce7" office:value-type="string" calcext:value-type="string">
            <text:p>Retencion del 10%</text:p>
          </table:table-cell>
          <table:table-cell table:style-name="ce15" office:value-type="float" office:value="1188.82" calcext:value-type="float">
            <text:p>1,188.82</text:p>
          </table:table-cell>
          <table:table-cell table:style-name="ce15" office:value-type="float" office:value="1723.12" calcext:value-type="float">
            <text:p>1,723.12</text:p>
          </table:table-cell>
          <table:table-cell table:style-name="ce15" office:value-type="float" office:value="1361.01" calcext:value-type="float">
            <text:p>1,361.01</text:p>
          </table:table-cell>
          <table:table-cell table:style-name="ce15" office:value-type="float" office:value="3259.53" calcext:value-type="float">
            <text:p>3,259.53</text:p>
          </table:table-cell>
          <table:table-cell table:style-name="ce15" office:value-type="float" office:value="2429.65" calcext:value-type="float">
            <text:p>2,429.65</text:p>
          </table:table-cell>
          <table:table-cell table:style-name="ce15" office:value-type="float" office:value="2261.24" calcext:value-type="float">
            <text:p>2,261.24</text:p>
          </table:table-cell>
          <table:table-cell table:style-name="ce15" office:value-type="float" office:value="2811.24" calcext:value-type="float">
            <text:p>2,811.24</text:p>
          </table:table-cell>
          <table:table-cell table:style-name="ce15" office:value-type="float" office:value="2209.61" calcext:value-type="float">
            <text:p>2,209.61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table:formula="of:=SUM([.E32:.P32])" office:value-type="float" office:value="17244.22" calcext:value-type="float">
            <text:p>17,244.22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3" calcext:value-type="float">
            <text:p>723</text:p>
          </table:table-cell>
          <table:table-cell table:style-name="ce7" office:value-type="string" calcext:value-type="string">
            <text:p>Retencion del 20%</text:p>
          </table:table-cell>
          <table:table-cell table:style-name="ce15" office:value-type="float" office:value="419.67" calcext:value-type="float">
            <text:p>419.67</text:p>
          </table:table-cell>
          <table:table-cell table:style-name="ce15" office:value-type="float" office:value="421.39" calcext:value-type="float">
            <text:p>421.39</text:p>
          </table:table-cell>
          <table:table-cell table:style-name="ce15" office:value-type="float" office:value="406" calcext:value-type="float">
            <text:p>406.00</text:p>
          </table:table-cell>
          <table:table-cell table:style-name="ce15" office:value-type="float" office:value="348.2" calcext:value-type="float">
            <text:p>348.20</text:p>
          </table:table-cell>
          <table:table-cell table:style-name="ce15" office:value-type="float" office:value="276.7" calcext:value-type="float">
            <text:p>276.70</text:p>
          </table:table-cell>
          <table:table-cell table:style-name="ce15" office:value-type="float" office:value="233.29" calcext:value-type="float">
            <text:p>233.29</text:p>
          </table:table-cell>
          <table:table-cell table:style-name="ce15" office:value-type="float" office:value="974.59" calcext:value-type="float">
            <text:p>974.59</text:p>
          </table:table-cell>
          <table:table-cell table:style-name="ce15" office:value-type="float" office:value="309.96" calcext:value-type="float">
            <text:p>309.96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table:formula="of:=SUM([.E33:.P33])" office:value-type="float" office:value="3389.8" calcext:value-type="float">
            <text:p>3,389.8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5" calcext:value-type="float">
            <text:p>725</text:p>
          </table:table-cell>
          <table:table-cell table:style-name="ce7" office:value-type="string" calcext:value-type="string">
            <text:p>Retencion del 30%</text:p>
          </table:table-cell>
          <table:table-cell table:style-name="ce15" office:value-type="float" office:value="1640.51" calcext:value-type="float">
            <text:p>1,640.51</text:p>
          </table:table-cell>
          <table:table-cell table:style-name="ce15" office:value-type="float" office:value="1765.02" calcext:value-type="float">
            <text:p>1,765.02</text:p>
          </table:table-cell>
          <table:table-cell table:style-name="ce15" office:value-type="float" office:value="1242.73" calcext:value-type="float">
            <text:p>1,242.73</text:p>
          </table:table-cell>
          <table:table-cell table:style-name="ce15" office:value-type="float" office:value="4117.08" calcext:value-type="float">
            <text:p>4,117.08</text:p>
          </table:table-cell>
          <table:table-cell table:style-name="ce15" office:value-type="float" office:value="3070.3" calcext:value-type="float">
            <text:p>3,070.30</text:p>
          </table:table-cell>
          <table:table-cell table:style-name="ce15" office:value-type="float" office:value="7020.77" calcext:value-type="float">
            <text:p>7,020.77</text:p>
          </table:table-cell>
          <table:table-cell table:style-name="ce15" office:value-type="float" office:value="3086.12" calcext:value-type="float">
            <text:p>3,086.12</text:p>
          </table:table-cell>
          <table:table-cell table:style-name="ce15" office:value-type="float" office:value="2156.06" calcext:value-type="float">
            <text:p>2,156.06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table:formula="of:=SUM([.E34:.P34])" office:value-type="float" office:value="24098.59" calcext:value-type="float">
            <text:p>24,098.59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7" calcext:value-type="float">
            <text:p>727</text:p>
          </table:table-cell>
          <table:table-cell table:style-name="ce7" office:value-type="string" calcext:value-type="string">
            <text:p>Retencion del 50%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35:.P35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9" calcext:value-type="float">
            <text:p>729</text:p>
          </table:table-cell>
          <table:table-cell table:style-name="ce7" office:value-type="string" calcext:value-type="string">
            <text:p>Retencion del 70%</text:p>
          </table:table-cell>
          <table:table-cell table:style-name="ce15" office:value-type="float" office:value="4436.81" calcext:value-type="float">
            <text:p>4,436.81</text:p>
          </table:table-cell>
          <table:table-cell table:style-name="ce15" office:value-type="float" office:value="7145.78" calcext:value-type="float">
            <text:p>7,145.78</text:p>
          </table:table-cell>
          <table:table-cell table:style-name="ce15" office:value-type="float" office:value="5841.29" calcext:value-type="float">
            <text:p>5,841.29</text:p>
          </table:table-cell>
          <table:table-cell table:style-name="ce15" office:value-type="float" office:value="5182.95" calcext:value-type="float">
            <text:p>5,182.95</text:p>
          </table:table-cell>
          <table:table-cell table:style-name="ce15" office:value-type="float" office:value="2929.01" calcext:value-type="float">
            <text:p>2,929.01</text:p>
          </table:table-cell>
          <table:table-cell table:style-name="ce15" office:value-type="float" office:value="4814.65" calcext:value-type="float">
            <text:p>4,814.65</text:p>
          </table:table-cell>
          <table:table-cell table:style-name="ce15" office:value-type="float" office:value="6059.45" calcext:value-type="float">
            <text:p>6,059.45</text:p>
          </table:table-cell>
          <table:table-cell table:style-name="ce15" office:value-type="float" office:value="5066.27" calcext:value-type="float">
            <text:p>5,066.27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table:formula="of:=SUM([.E36:.P36])" office:value-type="float" office:value="41476.21" calcext:value-type="float">
            <text:p>41,476.21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31" calcext:value-type="float">
            <text:p>731</text:p>
          </table:table-cell>
          <table:table-cell table:style-name="ce7" office:value-type="string" calcext:value-type="string">
            <text:p>Retencion del 100%</text:p>
          </table:table-cell>
          <table:table-cell table:style-name="ce15" office:value-type="float" office:value="4479.88" calcext:value-type="float">
            <text:p>4,479.88</text:p>
          </table:table-cell>
          <table:table-cell table:style-name="ce15" office:value-type="float" office:value="1246" calcext:value-type="float">
            <text:p>1,246.00</text:p>
          </table:table-cell>
          <table:table-cell table:style-name="ce15" office:value-type="float" office:value="1705.14" calcext:value-type="float">
            <text:p>1,705.14</text:p>
          </table:table-cell>
          <table:table-cell table:style-name="ce15" office:value-type="float" office:value="21214.35" calcext:value-type="float">
            <text:p>21,214.35</text:p>
          </table:table-cell>
          <table:table-cell table:style-name="ce15" office:value-type="float" office:value="1634.69" calcext:value-type="float">
            <text:p>1,634.69</text:p>
          </table:table-cell>
          <table:table-cell table:style-name="ce15" office:value-type="float" office:value="12002.45" calcext:value-type="float">
            <text:p>12,002.45</text:p>
          </table:table-cell>
          <table:table-cell table:style-name="ce15" office:value-type="float" office:value="2266.6" calcext:value-type="float">
            <text:p>2,266.60</text:p>
          </table:table-cell>
          <table:table-cell table:style-name="ce15" office:value-type="float" office:value="1634.91" calcext:value-type="float">
            <text:p>1,634.91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table:formula="of:=SUM([.E37:.P37])" office:value-type="float" office:value="46184.02" calcext:value-type="float">
            <text:p>46,184.02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99" calcext:value-type="float">
            <text:p>799</text:p>
          </table:table-cell>
          <table:table-cell table:style-name="ce7" office:value-type="string" calcext:value-type="string">
            <text:p>Total de Impuesto a Pagar por Retencion</text:p>
          </table:table-cell>
          <table:table-cell table:style-name="ce18" table:formula="of:=SUM([.E32:.E37])" office:value-type="float" office:value="12165.69" calcext:value-type="float">
            <text:p>12,165.69</text:p>
          </table:table-cell>
          <table:table-cell table:style-name="ce18" table:formula="of:=SUM([.F32:.F37])" office:value-type="float" office:value="12301.31" calcext:value-type="float">
            <text:p>12,301.31</text:p>
          </table:table-cell>
          <table:table-cell table:style-name="ce18" table:formula="of:=SUM([.G32:.G37])" office:value-type="float" office:value="10556.17" calcext:value-type="float">
            <text:p>10,556.17</text:p>
          </table:table-cell>
          <table:table-cell table:style-name="ce18" table:formula="of:=SUM([.H32:.H37])" office:value-type="float" office:value="34122.11" calcext:value-type="float">
            <text:p>34,122.11</text:p>
          </table:table-cell>
          <table:table-cell table:style-name="ce18" table:formula="of:=SUM([.I32:.I37])" office:value-type="float" office:value="10340.35" calcext:value-type="float">
            <text:p>10,340.35</text:p>
          </table:table-cell>
          <table:table-cell table:style-name="ce18" table:formula="of:=SUM([.J32:.J37])" office:value-type="float" office:value="26332.4" calcext:value-type="float">
            <text:p>26,332.40</text:p>
          </table:table-cell>
          <table:table-cell table:style-name="ce18" table:formula="of:=SUM([.K32:.K37])" office:value-type="float" office:value="15198" calcext:value-type="float">
            <text:p>15,198.00</text:p>
          </table:table-cell>
          <table:table-cell table:style-name="ce18" table:formula="of:=SUM([.L32:.L37])" office:value-type="float" office:value="11376.81" calcext:value-type="float">
            <text:p>11,376.81</text:p>
          </table:table-cell>
          <table:table-cell table:style-name="ce18" table:formula="of:=SUM([.M32:.M37])" office:value-type="float" office:value="0" calcext:value-type="float">
            <text:p>0.00</text:p>
          </table:table-cell>
          <table:table-cell table:style-name="ce18" table:formula="of:=SUM([.N32:.N37])" office:value-type="float" office:value="0" calcext:value-type="float">
            <text:p>0.00</text:p>
          </table:table-cell>
          <table:table-cell table:style-name="ce18" table:formula="of:=SUM([.O32:.O37])" office:value-type="float" office:value="0" calcext:value-type="float">
            <text:p>0.00</text:p>
          </table:table-cell>
          <table:table-cell table:style-name="ce18" table:formula="of:=SUM([.P32:.P37])" office:value-type="float" office:value="0" calcext:value-type="float">
            <text:p>0.00</text:p>
          </table:table-cell>
          <table:table-cell table:style-name="ce18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27" office:value-type="string" calcext:value-type="string" table:number-columns-spanned="1" table:number-rows-spanned="3">
            <text:p>Total a</text:p>
            <text:p>Pagar</text:p>
          </table:table-cell>
          <table:table-cell table:style-name="ce6" office:value-type="float" office:value="902" calcext:value-type="float">
            <text:p>902</text:p>
          </table:table-cell>
          <table:table-cell table:style-name="ce7" office:value-type="string" calcext:value-type="string">
            <text:p>Total de Impuesto a Pagar</text:p>
          </table:table-cell>
          <table:table-cell table:style-name="ce15" table:formula="of:=[.E22]+[.E27]+[.E38]" office:value-type="float" office:value="51644.15" calcext:value-type="float">
            <text:p>51,644.15</text:p>
          </table:table-cell>
          <table:table-cell table:style-name="ce15" table:formula="of:=[.F22]+[.F27]+[.F38]" office:value-type="float" office:value="19627.74" calcext:value-type="float">
            <text:p>19,627.74</text:p>
          </table:table-cell>
          <table:table-cell table:style-name="ce15" table:formula="of:=[.G22]+[.G27]+[.G38]" office:value-type="float" office:value="10556.17" calcext:value-type="float">
            <text:p>10,556.17</text:p>
          </table:table-cell>
          <table:table-cell table:style-name="ce15" table:formula="of:=[.H22]+[.H27]+[.H38]" office:value-type="float" office:value="34122.11" calcext:value-type="float">
            <text:p>34,122.11</text:p>
          </table:table-cell>
          <table:table-cell table:style-name="ce15" table:formula="of:=[.I22]+[.I27]+[.I38]" office:value-type="float" office:value="10340.35" calcext:value-type="float">
            <text:p>10,340.35</text:p>
          </table:table-cell>
          <table:table-cell table:style-name="ce15" table:formula="of:=[.J22]+[.J27]+[.J38]" office:value-type="float" office:value="26332.4" calcext:value-type="float">
            <text:p>26,332.40</text:p>
          </table:table-cell>
          <table:table-cell table:style-name="ce15" table:formula="of:=[.K22]+[.K27]+[.K38]" office:value-type="float" office:value="15198" calcext:value-type="float">
            <text:p>15,198.00</text:p>
          </table:table-cell>
          <table:table-cell table:style-name="ce15" table:formula="of:=[.L22]+[.L27]+[.L38]" office:value-type="float" office:value="11376.81" calcext:value-type="float">
            <text:p>11,376.81</text:p>
          </table:table-cell>
          <table:table-cell table:style-name="ce15" table:formula="of:=[.M22]+[.M27]+[.M38]" office:value-type="float" office:value="0" calcext:value-type="float">
            <text:p>0.00</text:p>
          </table:table-cell>
          <table:table-cell table:style-name="ce15" table:formula="of:=[.N22]+[.N27]+[.N38]" office:value-type="float" office:value="0" calcext:value-type="float">
            <text:p>0.00</text:p>
          </table:table-cell>
          <table:table-cell table:style-name="ce15" table:formula="of:=[.O22]+[.O27]+[.O38]" office:value-type="float" office:value="0" calcext:value-type="float">
            <text:p>0.00</text:p>
          </table:table-cell>
          <table:table-cell table:style-name="ce15" table:formula="of:=[.P22]+[.P27]+[.P38]" office:value-type="float" office:value="0" calcext:value-type="float">
            <text:p>0.00</text:p>
          </table:table-cell>
          <table:table-cell table:style-name="ce15" table:formula="of:=SUM([.E40:.P40])" office:value-type="float" office:value="179197.73" calcext:value-type="float">
            <text:p>179,197.73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903" calcext:value-type="float">
            <text:p>903</text:p>
          </table:table-cell>
          <table:table-cell table:style-name="ce7" office:value-type="string" calcext:value-type="string">
            <text:p>Multa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41:.P41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999" calcext:value-type="float">
            <text:p>999</text:p>
          </table:table-cell>
          <table:table-cell table:style-name="ce7" office:value-type="string" calcext:value-type="string">
            <text:p>Total Pagado</text:p>
          </table:table-cell>
          <table:table-cell table:style-name="ce15" table:formula="of:=[.E40]+[.E41]" office:value-type="float" office:value="51644.15" calcext:value-type="float">
            <text:p>51,644.15</text:p>
          </table:table-cell>
          <table:table-cell table:style-name="ce15" table:formula="of:=[.F40]+[.F41]" office:value-type="float" office:value="19627.74" calcext:value-type="float">
            <text:p>19,627.74</text:p>
          </table:table-cell>
          <table:table-cell table:style-name="ce15" table:formula="of:=[.G40]+[.G41]" office:value-type="float" office:value="10556.17" calcext:value-type="float">
            <text:p>10,556.17</text:p>
          </table:table-cell>
          <table:table-cell table:style-name="ce15" table:formula="of:=[.H40]+[.H41]" office:value-type="float" office:value="34122.11" calcext:value-type="float">
            <text:p>34,122.11</text:p>
          </table:table-cell>
          <table:table-cell table:style-name="ce15" table:formula="of:=[.I40]+[.I41]" office:value-type="float" office:value="10340.35" calcext:value-type="float">
            <text:p>10,340.35</text:p>
          </table:table-cell>
          <table:table-cell table:style-name="ce15" table:formula="of:=[.J40]+[.J41]" office:value-type="float" office:value="26332.4" calcext:value-type="float">
            <text:p>26,332.40</text:p>
          </table:table-cell>
          <table:table-cell table:style-name="ce15" table:formula="of:=[.K40]+[.K41]" office:value-type="float" office:value="15198" calcext:value-type="float">
            <text:p>15,198.00</text:p>
          </table:table-cell>
          <table:table-cell table:style-name="ce15" table:formula="of:=[.L40]+[.L41]" office:value-type="float" office:value="11376.81" calcext:value-type="float">
            <text:p>11,376.81</text:p>
          </table:table-cell>
          <table:table-cell table:style-name="ce15" table:formula="of:=[.M40]+[.M41]" office:value-type="float" office:value="0" calcext:value-type="float">
            <text:p>0.00</text:p>
          </table:table-cell>
          <table:table-cell table:style-name="ce15" table:formula="of:=[.N40]+[.N41]" office:value-type="float" office:value="0" calcext:value-type="float">
            <text:p>0.00</text:p>
          </table:table-cell>
          <table:table-cell table:style-name="ce15" table:formula="of:=[.O40]+[.O41]" office:value-type="float" office:value="0" calcext:value-type="float">
            <text:p>0.00</text:p>
          </table:table-cell>
          <table:table-cell table:style-name="ce15" table:formula="of:=[.P40]+[.P41]" office:value-type="float" office:value="0" calcext:value-type="float">
            <text:p>0.00</text:p>
          </table:table-cell>
          <table:table-cell table:style-name="ce15" table:formula="of:=SUM([.E42:.P42])" office:value-type="float" office:value="179197.73" calcext:value-type="float">
            <text:p>179,197.7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9" table:number-columns-repeated="13"/>
          <table:table-cell table:number-columns-repeated="1007"/>
        </table:table-row>
        <table:table-row table:style-name="ro1" table:number-rows-repeated="34">
          <table:table-cell table:style-name="Default" table:number-columns-repeated="1024"/>
        </table:table-row>
        <table:table-row table:style-name="ro1">
          <table:table-cell table:number-columns-repeated="8"/>
          <table:table-cell table:style-name="ce52" table:number-columns-repeated="9"/>
          <table:table-cell table:style-name="ce54" table:number-columns-repeated="3"/>
          <table:table-cell table:number-columns-repeated="1004"/>
        </table:table-row>
        <table:table-row table:style-name="ro1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3 Retenciones" table:style-name="ta2" table:print-ranges="'103 Retenciones'.D4:'103 Retenciones'.D4">
        <office:forms form:automatic-focus="false" form:apply-design-mode="false"/>
        <table:table-column table:style-name="co8" table:default-cell-style-name="ce1"/>
        <table:table-column table:style-name="co9" table:default-cell-style-name="ce59"/>
        <table:table-column table:style-name="co10" table:default-cell-style-name="ce1"/>
        <table:table-column table:style-name="co11" table:number-columns-repeated="2" table:default-cell-style-name="ce23"/>
        <table:table-column table:style-name="co11" table:number-columns-repeated="10" table:default-cell-style-name="ce1"/>
        <table:table-column table:style-name="co11" table:number-columns-repeated="2" table:default-cell-style-name="ce23"/>
        <table:table-column table:style-name="co11" table:number-columns-repeated="10" table:default-cell-style-name="ce1"/>
        <table:table-column table:style-name="co12" table:number-columns-repeated="36" table:default-cell-style-name="ce1"/>
        <table:table-column table:style-name="co1" table:number-columns-repeated="960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62" office:value-type="string" office:string-value="ENERO" calcext:value-type="string" table:number-columns-spanned="2" table:number-rows-spanned="1">
            <text:p><text:s/>ENERO </text:p>
          </table:table-cell>
          <table:covered-table-cell table:style-name="ce67"/>
          <table:table-cell table:style-name="ce62" office:value-type="string" office:string-value="FEBRERO" calcext:value-type="string" table:number-columns-spanned="2" table:number-rows-spanned="1">
            <text:p><text:s/>FEBRERO </text:p>
          </table:table-cell>
          <table:covered-table-cell table:style-name="ce68"/>
          <table:table-cell table:style-name="ce62" office:value-type="string" office:string-value="MARZO" calcext:value-type="string" table:number-columns-spanned="2" table:number-rows-spanned="1">
            <text:p><text:s/>MARZO </text:p>
          </table:table-cell>
          <table:covered-table-cell table:style-name="ce68"/>
          <table:table-cell table:style-name="ce62" office:value-type="string" office:string-value="ABRIL" calcext:value-type="string" table:number-columns-spanned="2" table:number-rows-spanned="1">
            <text:p><text:s/>ABRIL </text:p>
          </table:table-cell>
          <table:covered-table-cell table:style-name="ce68"/>
          <table:table-cell table:style-name="ce62" office:value-type="string" office:string-value="MAYO" calcext:value-type="string" table:number-columns-spanned="2" table:number-rows-spanned="1">
            <text:p><text:s/>MAYO </text:p>
          </table:table-cell>
          <table:covered-table-cell table:style-name="ce68"/>
          <table:table-cell table:style-name="ce62" office:value-type="string" office:string-value="JUNIO" calcext:value-type="string" table:number-columns-spanned="2" table:number-rows-spanned="1">
            <text:p><text:s/>JUNIO </text:p>
          </table:table-cell>
          <table:covered-table-cell table:style-name="ce68"/>
          <table:table-cell table:style-name="ce62" office:value-type="string" office:string-value="JULIO" calcext:value-type="string" table:number-columns-spanned="2" table:number-rows-spanned="1">
            <text:p><text:s/>JULIO </text:p>
          </table:table-cell>
          <table:covered-table-cell table:style-name="ce67"/>
          <table:table-cell table:style-name="ce62" office:value-type="string" office:string-value="AGOSTO" calcext:value-type="string" table:number-columns-spanned="2" table:number-rows-spanned="1">
            <text:p><text:s/>AGOSTO </text:p>
          </table:table-cell>
          <table:covered-table-cell table:style-name="ce68"/>
          <table:table-cell table:style-name="ce62" office:value-type="string" office:string-value="SEPTIEMBRE" calcext:value-type="string" table:number-columns-spanned="2" table:number-rows-spanned="1">
            <text:p><text:s/>SEPTIEMBRE </text:p>
          </table:table-cell>
          <table:covered-table-cell table:style-name="ce68"/>
          <table:table-cell table:style-name="ce62" office:value-type="string" office:string-value="OCTUBRE" calcext:value-type="string" table:number-columns-spanned="2" table:number-rows-spanned="1">
            <text:p><text:s/>OCTUBRE </text:p>
          </table:table-cell>
          <table:covered-table-cell table:style-name="ce68"/>
          <table:table-cell table:style-name="ce62" office:value-type="string" office:string-value="NOVIEMBRE" calcext:value-type="string" table:number-columns-spanned="2" table:number-rows-spanned="1">
            <text:p><text:s/>NOVIEMBRE </text:p>
          </table:table-cell>
          <table:covered-table-cell table:style-name="ce68"/>
          <table:table-cell table:style-name="ce62" office:value-type="string" office:string-value="DICIEMBRE" calcext:value-type="string" table:number-columns-spanned="2" table:number-rows-spanned="1">
            <text:p><text:s/>DICIEMBRE </text:p>
          </table:table-cell>
          <table:covered-table-cell table:style-name="ce68"/>
          <table:table-cell table:number-columns-repeated="996"/>
        </table:table-row>
        <table:table-row table:style-name="ro3">
          <table:table-cell table:style-name="ce24"/>
          <table:table-cell table:style-name="ce57" office:value-type="string" calcext:value-type="string">
            <text:p>CASILLA</text:p>
          </table:table-cell>
          <table:table-cell table:style-name="ce57" office:value-type="string" calcext:value-type="string">
            <text:p>DETALLE DE PAGO Y RETENCIÓN POR IMPUSTO A LA RENTA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style-name="ce63" office:value-type="string" office:string-value="Base Imponible" calcext:value-type="string">
            <text:p><text:s/>Base Imponible </text:p>
          </table:table-cell>
          <table:table-cell table:style-name="ce63" office:value-type="string" office:string-value="Retenido" calcext:value-type="string">
            <text:p><text:s/>Retenido </text:p>
          </table:table-cell>
          <table:table-cell table:number-columns-repeated="996"/>
        </table:table-row>
        <table:table-row table:style-name="ro1">
          <table:table-cell table:style-name="ce56" office:value-type="string" calcext:value-type="string" table:number-columns-spanned="1" table:number-rows-spanned="20">
            <text:p>Operaciones efectuadas dentro del país</text:p>
          </table:table-cell>
          <table:table-cell table:style-name="ce25" office:value-type="float" office:value="302" calcext:value-type="float">
            <text:p>302</text:p>
          </table:table-cell>
          <table:table-cell table:style-name="ce3" office:value-type="string" calcext:value-type="string">
            <text:p>En relación de dependencia que supera o no la base desgravada</text:p>
          </table:table-cell>
          <table:table-cell table:style-name="ce26" office:value-type="float" office:value="103023.3" calcext:value-type="float">
            <text:p>103,023.30 </text:p>
          </table:table-cell>
          <table:table-cell table:style-name="ce26" office:value-type="float" office:value="1752.84" calcext:value-type="float">
            <text:p>1,752.84 </text:p>
          </table:table-cell>
          <table:table-cell table:style-name="ce26" office:value-type="float" office:value="103023.3" calcext:value-type="float">
            <text:p>103,023.30 </text:p>
          </table:table-cell>
          <table:table-cell table:style-name="ce26" table:formula="of:=[.F4]*0.0050803" office:value-type="float" office:value="523.38927099" calcext:value-type="float">
            <text:p>523.39 </text:p>
          </table:table-cell>
          <table:table-cell table:style-name="ce26" office:value-type="float" office:value="110853.73" calcext:value-type="float">
            <text:p>110,853.73 </text:p>
          </table:table-cell>
          <table:table-cell table:style-name="ce26" office:value-type="float" office:value="344.99" calcext:value-type="float">
            <text:p>344.99 </text:p>
          </table:table-cell>
          <table:table-cell table:style-name="ce26" office:value-type="float" office:value="116425.56" calcext:value-type="float">
            <text:p>116,425.56 </text:p>
          </table:table-cell>
          <table:table-cell table:style-name="ce26" office:value-type="float" office:value="344.99" calcext:value-type="float">
            <text:p>344.99 </text:p>
          </table:table-cell>
          <table:table-cell table:style-name="ce26" office:value-type="float" office:value="118045.6" calcext:value-type="float">
            <text:p>118,045.60 </text:p>
          </table:table-cell>
          <table:table-cell table:style-name="ce26" office:value-type="float" office:value="335.26" calcext:value-type="float">
            <text:p>335.26 </text:p>
          </table:table-cell>
          <table:table-cell table:style-name="ce26" office:value-type="float" office:value="120996.59" calcext:value-type="float">
            <text:p>120,996.59 </text:p>
          </table:table-cell>
          <table:table-cell table:style-name="ce26" office:value-type="float" office:value="335.26" calcext:value-type="float">
            <text:p>335.26 </text:p>
          </table:table-cell>
          <table:table-cell table:style-name="ce26" office:value-type="float" office:value="122950.73" calcext:value-type="float">
            <text:p>122,950.73 </text:p>
          </table:table-cell>
          <table:table-cell table:style-name="ce26" office:value-type="float" office:value="335.26" calcext:value-type="float">
            <text:p>335.26 </text:p>
          </table:table-cell>
          <table:table-cell table:style-name="ce26" office:value-type="float" office:value="125809.8" calcext:value-type="float">
            <text:p>125,809.80 </text:p>
          </table:table-cell>
          <table:table-cell table:style-name="ce26" office:value-type="float" office:value="335.26" calcext:value-type="float">
            <text:p>335.26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3" calcext:value-type="float">
            <text:p>303</text:p>
          </table:table-cell>
          <table:table-cell table:style-name="ce3" office:value-type="string" calcext:value-type="string">
            <text:p>Honorarios Profesionales</text:p>
          </table:table-cell>
          <table:table-cell table:style-name="ce26" office:value-type="float" office:value="9383.33" calcext:value-type="float">
            <text:p>9,383.33 </text:p>
          </table:table-cell>
          <table:table-cell table:style-name="ce26" table:formula="of:=[.D5]*0.1" office:value-type="float" office:value="938.333" calcext:value-type="float">
            <text:p>938.33 </text:p>
          </table:table-cell>
          <table:table-cell table:style-name="ce26" office:value-type="float" office:value="1883.33" calcext:value-type="float">
            <text:p>1,883.33 </text:p>
          </table:table-cell>
          <table:table-cell table:style-name="ce26" table:formula="of:=[.F5]*0.1" office:value-type="float" office:value="188.333" calcext:value-type="float">
            <text:p>188.33 </text:p>
          </table:table-cell>
          <table:table-cell table:style-name="ce26" office:value-type="float" office:value="1883.33" calcext:value-type="float">
            <text:p>1,883.33 </text:p>
          </table:table-cell>
          <table:table-cell table:style-name="ce26" table:formula="of:=[.H5]*0.1" office:value-type="float" office:value="188.333" calcext:value-type="float">
            <text:p>188.33 </text:p>
          </table:table-cell>
          <table:table-cell table:style-name="ce26" office:value-type="float" office:value="1623.33" calcext:value-type="float">
            <text:p>1,623.33 </text:p>
          </table:table-cell>
          <table:table-cell table:style-name="ce26" table:formula="of:=[.J5]*0.1" office:value-type="float" office:value="162.333" calcext:value-type="float">
            <text:p>162.33 </text:p>
          </table:table-cell>
          <table:table-cell table:style-name="ce26" office:value-type="float" office:value="5108.33" calcext:value-type="float">
            <text:p>5,108.33 </text:p>
          </table:table-cell>
          <table:table-cell table:style-name="ce26" table:formula="of:=[.L5]*0.1" office:value-type="float" office:value="510.833" calcext:value-type="float">
            <text:p>510.83 </text:p>
          </table:table-cell>
          <table:table-cell table:style-name="ce26" office:value-type="float" office:value="3033.33" calcext:value-type="float">
            <text:p>3,033.33 </text:p>
          </table:table-cell>
          <table:table-cell table:style-name="ce26" table:formula="of:=[.N5]*0.1" office:value-type="float" office:value="303.333" calcext:value-type="float">
            <text:p>303.33 </text:p>
          </table:table-cell>
          <table:table-cell table:style-name="ce26" office:value-type="float" office:value="9327.84" calcext:value-type="float">
            <text:p>9,327.84 </text:p>
          </table:table-cell>
          <table:table-cell table:style-name="ce26" table:formula="of:=[.P5]*0.1" office:value-type="float" office:value="932.784" calcext:value-type="float">
            <text:p>932.78 </text:p>
          </table:table-cell>
          <table:table-cell table:style-name="ce26" office:value-type="float" office:value="1883.33" calcext:value-type="float">
            <text:p>1,883.33 </text:p>
          </table:table-cell>
          <table:table-cell table:style-name="ce26" table:formula="of:=[.R5]*0.1" office:value-type="float" office:value="188.333" calcext:value-type="float">
            <text:p>188.33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5]*0.1" office:value-type="float" office:value="0" calcext:value-type="float">
            <text:p>- </text:p>
          </table:table-cell>
          <table:table-cell table:style-name="ce26"/>
          <table:table-cell table:style-name="ce26" table:formula="of:=[.V5]*0.1" office:value-type="float" office:value="0" calcext:value-type="float">
            <text:p>- </text:p>
          </table:table-cell>
          <table:table-cell table:style-name="ce26"/>
          <table:table-cell table:style-name="ce26" table:formula="of:=[.X5]*0.1" office:value-type="float" office:value="0" calcext:value-type="float">
            <text:p>- </text:p>
          </table:table-cell>
          <table:table-cell table:style-name="ce26"/>
          <table:table-cell table:style-name="ce26" table:formula="of:=[.Z5]*0.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4" calcext:value-type="float">
            <text:p>304</text:p>
          </table:table-cell>
          <table:table-cell table:style-name="ce3" office:value-type="string" calcext:value-type="string">
            <text:p>Predomina Intelecto</text:p>
          </table:table-cell>
          <table:table-cell table:style-name="ce26" office:value-type="float" office:value="26000" calcext:value-type="float">
            <text:p>26,000.00 </text:p>
          </table:table-cell>
          <table:table-cell table:style-name="ce26" table:formula="of:=[.D6]*0.08" office:value-type="float" office:value="2080" calcext:value-type="float">
            <text:p>2,080.00 </text:p>
          </table:table-cell>
          <table:table-cell table:style-name="ce26" office:value-type="float" office:value="8500" calcext:value-type="float">
            <text:p>8,500.00 </text:p>
          </table:table-cell>
          <table:table-cell table:style-name="ce26" table:formula="of:=[.F6]*0.08" office:value-type="float" office:value="680" calcext:value-type="float">
            <text:p>680.00 </text:p>
          </table:table-cell>
          <table:table-cell table:style-name="ce26" office:value-type="float" office:value="8509.83" calcext:value-type="float">
            <text:p>8,509.83 </text:p>
          </table:table-cell>
          <table:table-cell table:style-name="ce26" table:formula="of:=[.H6]*0.08" office:value-type="float" office:value="680.7864" calcext:value-type="float">
            <text:p>680.79 </text:p>
          </table:table-cell>
          <table:table-cell table:style-name="ce26" office:value-type="float" office:value="8988.97" calcext:value-type="float">
            <text:p>8,988.97 </text:p>
          </table:table-cell>
          <table:table-cell table:style-name="ce26" table:formula="of:=[.J6]*0.08" office:value-type="float" office:value="719.1176" calcext:value-type="float">
            <text:p>719.12 </text:p>
          </table:table-cell>
          <table:table-cell table:style-name="ce26" office:value-type="float" office:value="8514.05" calcext:value-type="float">
            <text:p>8,514.05 </text:p>
          </table:table-cell>
          <table:table-cell table:style-name="ce26" table:formula="of:=[.L6]*0.08" office:value-type="float" office:value="681.124" calcext:value-type="float">
            <text:p>681.12 </text:p>
          </table:table-cell>
          <table:table-cell table:style-name="ce26" office:value-type="float" office:value="8937.36" calcext:value-type="float">
            <text:p>8,937.36 </text:p>
          </table:table-cell>
          <table:table-cell table:style-name="ce26" table:formula="of:=[.N6]*0.08" office:value-type="float" office:value="714.9888" calcext:value-type="float">
            <text:p>714.99 </text:p>
          </table:table-cell>
          <table:table-cell table:style-name="ce26" office:value-type="float" office:value="8768.51" calcext:value-type="float">
            <text:p>8,768.51 </text:p>
          </table:table-cell>
          <table:table-cell table:style-name="ce26" table:formula="of:=[.P6]*0.08" office:value-type="float" office:value="701.4808" calcext:value-type="float">
            <text:p>701.48 </text:p>
          </table:table-cell>
          <table:table-cell table:style-name="ce26" office:value-type="float" office:value="8617.05" calcext:value-type="float">
            <text:p>8,617.05 </text:p>
          </table:table-cell>
          <table:table-cell table:style-name="ce26" table:formula="of:=[.R6]*0.08" office:value-type="float" office:value="689.364" calcext:value-type="float">
            <text:p>689.36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7" calcext:value-type="float">
            <text:p>307</text:p>
          </table:table-cell>
          <table:table-cell table:style-name="ce3" office:value-type="string" calcext:value-type="string">
            <text:p>Predomina la mano de obra</text:p>
          </table:table-cell>
          <table:table-cell table:style-name="ce26" office:value-type="float" office:value="1948.98" calcext:value-type="float">
            <text:p>1,948.98 </text:p>
          </table:table-cell>
          <table:table-cell table:style-name="ce26" table:formula="of:=[.D7]*0.02" office:value-type="float" office:value="38.9796" calcext:value-type="float">
            <text:p>38.98 </text:p>
          </table:table-cell>
          <table:table-cell table:style-name="ce26" office:value-type="float" office:value="300" calcext:value-type="float">
            <text:p>300.00 </text:p>
          </table:table-cell>
          <table:table-cell table:style-name="ce26" table:formula="of:=[.F7]*0.02" office:value-type="float" office:value="6" calcext:value-type="float">
            <text:p>6.00 </text:p>
          </table:table-cell>
          <table:table-cell table:style-name="ce26" office:value-type="float" office:value="5369.33" calcext:value-type="float">
            <text:p>5,369.33 </text:p>
          </table:table-cell>
          <table:table-cell table:style-name="ce26" table:formula="of:=[.H7]*0.02" office:value-type="float" office:value="107.3866" calcext:value-type="float">
            <text:p>107.39 </text:p>
          </table:table-cell>
          <table:table-cell table:style-name="ce26" office:value-type="float" office:value="165623.98" calcext:value-type="float">
            <text:p>165,623.98 </text:p>
          </table:table-cell>
          <table:table-cell table:style-name="ce26" table:formula="of:=[.J7]*0.02" office:value-type="float" office:value="3312.4796" calcext:value-type="float">
            <text:p>3,312.48 </text:p>
          </table:table-cell>
          <table:table-cell table:style-name="ce26" office:value-type="float" office:value="25" calcext:value-type="float">
            <text:p>25.00 </text:p>
          </table:table-cell>
          <table:table-cell table:style-name="ce26" table:formula="of:=[.L7]*0.02" office:value-type="float" office:value="0.5" calcext:value-type="float">
            <text:p>0.50 </text:p>
          </table:table-cell>
          <table:table-cell table:style-name="ce26" office:value-type="float" office:value="88525" calcext:value-type="float">
            <text:p>88,525.00 </text:p>
          </table:table-cell>
          <table:table-cell table:style-name="ce26" table:formula="of:=[.N7]*0.02" office:value-type="float" office:value="1770.5" calcext:value-type="float">
            <text:p>1,770.50 </text:p>
          </table:table-cell>
          <table:table-cell table:style-name="ce26" office:value-type="float" office:value="5125.87" calcext:value-type="float">
            <text:p>5,125.87 </text:p>
          </table:table-cell>
          <table:table-cell table:style-name="ce26" table:formula="of:=[.P7]*0.02" office:value-type="float" office:value="102.5174" calcext:value-type="float">
            <text:p>102.52 </text:p>
          </table:table-cell>
          <table:table-cell table:style-name="ce26" office:value-type="float" office:value="3384.18" calcext:value-type="float">
            <text:p>3,384.18 </text:p>
          </table:table-cell>
          <table:table-cell table:style-name="ce26" table:formula="of:=[.R7]*0.02" office:value-type="float" office:value="67.6836" calcext:value-type="float">
            <text:p>67.68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7]*0.02" office:value-type="float" office:value="0" calcext:value-type="float">
            <text:p>- </text:p>
          </table:table-cell>
          <table:table-cell table:style-name="ce26"/>
          <table:table-cell table:style-name="ce26" table:formula="of:=[.V7]*0.02" office:value-type="float" office:value="0" calcext:value-type="float">
            <text:p>- </text:p>
          </table:table-cell>
          <table:table-cell table:style-name="ce26"/>
          <table:table-cell table:style-name="ce26" table:formula="of:=[.X7]*0.02" office:value-type="float" office:value="0" calcext:value-type="float">
            <text:p>- </text:p>
          </table:table-cell>
          <table:table-cell table:style-name="ce26"/>
          <table:table-cell table:style-name="ce26" table:formula="of:=[.Z7]*0.02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8" calcext:value-type="float">
            <text:p>308</text:p>
          </table:table-cell>
          <table:table-cell table:style-name="ce3" office:value-type="string" calcext:value-type="string">
            <text:p>Utilización o aprovechamiento de la imagen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6"/>
          <table:table-cell table:number-columns-repeated="3"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number-columns-repeated="3"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9" calcext:value-type="float">
            <text:p>309</text:p>
          </table:table-cell>
          <table:table-cell table:style-name="ce3" office:value-type="string" calcext:value-type="string">
            <text:p>Publicidad y comunicación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6" office:value-type="float" office:value="207.5" calcext:value-type="float">
            <text:p>207.50 </text:p>
          </table:table-cell>
          <table:table-cell table:style-name="ce26" table:formula="of:=[.F9]*0.0175" office:value-type="float" office:value="3.63125" calcext:value-type="float">
            <text:p>3.63 </text:p>
          </table:table-cell>
          <table:table-cell table:style-name="ce26" office:value-type="float" office:value="197" calcext:value-type="float">
            <text:p>197.00 </text:p>
          </table:table-cell>
          <table:table-cell table:style-name="ce26" table:formula="of:=[.H9]*0.0175" office:value-type="float" office:value="3.4475" calcext:value-type="float">
            <text:p>3.45 </text:p>
          </table:table-cell>
          <table:table-cell table:style-name="ce26" office:value-type="float" office:value="199.8" calcext:value-type="float">
            <text:p>199.80 </text:p>
          </table:table-cell>
          <table:table-cell table:style-name="ce26" table:formula="of:=[.J9]*0.0175" office:value-type="float" office:value="3.4965" calcext:value-type="float">
            <text:p>3.50 </text:p>
          </table:table-cell>
          <table:table-cell table:style-name="ce26"/>
          <table:table-cell table:style-name="ce26" table:formula="of:=[.L9]*0.01" office:value-type="float" office:value="0" calcext:value-type="float">
            <text:p>- </text:p>
          </table:table-cell>
          <table:table-cell table:style-name="ce26"/>
          <table:table-cell table:style-name="ce26" table:formula="of:=[.N9]*0.0175" office:value-type="float" office:value="0" calcext:value-type="float">
            <text:p>- </text:p>
          </table:table-cell>
          <table:table-cell table:style-name="ce26"/>
          <table:table-cell table:style-name="ce26" table:formula="of:=[.P9]*0.01" office:value-type="float" office:value="0" calcext:value-type="float">
            <text:p>- </text:p>
          </table:table-cell>
          <table:table-cell table:style-name="ce26"/>
          <table:table-cell table:style-name="ce26" table:formula="of:=[.R9]*0.0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V9]*0.0175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0" calcext:value-type="float">
            <text:p>310</text:p>
          </table:table-cell>
          <table:table-cell table:style-name="ce3" office:value-type="string" calcext:value-type="string">
            <text:p>Transporte privado de pasajeros o servicio publico o de carga</text:p>
          </table:table-cell>
          <table:table-cell table:style-name="ce26" office:value-type="float" office:value="22000.53" calcext:value-type="float">
            <text:p>22,000.53 </text:p>
          </table:table-cell>
          <table:table-cell table:style-name="ce26" table:formula="of:=[.D10]*0.01" office:value-type="float" office:value="220.0053" calcext:value-type="float">
            <text:p>220.01 </text:p>
          </table:table-cell>
          <table:table-cell table:style-name="ce26" office:value-type="float" office:value="10660" calcext:value-type="float">
            <text:p>10,660.00 </text:p>
          </table:table-cell>
          <table:table-cell table:style-name="ce26" table:formula="of:=[.F10]*0.01" office:value-type="float" office:value="106.6" calcext:value-type="float">
            <text:p>106.60 </text:p>
          </table:table-cell>
          <table:table-cell table:style-name="ce26" office:value-type="float" office:value="17972.45" calcext:value-type="float">
            <text:p>17,972.45 </text:p>
          </table:table-cell>
          <table:table-cell table:style-name="ce26" table:formula="of:=[.H10]*0.01" office:value-type="float" office:value="179.7245" calcext:value-type="float">
            <text:p>179.72 </text:p>
          </table:table-cell>
          <table:table-cell table:style-name="ce26" office:value-type="float" office:value="14647.59" calcext:value-type="float">
            <text:p>14,647.59 </text:p>
          </table:table-cell>
          <table:table-cell table:style-name="ce26" table:formula="of:=[.J10]*0.01" office:value-type="float" office:value="146.4759" calcext:value-type="float">
            <text:p>146.48 </text:p>
          </table:table-cell>
          <table:table-cell table:style-name="ce26" office:value-type="float" office:value="19591.38" calcext:value-type="float">
            <text:p>19,591.38 </text:p>
          </table:table-cell>
          <table:table-cell table:style-name="ce26" table:formula="of:=[.L10]*0.01" office:value-type="float" office:value="195.9138" calcext:value-type="float">
            <text:p>195.91 </text:p>
          </table:table-cell>
          <table:table-cell table:style-name="ce26" office:value-type="float" office:value="18663.51" calcext:value-type="float">
            <text:p>18,663.51 </text:p>
          </table:table-cell>
          <table:table-cell table:style-name="ce26" table:formula="of:=[.N10]*0.01" office:value-type="float" office:value="186.6351" calcext:value-type="float">
            <text:p>186.64 </text:p>
          </table:table-cell>
          <table:table-cell table:style-name="ce26" office:value-type="float" office:value="18878.18" calcext:value-type="float">
            <text:p>18,878.18 </text:p>
          </table:table-cell>
          <table:table-cell table:style-name="ce26" table:formula="of:=[.P10]*0.01" office:value-type="float" office:value="188.7818" calcext:value-type="float">
            <text:p>188.78 </text:p>
          </table:table-cell>
          <table:table-cell table:style-name="ce26" office:value-type="float" office:value="22251.85" calcext:value-type="float">
            <text:p>22,251.85 </text:p>
          </table:table-cell>
          <table:table-cell table:style-name="ce26" table:formula="of:=[.R10]*0.01" office:value-type="float" office:value="222.5185" calcext:value-type="float">
            <text:p>222.52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10]*0.01" office:value-type="float" office:value="0" calcext:value-type="float">
            <text:p>- </text:p>
          </table:table-cell>
          <table:table-cell table:style-name="ce26"/>
          <table:table-cell table:style-name="ce26" table:formula="of:=[.V10]*0.01" office:value-type="float" office:value="0" calcext:value-type="float">
            <text:p>- </text:p>
          </table:table-cell>
          <table:table-cell table:style-name="ce26"/>
          <table:table-cell table:style-name="ce26" table:formula="of:=[.X10]*0.01" office:value-type="float" office:value="0" calcext:value-type="float">
            <text:p>- </text:p>
          </table:table-cell>
          <table:table-cell table:style-name="ce26"/>
          <table:table-cell table:style-name="ce26" table:formula="of:=[.Z10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1" calcext:value-type="float">
            <text:p>311</text:p>
          </table:table-cell>
          <table:table-cell table:style-name="ce3" office:value-type="string" calcext:value-type="string">
            <text:p>A través de liquidación de compra</text:p>
          </table:table-cell>
          <table:table-cell table:number-columns-repeated="6" table:style-name="ce26" office:value-type="float" office:value="0" calcext:value-type="float">
            <text:p>- </text:p>
          </table:table-cell>
          <table:table-cell table:style-name="ce26"/>
          <table:table-cell table:number-columns-repeated="3"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number-columns-repeated="3"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2" calcext:value-type="float">
            <text:p>312</text:p>
          </table:table-cell>
          <table:table-cell table:style-name="ce3" office:value-type="string" calcext:value-type="string">
            <text:p>Transferencia de bienes muebles de naturaleza corporal</text:p>
          </table:table-cell>
          <table:table-cell table:style-name="ce26" office:value-type="float" office:value="143111.34" calcext:value-type="float">
            <text:p>143,111.34 </text:p>
          </table:table-cell>
          <table:table-cell table:style-name="ce26" table:formula="of:=[.D12]*0.0175" office:value-type="float" office:value="2504.44845" calcext:value-type="float">
            <text:p>2,504.45 </text:p>
          </table:table-cell>
          <table:table-cell table:style-name="ce26" office:value-type="float" office:value="186023.82" calcext:value-type="float">
            <text:p>186,023.82 </text:p>
          </table:table-cell>
          <table:table-cell table:style-name="ce26" table:formula="of:=[.F12]*0.0175" office:value-type="float" office:value="3255.41685" calcext:value-type="float">
            <text:p>3,255.42 </text:p>
          </table:table-cell>
          <table:table-cell table:style-name="ce26" office:value-type="float" office:value="222075.1" calcext:value-type="float">
            <text:p>222,075.10 </text:p>
          </table:table-cell>
          <table:table-cell table:style-name="ce26" table:formula="of:=[.H12]*0.0175" office:value-type="float" office:value="3886.31425" calcext:value-type="float">
            <text:p>3,886.31 </text:p>
          </table:table-cell>
          <table:table-cell table:style-name="ce26" office:value-type="float" office:value="424526.47" calcext:value-type="float">
            <text:p>424,526.47 </text:p>
          </table:table-cell>
          <table:table-cell table:style-name="ce26" table:formula="of:=[.J12]*0.0175" office:value-type="float" office:value="7429.213225" calcext:value-type="float">
            <text:p>7,429.21 </text:p>
          </table:table-cell>
          <table:table-cell table:style-name="ce26" office:value-type="float" office:value="359297.86" calcext:value-type="float">
            <text:p>359,297.86 </text:p>
          </table:table-cell>
          <table:table-cell table:style-name="ce26" table:formula="of:=[.L12]*0.0175" office:value-type="float" office:value="6287.71255" calcext:value-type="float">
            <text:p>6,287.71 </text:p>
          </table:table-cell>
          <table:table-cell table:style-name="ce26" office:value-type="float" office:value="355617.63" calcext:value-type="float">
            <text:p>355,617.63 </text:p>
          </table:table-cell>
          <table:table-cell table:style-name="ce26" table:formula="of:=[.N12]*0.0175" office:value-type="float" office:value="6223.308525" calcext:value-type="float">
            <text:p>6,223.31 </text:p>
          </table:table-cell>
          <table:table-cell table:style-name="ce26" office:value-type="float" office:value="381500.47" calcext:value-type="float">
            <text:p>381,500.47 </text:p>
          </table:table-cell>
          <table:table-cell table:style-name="ce26" table:formula="of:=[.P12]*0.0175" office:value-type="float" office:value="6676.258225" calcext:value-type="float">
            <text:p>6,676.26 </text:p>
          </table:table-cell>
          <table:table-cell table:style-name="ce26" office:value-type="float" office:value="227352.1" calcext:value-type="float">
            <text:p>227,352.10 </text:p>
          </table:table-cell>
          <table:table-cell table:style-name="ce26" table:formula="of:=[.R12]*0.0175" office:value-type="float" office:value="3978.66175" calcext:value-type="float">
            <text:p>3,978.66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12]*0.0175" office:value-type="float" office:value="0" calcext:value-type="float">
            <text:p>- </text:p>
          </table:table-cell>
          <table:table-cell table:style-name="ce26"/>
          <table:table-cell table:style-name="ce26" table:formula="of:=[.V12]*0.0175" office:value-type="float" office:value="0" calcext:value-type="float">
            <text:p>- </text:p>
          </table:table-cell>
          <table:table-cell table:style-name="ce26"/>
          <table:table-cell table:style-name="ce26" table:formula="of:=[.X12]*0.0175" office:value-type="float" office:value="0" calcext:value-type="float">
            <text:p>- </text:p>
          </table:table-cell>
          <table:table-cell table:style-name="ce26"/>
          <table:table-cell table:style-name="ce26" table:formula="of:=[.Z12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20" calcext:value-type="float">
            <text:p>3120</text:p>
          </table:table-cell>
          <table:table-cell table:style-name="ce3" office:value-type="string" calcext:value-type="string">
            <text:p>Compras de vienes Agricolas</text:p>
          </table:table-cell>
          <table:table-cell table:style-name="ce26" table:number-columns-repeated="2"/>
          <table:table-cell table:style-name="ce26" office:value-type="float" office:value="350.71" calcext:value-type="float">
            <text:p>350.71 </text:p>
          </table:table-cell>
          <table:table-cell table:style-name="ce26" table:formula="of:=[.F13]*0.01" office:value-type="float" office:value="3.5071" calcext:value-type="float">
            <text:p>3.51 </text:p>
          </table:table-cell>
          <table:table-cell table:style-name="ce26" office:value-type="float" office:value="49.9" calcext:value-type="float">
            <text:p>49.90 </text:p>
          </table:table-cell>
          <table:table-cell table:style-name="ce26" table:formula="of:=[.H13]*0.01" office:value-type="float" office:value="0.499" calcext:value-type="float">
            <text:p>0.50 </text:p>
          </table:table-cell>
          <table:table-cell table:style-name="ce26" office:value-type="float" office:value="177.28" calcext:value-type="float">
            <text:p>177.28 </text:p>
          </table:table-cell>
          <table:table-cell table:style-name="ce26" table:formula="of:=[.J13]*0.01" office:value-type="float" office:value="1.7728" calcext:value-type="float">
            <text:p>1.77 </text:p>
          </table:table-cell>
          <table:table-cell table:style-name="ce26" office:value-type="float" office:value="54" calcext:value-type="float">
            <text:p>54.00 </text:p>
          </table:table-cell>
          <table:table-cell table:style-name="ce26" table:formula="of:=[.L13]*0.01" office:value-type="float" office:value="0.54" calcext:value-type="float">
            <text:p>0.54 </text:p>
          </table:table-cell>
          <table:table-cell table:style-name="ce26" office:value-type="float" office:value="226.07" calcext:value-type="float">
            <text:p>226.07 </text:p>
          </table:table-cell>
          <table:table-cell table:style-name="ce26" table:formula="of:=[.N13]*0.01" office:value-type="float" office:value="2.2607" calcext:value-type="float">
            <text:p>2.26 </text:p>
          </table:table-cell>
          <table:table-cell table:style-name="ce26" office:value-type="float" office:value="293.57" calcext:value-type="float">
            <text:p>293.57 </text:p>
          </table:table-cell>
          <table:table-cell table:style-name="ce26" table:formula="of:=[.P13]*0.01" office:value-type="float" office:value="2.9357" calcext:value-type="float">
            <text:p>2.94 </text:p>
          </table:table-cell>
          <table:table-cell table:style-name="ce26" office:value-type="float" office:value="242" calcext:value-type="float">
            <text:p>242.00 </text:p>
          </table:table-cell>
          <table:table-cell table:style-name="ce26" table:formula="of:=[.R13]*0.01" office:value-type="float" office:value="2.42" calcext:value-type="float">
            <text:p>2.42 </text:p>
          </table:table-cell>
          <table:table-cell table:style-name="ce26" table:number-columns-repeated="8"/>
          <table:table-cell table:number-columns-repeated="996"/>
        </table:table-row>
        <table:table-row table:style-name="ro1">
          <table:covered-table-cell/>
          <table:table-cell table:style-name="ce25" office:value-type="float" office:value="314" calcext:value-type="float">
            <text:p>314</text:p>
          </table:table-cell>
          <table:table-cell table:style-name="ce3" office:value-type="string" calcext:value-type="string">
            <text:p>Por regalías, derechos de autor, marcas, patentes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6"/>
          <table:table-cell table:number-columns-repeated="8" table:style-name="ce26" office:value-type="float" office:value="0" calcext:value-type="float">
            <text:p>- </text:p>
          </table:table-cell>
          <table:table-cell table:style-name="ce26" table:formula="of:=[.N14]*0.01" office:value-type="float" office:value="0" calcext:value-type="float">
            <text:p>- </text:p>
          </table:table-cell>
          <table:table-cell table:style-name="ce26"/>
          <table:table-cell table:number-columns-repeated="5"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20" calcext:value-type="float">
            <text:p>320</text:p>
          </table:table-cell>
          <table:table-cell table:style-name="ce3" office:value-type="string" calcext:value-type="string">
            <text:p>Arrendamientos</text:p>
          </table:table-cell>
          <table:table-cell table:style-name="ce26" office:value-type="float" office:value="15673.8" calcext:value-type="float">
            <text:p>15,673.80 </text:p>
          </table:table-cell>
          <table:table-cell table:style-name="ce26" table:formula="of:=[.D15]*0.08" office:value-type="float" office:value="1253.904" calcext:value-type="float">
            <text:p>1,253.90 </text:p>
          </table:table-cell>
          <table:table-cell table:style-name="ce26" office:value-type="float" office:value="15673.8" calcext:value-type="float">
            <text:p>15,673.80 </text:p>
          </table:table-cell>
          <table:table-cell table:style-name="ce26" table:formula="of:=[.F15]*0.08" office:value-type="float" office:value="1253.904" calcext:value-type="float">
            <text:p>1,253.90 </text:p>
          </table:table-cell>
          <table:table-cell table:style-name="ce26" office:value-type="float" office:value="15673.8" calcext:value-type="float">
            <text:p>15,673.80 </text:p>
          </table:table-cell>
          <table:table-cell table:style-name="ce26" table:formula="of:=[.H15]*0.08" office:value-type="float" office:value="1253.904" calcext:value-type="float">
            <text:p>1,253.90 </text:p>
          </table:table-cell>
          <table:table-cell table:style-name="ce26" office:value-type="float" office:value="2173.8" calcext:value-type="float">
            <text:p>2,173.80 </text:p>
          </table:table-cell>
          <table:table-cell table:style-name="ce26" table:formula="of:=[.J15]*0.08" office:value-type="float" office:value="173.904" calcext:value-type="float">
            <text:p>173.90 </text:p>
          </table:table-cell>
          <table:table-cell table:style-name="ce26" office:value-type="float" office:value="673.8" calcext:value-type="float">
            <text:p>673.80 </text:p>
          </table:table-cell>
          <table:table-cell table:style-name="ce26" table:formula="of:=[.L15]*0.08" office:value-type="float" office:value="53.904" calcext:value-type="float">
            <text:p>53.90 </text:p>
          </table:table-cell>
          <table:table-cell table:style-name="ce26" office:value-type="float" office:value="15673.8" calcext:value-type="float">
            <text:p>15,673.80 </text:p>
          </table:table-cell>
          <table:table-cell table:style-name="ce26" table:formula="of:=[.N15]*0.08" office:value-type="float" office:value="1253.904" calcext:value-type="float">
            <text:p>1,253.90 </text:p>
          </table:table-cell>
          <table:table-cell table:style-name="ce26" office:value-type="float" office:value="30673.8" calcext:value-type="float">
            <text:p>30,673.80 </text:p>
          </table:table-cell>
          <table:table-cell table:style-name="ce26" table:formula="of:=[.P15]*0.08" office:value-type="float" office:value="2453.904" calcext:value-type="float">
            <text:p>2,453.90 </text:p>
          </table:table-cell>
          <table:table-cell table:style-name="ce26" office:value-type="float" office:value="15673.8" calcext:value-type="float">
            <text:p>15,673.80 </text:p>
          </table:table-cell>
          <table:table-cell table:style-name="ce26" table:formula="of:=[.R15]*0.08" office:value-type="float" office:value="1253.904" calcext:value-type="float">
            <text:p>1,253.90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15]*0.08" office:value-type="float" office:value="0" calcext:value-type="float">
            <text:p>- </text:p>
          </table:table-cell>
          <table:table-cell table:style-name="ce26" table:number-columns-repeated="6"/>
          <table:table-cell table:number-columns-repeated="996"/>
        </table:table-row>
        <table:table-row table:style-name="ro1">
          <table:covered-table-cell/>
          <table:table-cell table:style-name="ce25" office:value-type="float" office:value="322" calcext:value-type="float">
            <text:p>322</text:p>
          </table:table-cell>
          <table:table-cell table:style-name="ce3" office:value-type="string" calcext:value-type="string">
            <text:p>Seguros</text:p>
          </table:table-cell>
          <table:table-cell table:style-name="ce26" office:value-type="float" office:value="96.85" calcext:value-type="float">
            <text:p>96.85 </text:p>
          </table:table-cell>
          <table:table-cell table:style-name="ce26" table:formula="of:=[.D16]*0.0175" office:value-type="float" office:value="1.694875" calcext:value-type="float">
            <text:p>1.69 </text:p>
          </table:table-cell>
          <table:table-cell table:style-name="ce26" office:value-type="float" office:value="658.38" calcext:value-type="float">
            <text:p>658.38 </text:p>
          </table:table-cell>
          <table:table-cell table:style-name="ce26" table:formula="of:=[.F16]*0.0175" office:value-type="float" office:value="11.52165" calcext:value-type="float">
            <text:p>11.52 </text:p>
          </table:table-cell>
          <table:table-cell table:style-name="ce26" office:value-type="float" office:value="313.92" calcext:value-type="float">
            <text:p>313.92 </text:p>
          </table:table-cell>
          <table:table-cell table:style-name="ce26" table:formula="of:=[.H16]*0.0175" office:value-type="float" office:value="5.4936" calcext:value-type="float">
            <text:p>5.49 </text:p>
          </table:table-cell>
          <table:table-cell table:style-name="ce26" office:value-type="float" office:value="216.21" calcext:value-type="float">
            <text:p>216.21 </text:p>
          </table:table-cell>
          <table:table-cell table:style-name="ce26" table:formula="of:=[.J16]*0.0175" office:value-type="float" office:value="3.783675" calcext:value-type="float">
            <text:p>3.78 </text:p>
          </table:table-cell>
          <table:table-cell table:style-name="ce26" office:value-type="float" office:value="214.26" calcext:value-type="float">
            <text:p>214.26 </text:p>
          </table:table-cell>
          <table:table-cell table:style-name="ce26" table:formula="of:=[.L16]*0.0175" office:value-type="float" office:value="3.74955" calcext:value-type="float">
            <text:p>3.75 </text:p>
          </table:table-cell>
          <table:table-cell table:style-name="ce26" office:value-type="float" office:value="136.7" calcext:value-type="float">
            <text:p>136.70 </text:p>
          </table:table-cell>
          <table:table-cell table:style-name="ce26" table:formula="of:=[.N16]*0.0175" office:value-type="float" office:value="2.39225" calcext:value-type="float">
            <text:p>2.39 </text:p>
          </table:table-cell>
          <table:table-cell table:style-name="ce26" office:value-type="float" office:value="409.23" calcext:value-type="float">
            <text:p>409.23 </text:p>
          </table:table-cell>
          <table:table-cell table:style-name="ce26" table:formula="of:=[.P16]*0.0175" office:value-type="float" office:value="7.161525" calcext:value-type="float">
            <text:p>7.16 </text:p>
          </table:table-cell>
          <table:table-cell table:style-name="ce26" office:value-type="float" office:value="145.39" calcext:value-type="float">
            <text:p>145.39 </text:p>
          </table:table-cell>
          <table:table-cell table:style-name="ce26" table:formula="of:=[.R16]*0.0175" office:value-type="float" office:value="2.544325" calcext:value-type="float">
            <text:p>2.54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number-columns-repeated="4"/>
          <table:table-cell table:style-name="ce26" table:formula="of:=[.X16]*0.0175" office:value-type="float" office:value="0" calcext:value-type="float">
            <text:p>- </text:p>
          </table:table-cell>
          <table:table-cell table:style-name="ce26"/>
          <table:table-cell table:style-name="ce26" table:formula="of:=[.Z16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32" calcext:value-type="float">
            <text:p>332</text:p>
          </table:table-cell>
          <table:table-cell table:style-name="ce3" office:value-type="string" calcext:value-type="string">
            <text:p>Pagos de bienes y servicios no sujetos a retencion</text:p>
          </table:table-cell>
          <table:table-cell table:style-name="ce26" office:value-type="float" office:value="1798.34" calcext:value-type="float">
            <text:p>1,798.34 </text:p>
          </table:table-cell>
          <table:table-cell table:style-name="ce26" table:formula="of:=[.D17]*0" office:value-type="float" office:value="0" calcext:value-type="float">
            <text:p>- </text:p>
          </table:table-cell>
          <table:table-cell table:style-name="ce26" office:value-type="float" office:value="26956.01" calcext:value-type="float">
            <text:p>26,956.01 </text:p>
          </table:table-cell>
          <table:table-cell table:style-name="ce26" table:formula="of:=[.F17]*0" office:value-type="float" office:value="0" calcext:value-type="float">
            <text:p>- </text:p>
          </table:table-cell>
          <table:table-cell table:style-name="ce26" office:value-type="float" office:value="30389.84" calcext:value-type="float">
            <text:p>30,389.84 </text:p>
          </table:table-cell>
          <table:table-cell table:style-name="ce26" table:formula="of:=[.H17]*0" office:value-type="float" office:value="0" calcext:value-type="float">
            <text:p>- </text:p>
          </table:table-cell>
          <table:table-cell table:style-name="ce26" office:value-type="float" office:value="32840.32" calcext:value-type="float">
            <text:p>32,840.32 </text:p>
          </table:table-cell>
          <table:table-cell table:style-name="ce26" table:formula="of:=[.J17]*0" office:value-type="float" office:value="0" calcext:value-type="float">
            <text:p>- </text:p>
          </table:table-cell>
          <table:table-cell table:style-name="ce26" office:value-type="float" office:value="24694.05" calcext:value-type="float">
            <text:p>24,694.05 </text:p>
          </table:table-cell>
          <table:table-cell table:style-name="ce26" table:formula="of:=[.L17]*0" office:value-type="float" office:value="0" calcext:value-type="float">
            <text:p>- </text:p>
          </table:table-cell>
          <table:table-cell table:style-name="ce26" office:value-type="float" office:value="55191.08" calcext:value-type="float">
            <text:p>55,191.08 </text:p>
          </table:table-cell>
          <table:table-cell table:style-name="ce26" table:formula="of:=[.N17]*0" office:value-type="float" office:value="0" calcext:value-type="float">
            <text:p>- </text:p>
          </table:table-cell>
          <table:table-cell table:style-name="ce26" office:value-type="float" office:value="52421.89" calcext:value-type="float">
            <text:p>52,421.89 </text:p>
          </table:table-cell>
          <table:table-cell table:style-name="ce26" table:formula="of:=[.P17]*0" office:value-type="float" office:value="0" calcext:value-type="float">
            <text:p>- </text:p>
          </table:table-cell>
          <table:table-cell table:style-name="ce26" office:value-type="float" office:value="62355.59" calcext:value-type="float">
            <text:p>62,355.59 </text:p>
          </table:table-cell>
          <table:table-cell table:style-name="ce26" table:formula="of:=[.R17]*0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6" table:number-columns-repeated="5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3" calcext:value-type="float">
            <text:p>343</text:p>
          </table:table-cell>
          <table:table-cell table:style-name="ce3" office:value-type="string" calcext:value-type="string">
            <text:p>Otra Retención aplicable 1%</text:p>
          </table:table-cell>
          <table:table-cell table:style-name="ce26"/>
          <table:table-cell table:style-name="ce26" table:formula="of:=[.D18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F18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H18]*0.01" office:value-type="float" office:value="0" calcext:value-type="float">
            <text:p>- </text:p>
          </table:table-cell>
          <table:table-cell table:style-name="ce26"/>
          <table:table-cell table:style-name="ce26" table:formula="of:=[.J18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L18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N18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P18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R18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18]*0.01" office:value-type="float" office:value="0" calcext:value-type="float">
            <text:p>- </text:p>
          </table:table-cell>
          <table:table-cell table:style-name="ce26"/>
          <table:table-cell table:style-name="ce26" table:formula="of:=[.V18]*0.01" office:value-type="float" office:value="0" calcext:value-type="float">
            <text:p>- </text:p>
          </table:table-cell>
          <table:table-cell table:style-name="ce26"/>
          <table:table-cell table:style-name="ce26" table:formula="of:=[.X18]*0.01" office:value-type="float" office:value="0" calcext:value-type="float">
            <text:p>- </text:p>
          </table:table-cell>
          <table:table-cell table:style-name="ce26"/>
          <table:table-cell table:style-name="ce26" table:formula="of:=[.Z18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4" calcext:value-type="float">
            <text:p>344</text:p>
          </table:table-cell>
          <table:table-cell table:style-name="ce3" office:value-type="string" calcext:value-type="string">
            <text:p>Otra Retención aplicable 2%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D19]*0.0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F19]*0.0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H19]*0.0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J19]*0.0275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L19]*0.0275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N19]*0.0275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P19]*0.0275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R19]*0.0275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19]*0.0275" office:value-type="float" office:value="0" calcext:value-type="float">
            <text:p>- </text:p>
          </table:table-cell>
          <table:table-cell table:style-name="ce26"/>
          <table:table-cell table:style-name="ce26" table:formula="of:=[.V19]*0.0275" office:value-type="float" office:value="0" calcext:value-type="float">
            <text:p>- </text:p>
          </table:table-cell>
          <table:table-cell table:style-name="ce26"/>
          <table:table-cell table:style-name="ce26" table:formula="of:=[.X19]*0.0275" office:value-type="float" office:value="0" calcext:value-type="float">
            <text:p>- </text:p>
          </table:table-cell>
          <table:table-cell table:style-name="ce26"/>
          <table:table-cell table:style-name="ce26" table:formula="of:=[.Z19]*0.02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40" calcext:value-type="float">
            <text:p>3440</text:p>
          </table:table-cell>
          <table:table-cell table:style-name="ce3" office:value-type="string" calcext:value-type="string">
            <text:p>Otra Retención aplicable 2.75%</text:p>
          </table:table-cell>
          <table:table-cell table:style-name="ce26" office:value-type="float" office:value="42975.25" calcext:value-type="float">
            <text:p>42,975.25 </text:p>
          </table:table-cell>
          <table:table-cell table:style-name="ce26" table:formula="of:=[.D20]*0.0275" office:value-type="float" office:value="1181.819375" calcext:value-type="float">
            <text:p>1,181.82 </text:p>
          </table:table-cell>
          <table:table-cell table:style-name="ce26" office:value-type="float" office:value="71373.36" calcext:value-type="float">
            <text:p>71,373.36 </text:p>
          </table:table-cell>
          <table:table-cell table:style-name="ce26" table:formula="of:=[.F20]*0.0275" office:value-type="float" office:value="1962.7674" calcext:value-type="float">
            <text:p>1,962.77 </text:p>
          </table:table-cell>
          <table:table-cell table:style-name="ce26" office:value-type="float" office:value="53919.03" calcext:value-type="float">
            <text:p>53,919.03 </text:p>
          </table:table-cell>
          <table:table-cell table:style-name="ce26" table:formula="of:=[.H20]*0.0275" office:value-type="float" office:value="1482.773325" calcext:value-type="float">
            <text:p>1,482.77 </text:p>
          </table:table-cell>
          <table:table-cell table:style-name="ce26" office:value-type="float" office:value="42659.92" calcext:value-type="float">
            <text:p>42,659.92 </text:p>
          </table:table-cell>
          <table:table-cell table:style-name="ce26" table:formula="of:=[.J20]*0.0275" office:value-type="float" office:value="1173.1478" calcext:value-type="float">
            <text:p>1,173.15 </text:p>
          </table:table-cell>
          <table:table-cell table:style-name="ce26" office:value-type="float" office:value="37788.77" calcext:value-type="float">
            <text:p>37,788.77 </text:p>
          </table:table-cell>
          <table:table-cell table:style-name="ce26" table:formula="of:=[.L20]*0.0275" office:value-type="float" office:value="1039.191175" calcext:value-type="float">
            <text:p>1,039.19 </text:p>
          </table:table-cell>
          <table:table-cell table:style-name="ce26" office:value-type="float" office:value="31760.88" calcext:value-type="float">
            <text:p>31,760.88 </text:p>
          </table:table-cell>
          <table:table-cell table:style-name="ce26" table:formula="of:=[.N20]*0.0275" office:value-type="float" office:value="873.4242" calcext:value-type="float">
            <text:p>873.42 </text:p>
          </table:table-cell>
          <table:table-cell table:style-name="ce26" office:value-type="float" office:value="76548.06" calcext:value-type="float">
            <text:p>76,548.06 </text:p>
          </table:table-cell>
          <table:table-cell table:style-name="ce26" table:formula="of:=[.P20]*0.0275" office:value-type="float" office:value="2105.07165" calcext:value-type="float">
            <text:p>2,105.07 </text:p>
          </table:table-cell>
          <table:table-cell table:style-name="ce26" office:value-type="float" office:value="49783.54" calcext:value-type="float">
            <text:p>49,783.54 </text:p>
          </table:table-cell>
          <table:table-cell table:style-name="ce26" table:formula="of:=[.R20]*0.0275" office:value-type="float" office:value="1369.04735" calcext:value-type="float">
            <text:p>1,369.05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20]*0.0275" office:value-type="float" office:value="0" calcext:value-type="float">
            <text:p>- </text:p>
          </table:table-cell>
          <table:table-cell table:style-name="ce26"/>
          <table:table-cell table:style-name="ce26" table:formula="of:=[.V20]*0.0275" office:value-type="float" office:value="0" calcext:value-type="float">
            <text:p>- </text:p>
          </table:table-cell>
          <table:table-cell table:style-name="ce26"/>
          <table:table-cell table:style-name="ce26" table:formula="of:=[.X20]*0.0275" office:value-type="float" office:value="0" calcext:value-type="float">
            <text:p>- </text:p>
          </table:table-cell>
          <table:table-cell table:style-name="ce26"/>
          <table:table-cell table:style-name="ce26" table:formula="of:=[.Z20]*0.02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5" calcext:value-type="float">
            <text:p>345</text:p>
          </table:table-cell>
          <table:table-cell table:style-name="ce3" office:value-type="string" calcext:value-type="string">
            <text:p>Otra Retención aplicable 8%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D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F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H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J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L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N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P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R21]*0.08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21]*0.08" office:value-type="float" office:value="0" calcext:value-type="float">
            <text:p>- </text:p>
          </table:table-cell>
          <table:table-cell table:style-name="ce26"/>
          <table:table-cell table:style-name="ce26" table:formula="of:=[.V21]*0.08" office:value-type="float" office:value="0" calcext:value-type="float">
            <text:p>- </text:p>
          </table:table-cell>
          <table:table-cell table:style-name="ce26"/>
          <table:table-cell table:style-name="ce26" table:formula="of:=[.X21]*0.08" office:value-type="float" office:value="0" calcext:value-type="float">
            <text:p>- </text:p>
          </table:table-cell>
          <table:table-cell table:style-name="ce26"/>
          <table:table-cell table:style-name="ce26" table:formula="of:=[.Z21]*0.08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6" calcext:value-type="float">
            <text:p>346</text:p>
          </table:table-cell>
          <table:table-cell table:style-name="ce3" office:value-type="string" calcext:value-type="string">
            <text:p>Otra Retención aplicable a diferente valor</text:p>
          </table:table-cell>
          <table:table-cell table:style-name="ce26" office:value-type="float" office:value="20433.24" calcext:value-type="float">
            <text:p>20,433.24 </text:p>
          </table:table-cell>
          <table:table-cell table:style-name="ce26" table:formula="of:=[.D22]*0.017653" office:value-type="float" office:value="360.70798572" calcext:value-type="float">
            <text:p>360.71 </text:p>
          </table:table-cell>
          <table:table-cell table:style-name="ce26" office:value-type="float" office:value="17931.45" calcext:value-type="float">
            <text:p>17,931.45 </text:p>
          </table:table-cell>
          <table:table-cell table:style-name="ce26" table:formula="of:=[.F22]*0.0175045" office:value-type="float" office:value="313.881066525" calcext:value-type="float">
            <text:p>313.88 </text:p>
          </table:table-cell>
          <table:table-cell table:style-name="ce26" office:value-type="float" office:value="18960.24" calcext:value-type="float">
            <text:p>18,960.24 </text:p>
          </table:table-cell>
          <table:table-cell table:style-name="ce26" table:formula="of:=[.H22]*0.0175045" office:value-type="float" office:value="331.88952108" calcext:value-type="float">
            <text:p>331.89 </text:p>
          </table:table-cell>
          <table:table-cell table:style-name="ce26" office:value-type="float" office:value="80995.93" calcext:value-type="float">
            <text:p>80,995.93 </text:p>
          </table:table-cell>
          <table:table-cell table:style-name="ce26" table:formula="of:=[.J22]*0.0175008" office:value-type="float" office:value="1417.493571744" calcext:value-type="float">
            <text:p>1,417.49 </text:p>
          </table:table-cell>
          <table:table-cell table:style-name="ce26" office:value-type="float" office:value="22525.54" calcext:value-type="float">
            <text:p>22,525.54 </text:p>
          </table:table-cell>
          <table:table-cell table:style-name="ce26" table:formula="of:=[.L22]*0.0175031" office:value-type="float" office:value="394.266779174" calcext:value-type="float">
            <text:p>394.27 </text:p>
          </table:table-cell>
          <table:table-cell table:style-name="ce26" office:value-type="float" office:value="74289.55" calcext:value-type="float">
            <text:p>74,289.55 </text:p>
          </table:table-cell>
          <table:table-cell table:style-name="ce26" table:formula="of:=[.N22]*0.0175009" office:value-type="float" office:value="1300.133985595" calcext:value-type="float">
            <text:p>1,300.13 </text:p>
          </table:table-cell>
          <table:table-cell table:style-name="ce26" office:value-type="float" office:value="30273.19" calcext:value-type="float">
            <text:p>30,273.19 </text:p>
          </table:table-cell>
          <table:table-cell table:style-name="ce26" table:formula="of:=[.P22]*0.0175045" office:value-type="float" office:value="529.917054355" calcext:value-type="float">
            <text:p>529.92 </text:p>
          </table:table-cell>
          <table:table-cell table:style-name="ce26" office:value-type="float" office:value="25288.37" calcext:value-type="float">
            <text:p>25,288.37 </text:p>
          </table:table-cell>
          <table:table-cell table:style-name="ce26" table:formula="of:=[.R22]*0.017504" office:value-type="float" office:value="442.64762848" calcext:value-type="float">
            <text:p>442.65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T22]*0.0175" office:value-type="float" office:value="0" calcext:value-type="float">
            <text:p>- </text:p>
          </table:table-cell>
          <table:table-cell table:style-name="ce26"/>
          <table:table-cell table:style-name="ce26" table:formula="of:=[.V22]*0.0175" office:value-type="float" office:value="0" calcext:value-type="float">
            <text:p>- </text:p>
          </table:table-cell>
          <table:table-cell table:style-name="ce26"/>
          <table:table-cell table:style-name="ce26" table:formula="of:=[.X22]*0.0175" office:value-type="float" office:value="0" calcext:value-type="float">
            <text:p>- </text:p>
          </table:table-cell>
          <table:table-cell table:style-name="ce26"/>
          <table:table-cell table:style-name="ce26" table:formula="of:=[.Z22]*0.0175002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32" office:value-type="string" calcext:value-type="string" table:number-columns-spanned="2" table:number-rows-spanned="1">
            <text:p>TOTAL DE OPERACIONES DENTRO DEL PAÍS</text:p>
          </table:table-cell>
          <table:covered-table-cell/>
          <table:table-cell table:style-name="ce28" table:formula="of:=SUM([.D4:.D22])" office:value-type="float" office:value="386444.96" calcext:value-type="float">
            <text:p>386,444.96 </text:p>
          </table:table-cell>
          <table:table-cell table:style-name="ce28" table:formula="of:=SUM([.E4:.E22])" office:value-type="float" office:value="10332.73258572" calcext:value-type="float">
            <text:p>10,332.73 </text:p>
          </table:table-cell>
          <table:table-cell table:style-name="ce28" table:formula="of:=SUM([.F4:.F22])" office:value-type="float" office:value="443541.66" calcext:value-type="float">
            <text:p>443,541.66 </text:p>
          </table:table-cell>
          <table:table-cell table:style-name="ce64" table:formula="of:=SUM([.G4:.G22])" office:value-type="float" office:value="8308.951587515" calcext:value-type="float">
            <text:p>8,308.95</text:p>
          </table:table-cell>
          <table:table-cell table:style-name="ce28" table:formula="of:=SUM([.H4:.H22])" office:value-type="float" office:value="486167.5" calcext:value-type="float">
            <text:p>486,167.50 </text:p>
          </table:table-cell>
          <table:table-cell table:style-name="ce28" table:formula="of:=SUM([.I4:.I22])" office:value-type="float" office:value="8465.54169608" calcext:value-type="float">
            <text:p>8,465.54 </text:p>
          </table:table-cell>
          <table:table-cell table:style-name="ce28" table:formula="of:=SUM([.J4:.J22])" office:value-type="float" office:value="891099.16" calcext:value-type="float">
            <text:p>891,099.16 </text:p>
          </table:table-cell>
          <table:table-cell table:style-name="ce28" table:formula="of:=SUM([.K4:.K22])" office:value-type="float" office:value="14888.207671744" calcext:value-type="float">
            <text:p>14,888.21 </text:p>
          </table:table-cell>
          <table:table-cell table:style-name="ce28" table:formula="of:=SUM([.L4:.L22])" office:value-type="float" office:value="596532.64" calcext:value-type="float">
            <text:p>596,532.64 </text:p>
          </table:table-cell>
          <table:table-cell table:style-name="ce28" table:formula="of:=SUM([.M4:.M22])" office:value-type="float" office:value="9502.994854174" calcext:value-type="float">
            <text:p>9,502.99 </text:p>
          </table:table-cell>
          <table:table-cell table:style-name="ce28" table:formula="of:=SUM([.N4:.N22])" office:value-type="float" office:value="773051.5" calcext:value-type="float">
            <text:p>773,051.50 </text:p>
          </table:table-cell>
          <table:table-cell table:style-name="ce28" table:formula="of:=SUM([.O4:.O22])" office:value-type="float" office:value="12966.140560595" calcext:value-type="float">
            <text:p>12,966.14 </text:p>
          </table:table-cell>
          <table:table-cell table:style-name="ce28" table:formula="of:=SUM([.P4:.P22])" office:value-type="float" office:value="737171.34" calcext:value-type="float">
            <text:p>737,171.34 </text:p>
          </table:table-cell>
          <table:table-cell table:style-name="ce28" table:formula="of:=SUM([.Q4:.Q22])" office:value-type="float" office:value="14036.072154355" calcext:value-type="float">
            <text:p>14,036.07 </text:p>
          </table:table-cell>
          <table:table-cell table:style-name="ce28" table:formula="of:=SUM([.R4:.R22])" office:value-type="float" office:value="542787" calcext:value-type="float">
            <text:p>542,787.00 </text:p>
          </table:table-cell>
          <table:table-cell table:style-name="ce28" table:formula="of:=SUM([.S4:.S22])" office:value-type="float" office:value="8552.38415348" calcext:value-type="float">
            <text:p>8,552.38 </text:p>
          </table:table-cell>
          <table:table-cell table:style-name="ce28" table:formula="of:=SUM([.T4:.T22])" office:value-type="float" office:value="0" calcext:value-type="float">
            <text:p>- </text:p>
          </table:table-cell>
          <table:table-cell table:style-name="ce28" table:formula="of:=SUM([.U4:.U22])" office:value-type="float" office:value="0" calcext:value-type="float">
            <text:p>- </text:p>
          </table:table-cell>
          <table:table-cell table:style-name="ce28" table:formula="of:=SUM([.V4:.V22])" office:value-type="float" office:value="0" calcext:value-type="float">
            <text:p>- </text:p>
          </table:table-cell>
          <table:table-cell table:style-name="ce28" table:formula="of:=SUM([.W4:.W22])" office:value-type="float" office:value="0" calcext:value-type="float">
            <text:p>- </text:p>
          </table:table-cell>
          <table:table-cell table:style-name="ce28" table:formula="of:=SUM([.X4:.X22])" office:value-type="float" office:value="0" calcext:value-type="float">
            <text:p>- </text:p>
          </table:table-cell>
          <table:table-cell table:style-name="ce28" table:formula="of:=SUM([.Y4:.Y22])" office:value-type="float" office:value="0" calcext:value-type="float">
            <text:p>- </text:p>
          </table:table-cell>
          <table:table-cell table:style-name="ce28" table:formula="of:=SUM([.Z4:.Z22])" office:value-type="float" office:value="0" calcext:value-type="float">
            <text:p>- </text:p>
          </table:table-cell>
          <table:table-cell table:style-name="ce28" table:formula="of:=SUM([.AA4:.AA22])" office:value-type="float" office:value="0" calcext:value-type="float">
            <text:p>- </text:p>
          </table:table-cell>
          <table:table-cell table:number-columns-repeated="996"/>
        </table:table-row>
        <table:table-row table:style-name="ro3">
          <table:table-cell table:style-name="ce56" office:value-type="string" calcext:value-type="string" table:number-columns-spanned="1" table:number-rows-spanned="12">
            <text:p>Operaciones efectuadas fuera del país</text:p>
          </table:table-cell>
          <table:table-cell table:style-name="ce25" office:value-type="float" office:value="421" calcext:value-type="float">
            <text:p>421</text:p>
          </table:table-cell>
          <table:table-cell table:style-name="ce3" office:value-type="string" calcext:value-type="string">
            <text:p>Servicios Técnicos, administrativos o de consultoría y regalías </text:p>
          </table:table-cell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2253.34" calcext:value-type="float">
            <text:p>2,253.34 </text:p>
          </table:table-cell>
          <table:table-cell table:style-name="ce26" table:formula="of:=[.F24]*0.25" office:value-type="float" office:value="563.335" calcext:value-type="float">
            <text:p>563.34 </text:p>
          </table:table-cell>
          <table:table-cell table:style-name="ce26" table:number-columns-repeated="4"/>
          <table:table-cell table:style-name="ce26" office:value-type="float" office:value="0" calcext:value-type="float">
            <text:p>- </text:p>
          </table:table-cell>
          <table:table-cell table:style-name="ce26" table:formula="of:=[.L24]*0" office:value-type="float" office:value="0" calcext:value-type="float">
            <text:p>- </text:p>
          </table:table-cell>
          <table:table-cell table:style-name="ce26" table:number-columns-repeated="1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/>
          <table:table-cell table:style-name="ce26" table:formula="of:=[.D25]*0.25" office:value-type="float" office:value="0" calcext:value-type="float">
            <text:p>- </text:p>
          </table:table-cell>
          <table:table-cell table:style-name="ce26" table:number-columns-repeated="22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32" office:value-type="string" calcext:value-type="string" table:number-columns-spanned="2" table:number-rows-spanned="1">
            <text:p>TOTAL DE OPERACIONES FUERA DEL PAÍS</text:p>
          </table:table-cell>
          <table:covered-table-cell/>
          <table:table-cell table:style-name="ce28" table:formula="of:=SUM([.D24:.D34])" office:value-type="float" office:value="0" calcext:value-type="float">
            <text:p>- </text:p>
          </table:table-cell>
          <table:table-cell table:style-name="ce28" table:formula="of:=SUM([.E24:.E34])" office:value-type="float" office:value="0" calcext:value-type="float">
            <text:p>- </text:p>
          </table:table-cell>
          <table:table-cell table:style-name="ce28" table:formula="of:=SUM([.F24:.F34])" office:value-type="float" office:value="2253.34" calcext:value-type="float">
            <text:p>2,253.34 </text:p>
          </table:table-cell>
          <table:table-cell table:style-name="ce28" table:formula="of:=SUM([.G24:.G34])" office:value-type="float" office:value="563.335" calcext:value-type="float">
            <text:p>563.34 </text:p>
          </table:table-cell>
          <table:table-cell table:style-name="ce28" table:formula="of:=SUM([.H24:.H34])" office:value-type="float" office:value="0" calcext:value-type="float">
            <text:p>- </text:p>
          </table:table-cell>
          <table:table-cell table:style-name="ce28" table:formula="of:=SUM([.I24:.I34])" office:value-type="float" office:value="0" calcext:value-type="float">
            <text:p>- </text:p>
          </table:table-cell>
          <table:table-cell table:style-name="ce28" table:formula="of:=SUM([.J24:.J34])" office:value-type="float" office:value="0" calcext:value-type="float">
            <text:p>- </text:p>
          </table:table-cell>
          <table:table-cell table:style-name="ce28" table:formula="of:=SUM([.K24:.K34])" office:value-type="float" office:value="0" calcext:value-type="float">
            <text:p>- </text:p>
          </table:table-cell>
          <table:table-cell table:style-name="ce28" table:formula="of:=SUM([.L24:.L34])" office:value-type="float" office:value="0" calcext:value-type="float">
            <text:p>- </text:p>
          </table:table-cell>
          <table:table-cell table:style-name="ce28" table:formula="of:=SUM([.M24:.M34])" office:value-type="float" office:value="0" calcext:value-type="float">
            <text:p>- </text:p>
          </table:table-cell>
          <table:table-cell table:style-name="ce28" table:formula="of:=SUM([.N24:.N34])" office:value-type="float" office:value="0" calcext:value-type="float">
            <text:p>- </text:p>
          </table:table-cell>
          <table:table-cell table:style-name="ce28" table:formula="of:=SUM([.O24:.O34])" office:value-type="float" office:value="0" calcext:value-type="float">
            <text:p>- </text:p>
          </table:table-cell>
          <table:table-cell table:style-name="ce28" table:formula="of:=SUM([.P24:.P34])" office:value-type="float" office:value="0" calcext:value-type="float">
            <text:p>- </text:p>
          </table:table-cell>
          <table:table-cell table:style-name="ce28" table:formula="of:=SUM([.Q24:.Q34])" office:value-type="float" office:value="0" calcext:value-type="float">
            <text:p>- </text:p>
          </table:table-cell>
          <table:table-cell table:style-name="ce28" table:formula="of:=SUM([.R24:.R34])" office:value-type="float" office:value="0" calcext:value-type="float">
            <text:p>- </text:p>
          </table:table-cell>
          <table:table-cell table:style-name="ce28" table:formula="of:=SUM([.S24:.S34])" office:value-type="float" office:value="0" calcext:value-type="float">
            <text:p>- </text:p>
          </table:table-cell>
          <table:table-cell table:style-name="ce28" table:formula="of:=SUM([.T24:.T34])" office:value-type="float" office:value="0" calcext:value-type="float">
            <text:p>- </text:p>
          </table:table-cell>
          <table:table-cell table:style-name="ce28" table:formula="of:=SUM([.U24:.U34])" office:value-type="float" office:value="0" calcext:value-type="float">
            <text:p>- </text:p>
          </table:table-cell>
          <table:table-cell table:style-name="ce28" table:formula="of:=SUM([.V24:.V34])" office:value-type="float" office:value="0" calcext:value-type="float">
            <text:p>- </text:p>
          </table:table-cell>
          <table:table-cell table:style-name="ce28" table:formula="of:=SUM([.W24:.W34])" office:value-type="float" office:value="0" calcext:value-type="float">
            <text:p>- </text:p>
          </table:table-cell>
          <table:table-cell table:style-name="ce28" table:formula="of:=SUM([.X24:.X34])" office:value-type="float" office:value="0" calcext:value-type="float">
            <text:p>- </text:p>
          </table:table-cell>
          <table:table-cell table:style-name="ce28" table:formula="of:=SUM([.Y24:.Y34])" office:value-type="float" office:value="0" calcext:value-type="float">
            <text:p>- </text:p>
          </table:table-cell>
          <table:table-cell table:style-name="ce28" table:formula="of:=SUM([.Z24:.Z34])" office:value-type="float" office:value="0" calcext:value-type="float">
            <text:p>- </text:p>
          </table:table-cell>
          <table:table-cell table:style-name="ce28" table:formula="of:=SUM([.AA24:.AA34])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3" table:number-columns-repeated="10"/>
          <table:table-cell table:number-columns-repeated="2"/>
          <table:table-cell table:style-name="ce23" table:number-columns-repeated="10"/>
          <table:table-cell table:number-columns-repeated="996"/>
        </table:table-row>
        <table:table-row table:style-name="ro1">
          <table:table-cell table:style-name="ce33" office:value-type="string" calcext:value-type="string" table:number-columns-spanned="3" table:number-rows-spanned="1">
            <text:p>TOTAL GENERAL</text:p>
          </table:table-cell>
          <table:covered-table-cell table:number-columns-repeated="2"/>
          <table:table-cell table:style-name="ce26" table:formula="of:=[.D23]+[.D35]" office:value-type="float" office:value="386444.96" calcext:value-type="float">
            <text:p>386,444.96 </text:p>
          </table:table-cell>
          <table:table-cell table:style-name="ce26" table:formula="of:=[.E23]+[.E35]" office:value-type="float" office:value="10332.73258572" calcext:value-type="float">
            <text:p>10,332.73 </text:p>
          </table:table-cell>
          <table:table-cell table:style-name="ce26" table:formula="of:=[.F23]+[.F35]" office:value-type="float" office:value="445795" calcext:value-type="float">
            <text:p>445,795.00 </text:p>
          </table:table-cell>
          <table:table-cell table:style-name="ce26" table:formula="of:=[.G23]+[.G35]" office:value-type="float" office:value="8872.286587515" calcext:value-type="float">
            <text:p>8,872.29 </text:p>
          </table:table-cell>
          <table:table-cell table:style-name="ce26" table:formula="of:=[.H23]+[.H35]" office:value-type="float" office:value="486167.5" calcext:value-type="float">
            <text:p>486,167.50 </text:p>
          </table:table-cell>
          <table:table-cell table:style-name="ce26" table:formula="of:=[.I23]+[.I35]" office:value-type="float" office:value="8465.54169608" calcext:value-type="float">
            <text:p>8,465.54 </text:p>
          </table:table-cell>
          <table:table-cell table:style-name="ce26" table:formula="of:=[.J23]+[.J35]" office:value-type="float" office:value="891099.16" calcext:value-type="float">
            <text:p>891,099.16 </text:p>
          </table:table-cell>
          <table:table-cell table:style-name="ce26" table:formula="of:=[.K23]+[.K35]" office:value-type="float" office:value="14888.207671744" calcext:value-type="float">
            <text:p>14,888.21 </text:p>
          </table:table-cell>
          <table:table-cell table:style-name="ce26" table:formula="of:=[.L23]+[.L35]" office:value-type="float" office:value="596532.64" calcext:value-type="float">
            <text:p>596,532.64 </text:p>
          </table:table-cell>
          <table:table-cell table:style-name="ce26" table:formula="of:=[.M23]+[.M35]" office:value-type="float" office:value="9502.994854174" calcext:value-type="float">
            <text:p>9,502.99 </text:p>
          </table:table-cell>
          <table:table-cell table:style-name="ce26" table:formula="of:=[.N23]+[.N35]" office:value-type="float" office:value="773051.5" calcext:value-type="float">
            <text:p>773,051.50 </text:p>
          </table:table-cell>
          <table:table-cell table:style-name="ce26" table:formula="of:=[.O23]+[.O35]" office:value-type="float" office:value="12966.140560595" calcext:value-type="float">
            <text:p>12,966.14 </text:p>
          </table:table-cell>
          <table:table-cell table:style-name="ce26" table:formula="of:=[.P23]+[.P35]" office:value-type="float" office:value="737171.34" calcext:value-type="float">
            <text:p>737,171.34 </text:p>
          </table:table-cell>
          <table:table-cell table:style-name="ce26" table:formula="of:=[.Q23]+[.Q35]" office:value-type="float" office:value="14036.072154355" calcext:value-type="float">
            <text:p>14,036.07 </text:p>
          </table:table-cell>
          <table:table-cell table:style-name="ce26" table:formula="of:=[.R23]+[.R35]" office:value-type="float" office:value="542787" calcext:value-type="float">
            <text:p>542,787.00 </text:p>
          </table:table-cell>
          <table:table-cell table:style-name="ce26" table:formula="of:=[.S23]+[.S35]" office:value-type="float" office:value="8552.38415348" calcext:value-type="float">
            <text:p>8,552.38 </text:p>
          </table:table-cell>
          <table:table-cell table:style-name="ce26" table:formula="of:=[.T23]+[.T35]" office:value-type="float" office:value="0" calcext:value-type="float">
            <text:p>- </text:p>
          </table:table-cell>
          <table:table-cell table:style-name="ce26" table:formula="of:=[.U23]+[.U35]" office:value-type="float" office:value="0" calcext:value-type="float">
            <text:p>- </text:p>
          </table:table-cell>
          <table:table-cell table:style-name="ce26" table:formula="of:=[.V23]+[.V35]" office:value-type="float" office:value="0" calcext:value-type="float">
            <text:p>- </text:p>
          </table:table-cell>
          <table:table-cell table:style-name="ce26" table:formula="of:=[.W23]+[.W35]" office:value-type="float" office:value="0" calcext:value-type="float">
            <text:p>- </text:p>
          </table:table-cell>
          <table:table-cell table:style-name="ce26" table:formula="of:=[.X23]+[.X35]" office:value-type="float" office:value="0" calcext:value-type="float">
            <text:p>- </text:p>
          </table:table-cell>
          <table:table-cell table:style-name="ce26" table:formula="of:=[.Y23]+[.Y35]" office:value-type="float" office:value="0" calcext:value-type="float">
            <text:p>- </text:p>
          </table:table-cell>
          <table:table-cell table:style-name="ce26" table:formula="of:=[.Z23]+[.Z35]" office:value-type="float" office:value="0" calcext:value-type="float">
            <text:p>- </text:p>
          </table:table-cell>
          <table:table-cell table:style-name="ce26" table:formula="of:=[.AA23]+[.AA35]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INTERES POR MORA</text:p>
          </table:table-cell>
          <table:table-cell table:number-columns-repeated="13" table:style-name="ce26" office:value-type="float" office:value="0" calcext:value-type="float">
            <text:p>- </text:p>
          </table:table-cell>
          <table:table-cell table:style-name="ce26" office:value-type="float" office:value="94.32" calcext:value-type="float">
            <text:p>94.32 </text:p>
          </table:table-cell>
          <table:table-cell table:number-columns-repeated="10"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MULTA</text:p>
          </table:table-cell>
          <table:table-cell table:number-columns-repeated="13" table:style-name="ce26" office:value-type="float" office:value="0" calcext:value-type="float">
            <text:p>- </text:p>
          </table:table-cell>
          <table:table-cell table:style-name="ce26" office:value-type="float" office:value="421.08" calcext:value-type="float">
            <text:p>421.08 </text:p>
          </table:table-cell>
          <table:table-cell table:number-columns-repeated="10"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29" office:value-type="string" calcext:value-type="string">
            <text:p>TOTAL A PAGAR</text:p>
          </table:table-cell>
          <table:table-cell table:style-name="ce28" table:formula="of:=SUM([.D37:.D39])" office:value-type="float" office:value="386444.96" calcext:value-type="float">
            <text:p>386,444.96 </text:p>
          </table:table-cell>
          <table:table-cell table:style-name="ce28" table:formula="of:=SUM([.E37:.E39])" office:value-type="float" office:value="10332.73258572" calcext:value-type="float">
            <text:p>10,332.73 </text:p>
          </table:table-cell>
          <table:table-cell table:style-name="ce28" table:formula="of:=SUM([.F37:.F39])" office:value-type="float" office:value="445795" calcext:value-type="float">
            <text:p>445,795.00 </text:p>
          </table:table-cell>
          <table:table-cell table:style-name="ce28" table:formula="of:=SUM([.G37:.G39])" office:value-type="float" office:value="8872.286587515" calcext:value-type="float">
            <text:p>8,872.29 </text:p>
          </table:table-cell>
          <table:table-cell table:style-name="ce28" table:formula="of:=SUM([.H37:.H39])" office:value-type="float" office:value="486167.5" calcext:value-type="float">
            <text:p>486,167.50 </text:p>
          </table:table-cell>
          <table:table-cell table:style-name="ce28" table:formula="of:=SUM([.I37:.I39])" office:value-type="float" office:value="8465.54169608" calcext:value-type="float">
            <text:p>8,465.54 </text:p>
          </table:table-cell>
          <table:table-cell table:style-name="ce28" table:formula="of:=SUM([.J37:.J39])" office:value-type="float" office:value="891099.16" calcext:value-type="float">
            <text:p>891,099.16 </text:p>
          </table:table-cell>
          <table:table-cell table:style-name="ce28" table:formula="of:=SUM([.K37:.K39])" office:value-type="float" office:value="14888.207671744" calcext:value-type="float">
            <text:p>14,888.21 </text:p>
          </table:table-cell>
          <table:table-cell table:style-name="ce28" table:formula="of:=SUM([.L37:.L39])" office:value-type="float" office:value="596532.64" calcext:value-type="float">
            <text:p>596,532.64 </text:p>
          </table:table-cell>
          <table:table-cell table:style-name="ce28" table:formula="of:=SUM([.M37:.M39])" office:value-type="float" office:value="9502.994854174" calcext:value-type="float">
            <text:p>9,502.99 </text:p>
          </table:table-cell>
          <table:table-cell table:style-name="ce28" table:formula="of:=SUM([.N37:.N39])" office:value-type="float" office:value="773051.5" calcext:value-type="float">
            <text:p>773,051.50 </text:p>
          </table:table-cell>
          <table:table-cell table:style-name="ce28" table:formula="of:=SUM([.O37:.O39])" office:value-type="float" office:value="12966.140560595" calcext:value-type="float">
            <text:p>12,966.14 </text:p>
          </table:table-cell>
          <table:table-cell table:style-name="ce28" table:formula="of:=SUM([.P37:.P39])" office:value-type="float" office:value="737171.34" calcext:value-type="float">
            <text:p>737,171.34 </text:p>
          </table:table-cell>
          <table:table-cell table:style-name="ce28" table:formula="of:=SUM([.Q37:.Q39])" office:value-type="float" office:value="14551.472154355" calcext:value-type="float">
            <text:p>14,551.47 </text:p>
          </table:table-cell>
          <table:table-cell table:style-name="ce28" table:formula="of:=SUM([.R37:.R39])" office:value-type="float" office:value="542787" calcext:value-type="float">
            <text:p>542,787.00 </text:p>
          </table:table-cell>
          <table:table-cell table:style-name="ce28" table:formula="of:=SUM([.S37:.S39])" office:value-type="float" office:value="8552.38415348" calcext:value-type="float">
            <text:p>8,552.38 </text:p>
          </table:table-cell>
          <table:table-cell table:style-name="ce28" table:formula="of:=SUM([.T37:.T39])" office:value-type="float" office:value="0" calcext:value-type="float">
            <text:p>- </text:p>
          </table:table-cell>
          <table:table-cell table:style-name="ce28" table:formula="of:=SUM([.U37:.U39])" office:value-type="float" office:value="0" calcext:value-type="float">
            <text:p>- </text:p>
          </table:table-cell>
          <table:table-cell table:style-name="ce28" table:formula="of:=SUM([.V37:.V39])" office:value-type="float" office:value="0" calcext:value-type="float">
            <text:p>- </text:p>
          </table:table-cell>
          <table:table-cell table:style-name="ce28" table:formula="of:=SUM([.W37:.W39])" office:value-type="float" office:value="0" calcext:value-type="float">
            <text:p>- </text:p>
          </table:table-cell>
          <table:table-cell table:style-name="ce28" table:formula="of:=SUM([.X37:.X39])" office:value-type="float" office:value="0" calcext:value-type="float">
            <text:p>- </text:p>
          </table:table-cell>
          <table:table-cell table:style-name="ce28" table:formula="of:=SUM([.Y37:.Y39])" office:value-type="float" office:value="0" calcext:value-type="float">
            <text:p>- </text:p>
          </table:table-cell>
          <table:table-cell table:style-name="ce28" table:formula="of:=SUM([.Z37:.Z39])" office:value-type="float" office:value="0" calcext:value-type="float">
            <text:p>- </text:p>
          </table:table-cell>
          <table:table-cell table:style-name="ce28" table:formula="of:=SUM([.AA37:.AA39])" office:value-type="float" office:value="0" calcext:value-type="float">
            <text:p>- </text:p>
          </table:table-cell>
          <table:table-cell table:number-columns-repeated="99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Total de Compras</text:p>
          </table:table-cell>
          <table:table-cell table:formula="of:=[.D37]+[.F37]+[.H37]+[.J37]+[.L37]+[.N37]+[.P37]+[.R37]+[.T37]+[.V37]+[.X37]+[.Z37]" office:value-type="float" office:value="4859049.1" calcext:value-type="float">
            <text:p>4,859,049.1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tal de Retenciones</text:p>
          </table:table-cell>
          <table:table-cell table:formula="of:=[.E37]+[.G37]+[.I37]+[.K37]+[.M37]+[.O37]+[.Q37]+[.S37]+[.U37]+[.W37]+[.Y37]+[.AA37]" office:value-type="float" office:value="87616.360263663" calcext:value-type="float">
            <text:p>87,616.36 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CE" table:style-name="ta3">
        <table:table-column table:style-name="co13" table:default-cell-style-name="Default"/>
        <table:table-row table:style-name="ro1">
          <table:table-cell/>
        </table:table-row>
      </table:table>
      <table:table table:name="NC Impuestos otros" table:style-name="ta3">
        <office:forms form:automatic-focus="false" form:apply-design-mode="false"/>
        <table:table-column table:style-name="co14" table:default-cell-style-name="ce1"/>
        <table:table-column table:style-name="co15" table:default-cell-style-name="ce78"/>
        <table:table-column table:style-name="co16" table:default-cell-style-name="ce78"/>
        <table:table-column table:style-name="co17" table:default-cell-style-name="ce82"/>
        <table:table-column table:style-name="co18" table:number-columns-repeated="13" table:default-cell-style-name="ce87"/>
        <table:table-column table:style-name="co13" table:number-columns-repeated="1007" table:default-cell-style-name="ce1"/>
        <table:table-row table:style-name="ro1">
          <table:table-cell table:style-name="Default" table:number-columns-repeated="3"/>
          <table:table-cell table:style-name="ce4"/>
          <table:table-cell table:style-name="ce5" office:value-type="string" calcext:value-type="string">
            <text:p>Enero</text:p>
          </table:table-cell>
          <table:table-cell table:style-name="ce5" office:value-type="string" calcext:value-type="string">
            <text:p>Febrero</text:p>
          </table:table-cell>
          <table:table-cell table:style-name="ce5" office:value-type="string" calcext:value-type="string">
            <text:p>Marzo</text:p>
          </table:table-cell>
          <table:table-cell table:style-name="ce5" office:value-type="string" calcext:value-type="string">
            <text:p>Abril</text:p>
          </table:table-cell>
          <table:table-cell table:style-name="ce5" office:value-type="string" calcext:value-type="string">
            <text:p>Mayo</text:p>
          </table:table-cell>
          <table:table-cell table:style-name="ce5" office:value-type="string" calcext:value-type="string">
            <text:p>Junio</text:p>
          </table:table-cell>
          <table:table-cell table:style-name="ce5" office:value-type="string" calcext:value-type="string">
            <text:p>Julio</text:p>
          </table:table-cell>
          <table:table-cell table:style-name="ce5" office:value-type="string" calcext:value-type="string">
            <text:p>Agosto</text:p>
          </table:table-cell>
          <table:table-cell table:style-name="ce5" office:value-type="string" calcext:value-type="string">
            <text:p>Septiembre</text:p>
          </table:table-cell>
          <table:table-cell table:style-name="ce5" office:value-type="string" calcext:value-type="string">
            <text:p>Octubre</text:p>
          </table:table-cell>
          <table:table-cell table:style-name="ce5" office:value-type="string" calcext:value-type="string">
            <text:p>Noviembre</text:p>
          </table:table-cell>
          <table:table-cell table:style-name="ce5" office:value-type="string" calcext:value-type="string">
            <text:p>Diciembre</text:p>
          </table:table-cell>
          <table:table-cell table:style-name="ce5" office:value-type="string" calcext:value-type="string">
            <text:p>Total</text:p>
          </table:table-cell>
          <table:table-cell table:style-name="Default" table:number-columns-repeated="1007"/>
        </table:table-row>
        <table:table-row table:style-name="ro1">
          <table:table-cell/>
          <table:table-cell table:style-name="ce77" office:value-type="string" calcext:value-type="string" table:number-columns-spanned="1" table:number-rows-spanned="15">
            <text:p>VENTAS</text:p>
          </table:table-cell>
          <table:table-cell table:style-name="ce80"/>
          <table:table-cell table:style-name="ce81" office:value-type="string" calcext:value-type="string">
            <text:p>Ventas que generan Impuestos</text:p>
          </table:table-cell>
          <table:table-cell table:style-name="ce86" table:number-columns-repeated="13"/>
          <table:table-cell table:number-columns-repeated="1007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Valor Bruto de Operaciones </text:p>
          </table:table-cell>
          <table:table-cell office:value-type="float" office:value="662009.38" calcext:value-type="float">
            <text:p>662,009.38</text:p>
          </table:table-cell>
          <table:table-cell office:value-type="float" office:value="421230.79" calcext:value-type="float">
            <text:p>421,230.79</text:p>
          </table:table-cell>
          <table:table-cell office:value-type="float" office:value="384335.49" calcext:value-type="float">
            <text:p>384,335.49</text:p>
          </table:table-cell>
          <table:table-cell office:value-type="float" office:value="507769.46" calcext:value-type="float">
            <text:p>507,769.46</text:p>
          </table:table-cell>
          <table:table-cell office:value-type="float" office:value="516135.14" calcext:value-type="float">
            <text:p>516,135.14</text:p>
          </table:table-cell>
          <table:table-cell office:value-type="float" office:value="364434.98" calcext:value-type="float">
            <text:p>364,434.98</text:p>
          </table:table-cell>
          <table:table-cell office:value-type="float" office:value="404877.41" calcext:value-type="float">
            <text:p>404,877.41</text:p>
          </table:table-cell>
          <table:table-cell office:value-type="float" office:value="489771.52" calcext:value-type="float">
            <text:p>489,771.52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Valor Neto de Operaciones</text:p>
          </table:table-cell>
          <table:table-cell office:value-type="float" office:value="656301.08" calcext:value-type="float">
            <text:p>656,301.08</text:p>
          </table:table-cell>
          <table:table-cell office:value-type="float" office:value="420528.54" calcext:value-type="float">
            <text:p>420,528.54</text:p>
          </table:table-cell>
          <table:table-cell office:value-type="float" office:value="383755.89" calcext:value-type="float">
            <text:p>383,755.89</text:p>
          </table:table-cell>
          <table:table-cell office:value-type="float" office:value="507769.46" calcext:value-type="float">
            <text:p>507,769.46</text:p>
          </table:table-cell>
          <table:table-cell office:value-type="float" office:value="514333.89" calcext:value-type="float">
            <text:p>514,333.89</text:p>
          </table:table-cell>
          <table:table-cell office:value-type="float" office:value="350882.89" calcext:value-type="float">
            <text:p>350,882.89</text:p>
          </table:table-cell>
          <table:table-cell office:value-type="float" office:value="401440.41" calcext:value-type="float">
            <text:p>401,440.41</text:p>
          </table:table-cell>
          <table:table-cell office:value-type="float" office:value="485404.57" calcext:value-type="float">
            <text:p>485,404.57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Notas de Crédito Efectuadas</text:p>
          </table:table-cell>
          <table:table-cell table:formula="of:=[.E3]-[.E4]" office:value-type="float" office:value="5708.30000000005" calcext:value-type="float">
            <text:p>5,708.30</text:p>
          </table:table-cell>
          <table:table-cell table:formula="of:=[.F3]-[.F4]" office:value-type="float" office:value="702.25" calcext:value-type="float">
            <text:p>702.25</text:p>
          </table:table-cell>
          <table:table-cell table:formula="of:=[.G3]-[.G4]" office:value-type="float" office:value="579.599999999977" calcext:value-type="float">
            <text:p>579.60</text:p>
          </table:table-cell>
          <table:table-cell table:formula="of:=[.H3]-[.H4]" office:value-type="float" office:value="0" calcext:value-type="float">
            <text:p>0.00</text:p>
          </table:table-cell>
          <table:table-cell table:formula="of:=[.I3]-[.I4]" office:value-type="float" office:value="1801.25" calcext:value-type="float">
            <text:p>1,801.25</text:p>
          </table:table-cell>
          <table:table-cell table:formula="of:=[.J3]-[.J4]" office:value-type="float" office:value="13552.09" calcext:value-type="float">
            <text:p>13,552.09</text:p>
          </table:table-cell>
          <table:table-cell table:formula="of:=[.K3]-[.K4]" office:value-type="float" office:value="3437" calcext:value-type="float">
            <text:p>3,437.00</text:p>
          </table:table-cell>
          <table:table-cell table:formula="of:=[.L3]-[.L4]" office:value-type="float" office:value="4366.95000000001" calcext:value-type="float">
            <text:p>4,366.95</text:p>
          </table:table-cell>
          <table:table-cell table:formula="of:=[.M3]-[.M4]" office:value-type="float" office:value="0" calcext:value-type="float">
            <text:p>0.00</text:p>
          </table:table-cell>
          <table:table-cell table:formula="of:=[.N3]-[.N4]" office:value-type="float" office:value="0" calcext:value-type="float">
            <text:p>0.00</text:p>
          </table:table-cell>
          <table:table-cell table:formula="of:=[.O3]-[.O4]" office:value-type="float" office:value="0" calcext:value-type="float">
            <text:p>0.00</text:p>
          </table:table-cell>
          <table:table-cell table:formula="of:=[.P3]-[.P4]" office:value-type="float" office:value="0" calcext:value-type="float">
            <text:p>0.00</text:p>
          </table:table-cell>
          <table:table-cell table:formula="of:=SUM([.E5:.P5])" office:value-type="float" office:value="30147.44" calcext:value-type="float">
            <text:p>30,147.44</text:p>
          </table:table-cell>
          <table:table-cell table:number-columns-repeated="1007"/>
        </table:table-row>
        <table:table-row table:style-name="ro1">
          <table:table-cell/>
          <table:covered-table-cell/>
          <table:table-cell/>
          <table:table-cell table:style-name="ce78"/>
          <table:table-cell table:number-columns-repeated="102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Impuesto Causado</text:p>
          </table:table-cell>
          <table:table-cell table:formula="of:=[.E4]*0.12" office:value-type="float" office:value="78756.1296" calcext:value-type="float">
            <text:p>78,756.13</text:p>
          </table:table-cell>
          <table:table-cell table:formula="of:=[.F4]*0.12" office:value-type="float" office:value="50463.4248" calcext:value-type="float">
            <text:p>50,463.42</text:p>
          </table:table-cell>
          <table:table-cell table:formula="of:=[.G4]*0.12" office:value-type="float" office:value="46050.7068" calcext:value-type="float">
            <text:p>46,050.71</text:p>
          </table:table-cell>
          <table:table-cell table:formula="of:=[.H4]*0.12" office:value-type="float" office:value="60932.3352" calcext:value-type="float">
            <text:p>60,932.34</text:p>
          </table:table-cell>
          <table:table-cell table:formula="of:=[.I4]*0.12" office:value-type="float" office:value="61720.0668" calcext:value-type="float">
            <text:p>61,720.07</text:p>
          </table:table-cell>
          <table:table-cell table:formula="of:=[.J4]*0.12" office:value-type="float" office:value="42105.9468" calcext:value-type="float">
            <text:p>42,105.95</text:p>
          </table:table-cell>
          <table:table-cell table:formula="of:=[.K4]*0.12" office:value-type="float" office:value="48172.8492" calcext:value-type="float">
            <text:p>48,172.85</text:p>
          </table:table-cell>
          <table:table-cell table:formula="of:=[.L4]*0.12" office:value-type="float" office:value="58248.5484" calcext:value-type="float">
            <text:p>58,248.55</text:p>
          </table:table-cell>
          <table:table-cell table:formula="of:=[.M4]*0.12" office:value-type="float" office:value="0" calcext:value-type="float">
            <text:p>0.00</text:p>
          </table:table-cell>
          <table:table-cell table:formula="of:=[.N4]*0.12" office:value-type="float" office:value="0" calcext:value-type="float">
            <text:p>0.00</text:p>
          </table:table-cell>
          <table:table-cell table:formula="of:=[.O4]*0.12" office:value-type="float" office:value="0" calcext:value-type="float">
            <text:p>0.00</text:p>
          </table:table-cell>
          <table:table-cell table:formula="of:=[.P4]*0.12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/>
          <table:covered-table-cell/>
          <table:table-cell/>
          <table:table-cell table:style-name="ce78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ce78" office:value-type="string" calcext:value-type="string">
            <text:p>Ventas que no generan impuestos</text:p>
          </table:table-cell>
          <table:table-cell table:number-columns-repeated="102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Valor bruto</text:p>
          </table:table-cell>
          <table:table-cell table:formula="of:=68675.86+859062.51+147773.72" office:value-type="float" office:value="1075512.09" calcext:value-type="float">
            <text:p>1,075,512.09</text:p>
          </table:table-cell>
          <table:table-cell table:formula="of:=103643.26+1048173.97+156254.61" office:value-type="float" office:value="1308071.84" calcext:value-type="float">
            <text:p>1,308,071.84</text:p>
          </table:table-cell>
          <table:table-cell table:formula="of:=110383.94+1170919.88+165366.37" office:value-type="float" office:value="1446670.19" calcext:value-type="float">
            <text:p>1,446,670.19</text:p>
          </table:table-cell>
          <table:table-cell table:formula="of:=129506.85+1024199.38+313124.58" office:value-type="float" office:value="1466830.81" calcext:value-type="float">
            <text:p>1,466,830.81</text:p>
          </table:table-cell>
          <table:table-cell table:formula="of:=90254.37+952353.25+230249.06" office:value-type="float" office:value="1272856.68" calcext:value-type="float">
            <text:p>1,272,856.68</text:p>
          </table:table-cell>
          <table:table-cell table:formula="of:=164384.42+1387692.15+137114.6" office:value-type="float" office:value="1689191.17" calcext:value-type="float">
            <text:p>1,689,191.17</text:p>
          </table:table-cell>
          <table:table-cell table:formula="of:=295658.14+1672490.13+318043.24" office:value-type="float" office:value="2286191.51" calcext:value-type="float">
            <text:p>2,286,191.51</text:p>
          </table:table-cell>
          <table:table-cell table:formula="of:=228824.27+2252909.95+136433.3" office:value-type="float" office:value="2618167.52" calcext:value-type="float">
            <text:p>2,618,167.52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Valor Neto</text:p>
          </table:table-cell>
          <table:table-cell table:formula="of:=68675.86+859062.51+147773.72" office:value-type="float" office:value="1075512.09" calcext:value-type="float">
            <text:p>1,075,512.09</text:p>
          </table:table-cell>
          <table:table-cell table:formula="of:=103643.26+1048173.97+156254.61" office:value-type="float" office:value="1308071.84" calcext:value-type="float">
            <text:p>1,308,071.84</text:p>
          </table:table-cell>
          <table:table-cell table:formula="of:=110383.94+1162364+165366.37" office:value-type="float" office:value="1438114.31" calcext:value-type="float">
            <text:p>1,438,114.31</text:p>
          </table:table-cell>
          <table:table-cell table:formula="of:=129230.35+1020149.8+313124.58" office:value-type="float" office:value="1462504.73" calcext:value-type="float">
            <text:p>1,462,504.73</text:p>
          </table:table-cell>
          <table:table-cell table:formula="of:=76566.96+944808.43+230249.06" office:value-type="float" office:value="1251624.45" calcext:value-type="float">
            <text:p>1,251,624.45</text:p>
          </table:table-cell>
          <table:table-cell table:formula="of:=163328.42+1387692.15+137114.6" office:value-type="float" office:value="1688135.17" calcext:value-type="float">
            <text:p>1,688,135.17</text:p>
          </table:table-cell>
          <table:table-cell table:formula="of:=295658.14+1672490.13+291559.84" office:value-type="float" office:value="2259708.11" calcext:value-type="float">
            <text:p>2,259,708.11</text:p>
          </table:table-cell>
          <table:table-cell table:formula="of:=226426.41+2245959.79+136272.58" office:value-type="float" office:value="2608658.78" calcext:value-type="float">
            <text:p>2,608,658.78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Notas de Crédito</text:p>
          </table:table-cell>
          <table:table-cell table:formula="of:=[.E10]-[.E11]" office:value-type="float" office:value="0" calcext:value-type="float">
            <text:p>0.00</text:p>
          </table:table-cell>
          <table:table-cell table:formula="of:=[.F10]-[.F11]" office:value-type="float" office:value="0" calcext:value-type="float">
            <text:p>0.00</text:p>
          </table:table-cell>
          <table:table-cell table:formula="of:=[.G10]-[.G11]" office:value-type="float" office:value="8555.87999999989" calcext:value-type="float">
            <text:p>8,555.88</text:p>
          </table:table-cell>
          <table:table-cell table:formula="of:=[.H10]-[.H11]" office:value-type="float" office:value="4326.07999999984" calcext:value-type="float">
            <text:p>4,326.08</text:p>
          </table:table-cell>
          <table:table-cell table:formula="of:=[.I10]-[.I11]" office:value-type="float" office:value="21232.23" calcext:value-type="float">
            <text:p>21,232.23</text:p>
          </table:table-cell>
          <table:table-cell table:formula="of:=[.J10]-[.J11]" office:value-type="float" office:value="1056" calcext:value-type="float">
            <text:p>1,056.00</text:p>
          </table:table-cell>
          <table:table-cell table:formula="of:=[.K10]-[.K11]" office:value-type="float" office:value="26483.3999999999" calcext:value-type="float">
            <text:p>26,483.40</text:p>
          </table:table-cell>
          <table:table-cell table:formula="of:=[.L10]-[.L11]" office:value-type="float" office:value="9508.73999999976" calcext:value-type="float">
            <text:p>9,508.74</text:p>
          </table:table-cell>
          <table:table-cell table:formula="of:=[.M10]-[.M11]" office:value-type="float" office:value="0" calcext:value-type="float">
            <text:p>0.00</text:p>
          </table:table-cell>
          <table:table-cell table:formula="of:=[.N10]-[.N11]" office:value-type="float" office:value="0" calcext:value-type="float">
            <text:p>0.00</text:p>
          </table:table-cell>
          <table:table-cell table:formula="of:=[.O10]-[.O11]" office:value-type="float" office:value="0" calcext:value-type="float">
            <text:p>0.00</text:p>
          </table:table-cell>
          <table:table-cell table:formula="of:=[.P10]-[.P1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office:value-type="float" office:value="409" calcext:value-type="float">
            <text:p>409</text:p>
          </table:table-cell>
          <table:table-cell table:style-name="ce83" office:value-type="string" calcext:value-type="string">
            <text:p>Total Valor Bruto</text:p>
          </table:table-cell>
          <table:table-cell table:style-name="ce88" table:formula="of:=[.E3]+[.E10]" office:value-type="float" office:value="1737521.47" calcext:value-type="float">
            <text:p>1,737,521.47</text:p>
          </table:table-cell>
          <table:table-cell table:style-name="ce88" table:formula="of:=[.F3]+[.F10]" office:value-type="float" office:value="1729302.63" calcext:value-type="float">
            <text:p>1,729,302.63</text:p>
          </table:table-cell>
          <table:table-cell table:style-name="ce88" table:formula="of:=[.G3]+[.G10]" office:value-type="float" office:value="1831005.68" calcext:value-type="float">
            <text:p>1,831,005.68</text:p>
          </table:table-cell>
          <table:table-cell table:style-name="ce88" table:formula="of:=[.H3]+[.H10]" office:value-type="float" office:value="1974600.27" calcext:value-type="float">
            <text:p>1,974,600.27</text:p>
          </table:table-cell>
          <table:table-cell table:style-name="ce88" table:formula="of:=[.I3]+[.I10]" office:value-type="float" office:value="1788991.82" calcext:value-type="float">
            <text:p>1,788,991.82</text:p>
          </table:table-cell>
          <table:table-cell table:style-name="ce88" table:formula="of:=[.J3]+[.J10]" office:value-type="float" office:value="2053626.15" calcext:value-type="float">
            <text:p>2,053,626.15</text:p>
          </table:table-cell>
          <table:table-cell table:style-name="ce88" table:formula="of:=[.K3]+[.K10]" office:value-type="float" office:value="2691068.92" calcext:value-type="float">
            <text:p>2,691,068.92</text:p>
          </table:table-cell>
          <table:table-cell table:style-name="ce88" table:formula="of:=[.L3]+[.L10]" office:value-type="float" office:value="3107939.04" calcext:value-type="float">
            <text:p>3,107,939.04</text:p>
          </table:table-cell>
          <table:table-cell table:number-columns-repeated="1012"/>
        </table:table-row>
        <table:table-row table:style-name="ro1">
          <table:table-cell/>
          <table:covered-table-cell/>
          <table:table-cell office:value-type="float" office:value="419" calcext:value-type="float">
            <text:p>419</text:p>
          </table:table-cell>
          <table:table-cell table:style-name="ce83" office:value-type="string" calcext:value-type="string">
            <text:p>Total Valor Neto</text:p>
          </table:table-cell>
          <table:table-cell table:style-name="ce88" table:formula="of:=[.E4]+[.E11]" office:value-type="float" office:value="1731813.17" calcext:value-type="float">
            <text:p>1,731,813.17</text:p>
          </table:table-cell>
          <table:table-cell table:style-name="ce88" table:formula="of:=[.F4]+[.F11]" office:value-type="float" office:value="1728600.38" calcext:value-type="float">
            <text:p>1,728,600.38</text:p>
          </table:table-cell>
          <table:table-cell table:style-name="ce88" table:formula="of:=[.G4]+[.G11]" office:value-type="float" office:value="1821870.2" calcext:value-type="float">
            <text:p>1,821,870.20</text:p>
          </table:table-cell>
          <table:table-cell table:style-name="ce88" table:formula="of:=[.H4]+[.H11]" office:value-type="float" office:value="1970274.19" calcext:value-type="float">
            <text:p>1,970,274.19</text:p>
          </table:table-cell>
          <table:table-cell table:style-name="ce88" table:formula="of:=[.I4]+[.I11]" office:value-type="float" office:value="1765958.34" calcext:value-type="float">
            <text:p>1,765,958.34</text:p>
          </table:table-cell>
          <table:table-cell table:style-name="ce88" table:formula="of:=[.J4]+[.J11]" office:value-type="float" office:value="2039018.06" calcext:value-type="float">
            <text:p>2,039,018.06</text:p>
          </table:table-cell>
          <table:table-cell table:style-name="ce88" table:formula="of:=[.K4]+[.K11]" office:value-type="float" office:value="2661148.52" calcext:value-type="float">
            <text:p>2,661,148.52</text:p>
          </table:table-cell>
          <table:table-cell table:style-name="ce88" table:formula="of:=[.L4]+[.L11]" office:value-type="float" office:value="3094063.35" calcext:value-type="float">
            <text:p>3,094,063.35</text:p>
          </table:table-cell>
          <table:table-cell table:number-columns-repeated="1012"/>
        </table:table-row>
        <table:table-row table:style-name="ro1">
          <table:table-cell/>
          <table:covered-table-cell table:style-name="ce79"/>
          <table:table-cell table:style-name="ce79" office:value-type="float" office:value="429" calcext:value-type="float">
            <text:p>429</text:p>
          </table:table-cell>
          <table:table-cell table:style-name="ce84" office:value-type="string" calcext:value-type="string">
            <text:p>Total de Impuestos</text:p>
          </table:table-cell>
          <table:table-cell table:style-name="ce89" table:formula="of:=[.E7]" office:value-type="float" office:value="78756.1296" calcext:value-type="float">
            <text:p>78,756.13</text:p>
          </table:table-cell>
          <table:table-cell table:style-name="ce89" table:formula="of:=[.F7]" office:value-type="float" office:value="50463.4248" calcext:value-type="float">
            <text:p>50,463.42</text:p>
          </table:table-cell>
          <table:table-cell table:style-name="ce89" table:formula="of:=[.G7]" office:value-type="float" office:value="46050.7068" calcext:value-type="float">
            <text:p>46,050.71</text:p>
          </table:table-cell>
          <table:table-cell table:style-name="ce89" table:formula="of:=[.H7]" office:value-type="float" office:value="60932.3352" calcext:value-type="float">
            <text:p>60,932.34</text:p>
          </table:table-cell>
          <table:table-cell table:style-name="ce89" table:formula="of:=[.I7]" office:value-type="float" office:value="61720.0668" calcext:value-type="float">
            <text:p>61,720.07</text:p>
          </table:table-cell>
          <table:table-cell table:style-name="ce89" table:formula="of:=[.J7]" office:value-type="float" office:value="42105.9468" calcext:value-type="float">
            <text:p>42,105.95</text:p>
          </table:table-cell>
          <table:table-cell table:style-name="ce89" table:formula="of:=[.K7]" office:value-type="float" office:value="48172.8492" calcext:value-type="float">
            <text:p>48,172.85</text:p>
          </table:table-cell>
          <table:table-cell table:style-name="ce89" table:formula="of:=[.L7]" office:value-type="float" office:value="58248.5484" calcext:value-type="float">
            <text:p>58,248.55</text:p>
          </table:table-cell>
          <table:table-cell table:style-name="ce92" table:number-columns-repeated="5"/>
          <table:table-cell table:number-columns-repeated="1007"/>
        </table:table-row>
        <table:table-row table:style-name="ro1">
          <table:table-cell/>
          <table:table-cell table:style-name="ce77" office:value-type="string" calcext:value-type="string" table:number-columns-spanned="1" table:number-rows-spanned="23">
            <text:p>COMPRAS</text:p>
          </table:table-cell>
          <table:table-cell table:style-name="ce81" table:number-columns-repeated="2"/>
          <table:table-cell table:style-name="ce86" table:number-columns-repeated="4"/>
          <table:table-cell table:style-name="ce90" table:number-columns-repeated="9"/>
          <table:table-cell table:style-name="ce54"/>
          <table:table-cell table:number-columns-repeated="1006"/>
        </table:table-row>
        <table:table-row table:style-name="ro1">
          <table:table-cell/>
          <table:covered-table-cell/>
          <table:table-cell/>
          <table:table-cell table:style-name="ce78" office:value-type="string" calcext:value-type="string">
            <text:p>Compras que generan Impuestos</text:p>
          </table:table-cell>
          <table:table-cell table:number-columns-repeated="4"/>
          <table:table-cell table:style-name="ce91" table:number-columns-repeated="9"/>
          <table:table-cell table:style-name="ce54"/>
          <table:table-cell table:number-columns-repeated="1006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Con derecho a crédito tributario</text:p>
          </table:table-cell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ce85" office:value-type="string" calcext:value-type="string">
            <text:p>Valor bruto</text:p>
          </table:table-cell>
          <table:table-cell table:formula="of:=162896.91+1772" office:value-type="float" office:value="164668.91" calcext:value-type="float">
            <text:p>164,668.91</text:p>
          </table:table-cell>
          <table:table-cell office:value-type="float" office:value="242227.92" calcext:value-type="float">
            <text:p>242,227.92</text:p>
          </table:table-cell>
          <table:table-cell table:formula="of:=176253.37+25213.57+134317.16" office:value-type="float" office:value="335784.1" calcext:value-type="float">
            <text:p>335,784.10</text:p>
          </table:table-cell>
          <table:table-cell office:value-type="float" office:value="584395.98" calcext:value-type="float">
            <text:p>584,395.98</text:p>
          </table:table-cell>
          <table:table-cell table:formula="of:=310614.81+29148.67" office:value-type="float" office:value="339763.48" calcext:value-type="float">
            <text:p>339,763.48</text:p>
          </table:table-cell>
          <table:table-cell table:formula="of:=463957.09+57864.58" office:value-type="float" office:value="521821.67" calcext:value-type="float">
            <text:p>521,821.67</text:p>
          </table:table-cell>
          <table:table-cell table:formula="of:=391924.58+89960.75" office:value-type="float" office:value="481885.33" calcext:value-type="float">
            <text:p>481,885.33</text:p>
          </table:table-cell>
          <table:table-cell table:formula="of:=237925.02+1565109.33" office:value-type="float" office:value="1803034.35" calcext:value-type="float">
            <text:p>1,803,034.35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table:style-name="ce85" office:value-type="string" calcext:value-type="string">
            <text:p>Valor Neto</text:p>
          </table:table-cell>
          <table:table-cell table:formula="of:=162883.07+1772" office:value-type="float" office:value="164655.07" calcext:value-type="float">
            <text:p>164,655.07</text:p>
          </table:table-cell>
          <table:table-cell office:value-type="float" office:value="242227.92" calcext:value-type="float">
            <text:p>242,227.92</text:p>
          </table:table-cell>
          <table:table-cell table:formula="of:=176044.8+25213.57+134317.16" office:value-type="float" office:value="335575.53" calcext:value-type="float">
            <text:p>335,575.53</text:p>
          </table:table-cell>
          <table:table-cell office:value-type="float" office:value="584395.98" calcext:value-type="float">
            <text:p>584,395.98</text:p>
          </table:table-cell>
          <table:table-cell table:formula="of:=310551.95+29148.67" office:value-type="float" office:value="339700.62" calcext:value-type="float">
            <text:p>339,700.62</text:p>
          </table:table-cell>
          <table:table-cell table:formula="of:=436951.33+57864.58" office:value-type="float" office:value="494815.91" calcext:value-type="float">
            <text:p>494,815.91</text:p>
          </table:table-cell>
          <table:table-cell table:formula="of:=391923.09+89960.75" office:value-type="float" office:value="481883.84" calcext:value-type="float">
            <text:p>481,883.84</text:p>
          </table:table-cell>
          <table:table-cell table:formula="of:=237922.95+1565109.33" office:value-type="float" office:value="1803032.28" calcext:value-type="float">
            <text:p>1,803,032.28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Sin derecho a crédito tributario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502" calcext:value-type="float">
            <text:p>502</text:p>
          </table:table-cell>
          <table:table-cell table:style-name="ce85" office:value-type="string" calcext:value-type="string">
            <text:p>Valor bruto</text:p>
          </table:table-cell>
          <table:table-cell table:formula="of:=95331.99" office:value-type="float" office:value="95331.99" calcext:value-type="float">
            <text:p>95,331.99</text:p>
          </table:table-cell>
          <table:table-cell office:value-type="float" office:value="68654.15" calcext:value-type="float">
            <text:p>68,654.15</text:p>
          </table:table-cell>
          <table:table-cell office:value-type="float" office:value="60589.26" calcext:value-type="float">
            <text:p>60,589.26</text:p>
          </table:table-cell>
          <table:table-cell office:value-type="float" office:value="65518.7" calcext:value-type="float">
            <text:p>65,518.70</text:p>
          </table:table-cell>
          <table:table-cell table:formula="of:=44257.3" office:value-type="float" office:value="44257.3" calcext:value-type="float">
            <text:p>44,257.30</text:p>
          </table:table-cell>
          <table:table-cell table:formula="of:=126371.36" office:value-type="float" office:value="126371.36" calcext:value-type="float">
            <text:p>126,371.36</text:p>
          </table:table-cell>
          <table:table-cell office:value-type="float" office:value="68865.1" calcext:value-type="float">
            <text:p>68,865.10</text:p>
          </table:table-cell>
          <table:table-cell office:value-type="float" office:value="118695.35" calcext:value-type="float">
            <text:p>118,695.35</text:p>
          </table:table-cell>
          <table:table-cell table:number-columns-repeated="1012"/>
        </table:table-row>
        <table:table-row table:style-name="ro1">
          <table:table-cell/>
          <table:covered-table-cell/>
          <table:table-cell office:value-type="float" office:value="512" calcext:value-type="float">
            <text:p>512</text:p>
          </table:table-cell>
          <table:table-cell table:style-name="ce85" office:value-type="string" calcext:value-type="string">
            <text:p>Valor Neto</text:p>
          </table:table-cell>
          <table:table-cell office:value-type="float" office:value="95279.88" calcext:value-type="float">
            <text:p>95,279.88</text:p>
          </table:table-cell>
          <table:table-cell office:value-type="float" office:value="68245.9" calcext:value-type="float">
            <text:p>68,245.90</text:p>
          </table:table-cell>
          <table:table-cell office:value-type="float" office:value="60589.26" calcext:value-type="float">
            <text:p>60,589.26</text:p>
          </table:table-cell>
          <table:table-cell office:value-type="float" office:value="65394.86" calcext:value-type="float">
            <text:p>65,394.86</text:p>
          </table:table-cell>
          <table:table-cell office:value-type="float" office:value="44257.3" calcext:value-type="float">
            <text:p>44,257.30</text:p>
          </table:table-cell>
          <table:table-cell office:value-type="float" office:value="126371.36" calcext:value-type="float">
            <text:p>126,371.36</text:p>
          </table:table-cell>
          <table:table-cell office:value-type="float" office:value="68754.35" calcext:value-type="float">
            <text:p>68,754.35</text:p>
          </table:table-cell>
          <table:table-cell office:value-type="float" office:value="118694.17" calcext:value-type="float">
            <text:p>118,694.17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table:style-name="ce85"/>
          <table:table-cell table:number-columns-repeated="102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Notas de Crédito a compras 1</text:p>
          </table:table-cell>
          <table:table-cell table:formula="of:=[.E20]-[.E21]" office:value-type="float" office:value="13.8399999999965" calcext:value-type="float">
            <text:p>13.84</text:p>
          </table:table-cell>
          <table:table-cell table:formula="of:=[.F20]-[.F21]" office:value-type="float" office:value="0" calcext:value-type="float">
            <text:p>0.00</text:p>
          </table:table-cell>
          <table:table-cell table:formula="of:=[.G20]-[.G21]" office:value-type="float" office:value="208.569999999949" calcext:value-type="float">
            <text:p>208.57</text:p>
          </table:table-cell>
          <table:table-cell table:formula="of:=[.H20]-[.H21]" office:value-type="float" office:value="0" calcext:value-type="float">
            <text:p>0.00</text:p>
          </table:table-cell>
          <table:table-cell table:formula="of:=[.I20]-[.I21]" office:value-type="float" office:value="62.859999999986" calcext:value-type="float">
            <text:p>62.86</text:p>
          </table:table-cell>
          <table:table-cell table:formula="of:=[.J20]-[.J21]" office:value-type="float" office:value="27005.76" calcext:value-type="float">
            <text:p>27,005.76</text:p>
          </table:table-cell>
          <table:table-cell table:formula="of:=[.K20]-[.K21]" office:value-type="float" office:value="1.48999999999069" calcext:value-type="float">
            <text:p>1.49</text:p>
          </table:table-cell>
          <table:table-cell table:formula="of:=[.L20]-[.L21]" office:value-type="float" office:value="2.07000000006519" calcext:value-type="float">
            <text:p>2.07</text:p>
          </table:table-cell>
          <table:table-cell table:formula="of:=[.M20]-[.M21]" office:value-type="float" office:value="0" calcext:value-type="float">
            <text:p>0.00</text:p>
          </table:table-cell>
          <table:table-cell table:formula="of:=[.N20]-[.N21]" office:value-type="float" office:value="0" calcext:value-type="float">
            <text:p>0.00</text:p>
          </table:table-cell>
          <table:table-cell table:formula="of:=[.O20]-[.O21]" office:value-type="float" office:value="0" calcext:value-type="float">
            <text:p>0.00</text:p>
          </table:table-cell>
          <table:table-cell table:formula="of:=[.P20]-[.P21]" office:value-type="float" office:value="0" calcext:value-type="float">
            <text:p>0.00</text:p>
          </table:table-cell>
          <table:table-cell table:formula="of:=SUM([.E26:.P26])" office:value-type="float" office:value="27294.59" calcext:value-type="float">
            <text:p>27,294.59</text:p>
          </table:table-cell>
          <table:table-cell table:number-columns-repeated="1007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Notas de Crédito a compras 2</text:p>
          </table:table-cell>
          <table:table-cell table:formula="of:=[.E23]-[.E24]" office:value-type="float" office:value="52.1100000000006" calcext:value-type="float">
            <text:p>52.11</text:p>
          </table:table-cell>
          <table:table-cell table:formula="of:=[.F23]-[.F24]" office:value-type="float" office:value="408.25" calcext:value-type="float">
            <text:p>408.25</text:p>
          </table:table-cell>
          <table:table-cell table:formula="of:=[.G23]-[.G24]" office:value-type="float" office:value="0" calcext:value-type="float">
            <text:p>0.00</text:p>
          </table:table-cell>
          <table:table-cell table:formula="of:=[.H23]-[.H24]" office:value-type="float" office:value="123.839999999997" calcext:value-type="float">
            <text:p>123.84</text:p>
          </table:table-cell>
          <table:table-cell table:formula="of:=[.I23]-[.I24]" office:value-type="float" office:value="0" calcext:value-type="float">
            <text:p>0.00</text:p>
          </table:table-cell>
          <table:table-cell table:formula="of:=[.J23]-[.J24]" office:value-type="float" office:value="0" calcext:value-type="float">
            <text:p>0.00</text:p>
          </table:table-cell>
          <table:table-cell table:formula="of:=[.K23]-[.K24]" office:value-type="float" office:value="110.75" calcext:value-type="float">
            <text:p>110.75</text:p>
          </table:table-cell>
          <table:table-cell table:formula="of:=[.L23]-[.L24]" office:value-type="float" office:value="1.18000000000757" calcext:value-type="float">
            <text:p>1.18</text:p>
          </table:table-cell>
          <table:table-cell table:formula="of:=[.M23]-[.M24]" office:value-type="float" office:value="0" calcext:value-type="float">
            <text:p>0.00</text:p>
          </table:table-cell>
          <table:table-cell table:formula="of:=[.N23]-[.N24]" office:value-type="float" office:value="0" calcext:value-type="float">
            <text:p>0.00</text:p>
          </table:table-cell>
          <table:table-cell table:formula="of:=[.O23]-[.O24]" office:value-type="float" office:value="0" calcext:value-type="float">
            <text:p>0.00</text:p>
          </table:table-cell>
          <table:table-cell table:formula="of:=[.P23]-[.P24]" office:value-type="float" office:value="0" calcext:value-type="float">
            <text:p>0.00</text:p>
          </table:table-cell>
          <table:table-cell table:formula="of:=SUM([.E27:.P27])" office:value-type="float" office:value="696.130000000005" calcext:value-type="float">
            <text:p>696.13</text:p>
          </table:table-cell>
          <table:table-cell table:number-columns-repeated="1007"/>
        </table:table-row>
        <table:table-row table:style-name="ro1">
          <table:table-cell/>
          <table:covered-table-cell/>
          <table:table-cell/>
          <table:table-cell table:style-name="ce78"/>
          <table:table-cell table:number-columns-repeated="102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Impuesto Generado con derecho</text:p>
          </table:table-cell>
          <table:table-cell table:formula="of:=[.E21]*0.12" office:value-type="float" office:value="19758.6084" calcext:value-type="float">
            <text:p>19,758.61</text:p>
          </table:table-cell>
          <table:table-cell table:formula="of:=[.F21]*0.12" office:value-type="float" office:value="29067.3504" calcext:value-type="float">
            <text:p>29,067.35</text:p>
          </table:table-cell>
          <table:table-cell table:formula="of:=[.G21]*0.12" office:value-type="float" office:value="40269.0636" calcext:value-type="float">
            <text:p>40,269.06</text:p>
          </table:table-cell>
          <table:table-cell table:formula="of:=[.H21]*0.12" office:value-type="float" office:value="70127.5176" calcext:value-type="float">
            <text:p>70,127.52</text:p>
          </table:table-cell>
          <table:table-cell table:formula="of:=[.I21]*0.12" office:value-type="float" office:value="40764.0744" calcext:value-type="float">
            <text:p>40,764.07</text:p>
          </table:table-cell>
          <table:table-cell table:formula="of:=[.J21]*0.12" office:value-type="float" office:value="59377.9092" calcext:value-type="float">
            <text:p>59,377.91</text:p>
          </table:table-cell>
          <table:table-cell table:formula="of:=[.K21]*0.12" office:value-type="float" office:value="57826.0608" calcext:value-type="float">
            <text:p>57,826.06</text:p>
          </table:table-cell>
          <table:table-cell table:formula="of:=[.L21]*0.12" office:value-type="float" office:value="216363.8736" calcext:value-type="float">
            <text:p>216,363.87</text:p>
          </table:table-cell>
          <table:table-cell table:formula="of:=[.M21]*0.12" office:value-type="float" office:value="0" calcext:value-type="float">
            <text:p>0.00</text:p>
          </table:table-cell>
          <table:table-cell table:formula="of:=[.N21]*0.12" office:value-type="float" office:value="0" calcext:value-type="float">
            <text:p>0.00</text:p>
          </table:table-cell>
          <table:table-cell table:formula="of:=[.O21]*0.12" office:value-type="float" office:value="0" calcext:value-type="float">
            <text:p>0.00</text:p>
          </table:table-cell>
          <table:table-cell table:formula="of:=[.P21]*0.12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/>
          <table:covered-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Impuesto Generado no acreditado</text:p>
          </table:table-cell>
          <table:table-cell table:formula="of:=[.E24]*0.12" office:value-type="float" office:value="11433.5856" calcext:value-type="float">
            <text:p>11,433.59</text:p>
          </table:table-cell>
          <table:table-cell table:formula="of:=[.F24]*0.12" office:value-type="float" office:value="8189.508" calcext:value-type="float">
            <text:p>8,189.51</text:p>
          </table:table-cell>
          <table:table-cell table:formula="of:=[.G24]*0.12" office:value-type="float" office:value="7270.7112" calcext:value-type="float">
            <text:p>7,270.71</text:p>
          </table:table-cell>
          <table:table-cell table:formula="of:=[.H24]*0.12" office:value-type="float" office:value="7847.3832" calcext:value-type="float">
            <text:p>7,847.38</text:p>
          </table:table-cell>
          <table:table-cell table:formula="of:=[.I24]*0.12" office:value-type="float" office:value="5310.876" calcext:value-type="float">
            <text:p>5,310.88</text:p>
          </table:table-cell>
          <table:table-cell table:formula="of:=[.J24]*0.12" office:value-type="float" office:value="15164.5632" calcext:value-type="float">
            <text:p>15,164.56</text:p>
          </table:table-cell>
          <table:table-cell table:formula="of:=[.K24]*0.12" office:value-type="float" office:value="8250.522" calcext:value-type="float">
            <text:p>8,250.52</text:p>
          </table:table-cell>
          <table:table-cell table:formula="of:=[.L24]*0.12" office:value-type="float" office:value="14243.3004" calcext:value-type="float">
            <text:p>14,243.30</text:p>
          </table:table-cell>
          <table:table-cell table:formula="of:=[.M24]*0.12" office:value-type="float" office:value="0" calcext:value-type="float">
            <text:p>0.00</text:p>
          </table:table-cell>
          <table:table-cell table:formula="of:=[.N24]*0.12" office:value-type="float" office:value="0" calcext:value-type="float">
            <text:p>0.00</text:p>
          </table:table-cell>
          <table:table-cell table:formula="of:=[.O24]*0.12" office:value-type="float" office:value="0" calcext:value-type="float">
            <text:p>0.00</text:p>
          </table:table-cell>
          <table:table-cell table:formula="of:=[.P24]*0.12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/>
          <table:covered-table-cell/>
          <table:table-cell/>
          <table:table-cell table:style-name="ce78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ce78" office:value-type="string" calcext:value-type="string">
            <text:p>Compras que no generan impuestos</text:p>
          </table:table-cell>
          <table:table-cell table:number-columns-repeated="102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Valor bruto</text:p>
          </table:table-cell>
          <table:table-cell table:formula="of:=749698.81+44171.63+846" office:value-type="float" office:value="794716.44" calcext:value-type="float">
            <text:p>794,716.44</text:p>
          </table:table-cell>
          <table:table-cell table:formula="of:=884027.41+29555.58+920" office:value-type="float" office:value="914502.99" calcext:value-type="float">
            <text:p>914,502.99</text:p>
          </table:table-cell>
          <table:table-cell table:formula="of:=57445.17+111727.58+1530" office:value-type="float" office:value="170702.75" calcext:value-type="float">
            <text:p>170,702.75</text:p>
          </table:table-cell>
          <table:table-cell table:formula="of:=1666198.34+123628.94+1680" office:value-type="float" office:value="1791507.28" calcext:value-type="float">
            <text:p>1,791,507.28</text:p>
          </table:table-cell>
          <table:table-cell table:formula="of:=400015.46+124666.31+343" office:value-type="float" office:value="525024.77" calcext:value-type="float">
            <text:p>525,024.77</text:p>
          </table:table-cell>
          <table:table-cell office:value-type="float" office:value="0" calcext:value-type="float">
            <text:p>0.00</text:p>
          </table:table-cell>
          <table:table-cell table:formula="of:=1338296.35+163866.42+2100" office:value-type="float" office:value="1504262.77" calcext:value-type="float">
            <text:p>1,504,262.77</text:p>
          </table:table-cell>
          <table:table-cell table:formula="of:=1346882.23+46155.19+1680" office:value-type="float" office:value="1394717.42" calcext:value-type="float">
            <text:p>1,394,717.42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Valor Neto</text:p>
          </table:table-cell>
          <table:table-cell table:formula="of:=749698.81+44171.63+846" office:value-type="float" office:value="794716.44" calcext:value-type="float">
            <text:p>794,716.44</text:p>
          </table:table-cell>
          <table:table-cell table:formula="of:=884027.41+29555.58+920" office:value-type="float" office:value="914502.99" calcext:value-type="float">
            <text:p>914,502.99</text:p>
          </table:table-cell>
          <table:table-cell table:formula="of:=57445.17+111727.58+1530" office:value-type="float" office:value="170702.75" calcext:value-type="float">
            <text:p>170,702.75</text:p>
          </table:table-cell>
          <table:table-cell table:formula="of:=1666198.34+123628.94+1680" office:value-type="float" office:value="1791507.28" calcext:value-type="float">
            <text:p>1,791,507.28</text:p>
          </table:table-cell>
          <table:table-cell table:formula="of:=400015.46+124666.31+343" office:value-type="float" office:value="525024.77" calcext:value-type="float">
            <text:p>525,024.77</text:p>
          </table:table-cell>
          <table:table-cell office:value-type="float" office:value="0" calcext:value-type="float">
            <text:p>0.00</text:p>
          </table:table-cell>
          <table:table-cell table:formula="of:=1338296.35+163866.12+2100" office:value-type="float" office:value="1504262.47" calcext:value-type="float">
            <text:p>1,504,262.47</text:p>
          </table:table-cell>
          <table:table-cell table:formula="of:=1346882.23+46155.19+1680" office:value-type="float" office:value="1394717.42" calcext:value-type="float">
            <text:p>1,394,717.42</text:p>
          </table:table-cell>
          <table:table-cell table:number-columns-repeated="101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Notas de Crédito</text:p>
          </table:table-cell>
          <table:table-cell table:formula="of:=[.E33]-[.E34]" office:value-type="float" office:value="0" calcext:value-type="float">
            <text:p>0.00</text:p>
          </table:table-cell>
          <table:table-cell table:formula="of:=[.F33]-[.F34]" office:value-type="float" office:value="0" calcext:value-type="float">
            <text:p>0.00</text:p>
          </table:table-cell>
          <table:table-cell table:formula="of:=[.G33]-[.G34]" office:value-type="float" office:value="0" calcext:value-type="float">
            <text:p>0.00</text:p>
          </table:table-cell>
          <table:table-cell table:formula="of:=[.H33]-[.H34]" office:value-type="float" office:value="0" calcext:value-type="float">
            <text:p>0.00</text:p>
          </table:table-cell>
          <table:table-cell table:formula="of:=[.I33]-[.I34]" office:value-type="float" office:value="0" calcext:value-type="float">
            <text:p>0.00</text:p>
          </table:table-cell>
          <table:table-cell table:formula="of:=[.J33]-[.J34]" office:value-type="float" office:value="0" calcext:value-type="float">
            <text:p>0.00</text:p>
          </table:table-cell>
          <table:table-cell table:formula="of:=[.K33]-[.K34]" office:value-type="float" office:value="0.299999999813735" calcext:value-type="float">
            <text:p>0.30</text:p>
          </table:table-cell>
          <table:table-cell table:formula="of:=[.L33]-[.L34]" office:value-type="float" office:value="0" calcext:value-type="float">
            <text:p>0.00</text:p>
          </table:table-cell>
          <table:table-cell table:formula="of:=[.M33]-[.M34]" office:value-type="float" office:value="0" calcext:value-type="float">
            <text:p>0.00</text:p>
          </table:table-cell>
          <table:table-cell table:formula="of:=[.N33]-[.N34]" office:value-type="float" office:value="0" calcext:value-type="float">
            <text:p>0.00</text:p>
          </table:table-cell>
          <table:table-cell table:formula="of:=[.O33]-[.O34]" office:value-type="float" office:value="0" calcext:value-type="float">
            <text:p>0.00</text:p>
          </table:table-cell>
          <table:table-cell table:formula="of:=[.P33]-[.P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office:value-type="float" office:value="509" calcext:value-type="float">
            <text:p>509</text:p>
          </table:table-cell>
          <table:table-cell table:style-name="ce83" office:value-type="string" calcext:value-type="string">
            <text:p>Total Valor Bruto</text:p>
          </table:table-cell>
          <table:table-cell table:style-name="ce88" table:formula="of:=[.E20]+[.E23]+[.E33]" office:value-type="float" office:value="1054717.34" calcext:value-type="float">
            <text:p>1,054,717.34</text:p>
          </table:table-cell>
          <table:table-cell table:style-name="ce88" table:formula="of:=[.F20]+[.F23]+[.F33]" office:value-type="float" office:value="1225385.06" calcext:value-type="float">
            <text:p>1,225,385.06</text:p>
          </table:table-cell>
          <table:table-cell table:style-name="ce88" table:formula="of:=[.G20]+[.G23]+[.G33]" office:value-type="float" office:value="567076.11" calcext:value-type="float">
            <text:p>567,076.11</text:p>
          </table:table-cell>
          <table:table-cell table:style-name="ce88" table:formula="of:=[.H20]+[.H23]+[.H33]" office:value-type="float" office:value="2441421.96" calcext:value-type="float">
            <text:p>2,441,421.96</text:p>
          </table:table-cell>
          <table:table-cell table:style-name="ce88" table:formula="of:=[.I20]+[.I23]+[.I33]" office:value-type="float" office:value="909045.55" calcext:value-type="float">
            <text:p>909,045.55</text:p>
          </table:table-cell>
          <table:table-cell table:style-name="ce88" table:formula="of:=[.J20]+[.J23]+[.J33]" office:value-type="float" office:value="648193.03" calcext:value-type="float">
            <text:p>648,193.03</text:p>
          </table:table-cell>
          <table:table-cell table:style-name="ce88" table:formula="of:=[.K20]+[.K23]+[.K33]" office:value-type="float" office:value="2055013.2" calcext:value-type="float">
            <text:p>2,055,013.20</text:p>
          </table:table-cell>
          <table:table-cell table:style-name="ce88" table:formula="of:=[.L20]+[.L23]+[.L33]" office:value-type="float" office:value="3316447.12" calcext:value-type="float">
            <text:p>3,316,447.12</text:p>
          </table:table-cell>
          <table:table-cell table:style-name="ce88" table:formula="of:=[.M20]+[.M23]+[.M33]" office:value-type="float" office:value="0" calcext:value-type="float">
            <text:p>0.00</text:p>
          </table:table-cell>
          <table:table-cell table:style-name="ce88" table:formula="of:=[.N20]+[.N23]+[.N33]" office:value-type="float" office:value="0" calcext:value-type="float">
            <text:p>0.00</text:p>
          </table:table-cell>
          <table:table-cell table:style-name="ce88" table:formula="of:=[.O20]+[.O23]+[.O33]" office:value-type="float" office:value="0" calcext:value-type="float">
            <text:p>0.00</text:p>
          </table:table-cell>
          <table:table-cell table:style-name="ce88" table:number-columns-repeated="2"/>
          <table:table-cell table:number-columns-repeated="1007"/>
        </table:table-row>
        <table:table-row table:style-name="ro1">
          <table:table-cell/>
          <table:covered-table-cell/>
          <table:table-cell office:value-type="float" office:value="519" calcext:value-type="float">
            <text:p>519</text:p>
          </table:table-cell>
          <table:table-cell table:style-name="ce83" office:value-type="string" calcext:value-type="string">
            <text:p>Total Valor Neto</text:p>
          </table:table-cell>
          <table:table-cell table:style-name="ce88" table:formula="of:=[.E21]+[.E24]+[.E34]" office:value-type="float" office:value="1054651.39" calcext:value-type="float">
            <text:p>1,054,651.39</text:p>
          </table:table-cell>
          <table:table-cell table:style-name="ce88" table:formula="of:=[.F21]+[.F24]+[.F34]" office:value-type="float" office:value="1224976.81" calcext:value-type="float">
            <text:p>1,224,976.81</text:p>
          </table:table-cell>
          <table:table-cell table:style-name="ce88" table:formula="of:=[.G21]+[.G24]+[.G34]" office:value-type="float" office:value="566867.54" calcext:value-type="float">
            <text:p>566,867.54</text:p>
          </table:table-cell>
          <table:table-cell table:style-name="ce88" table:formula="of:=[.H21]+[.H24]+[.H34]" office:value-type="float" office:value="2441298.12" calcext:value-type="float">
            <text:p>2,441,298.12</text:p>
          </table:table-cell>
          <table:table-cell table:style-name="ce88" table:formula="of:=[.I21]+[.I24]+[.I34]" office:value-type="float" office:value="908982.69" calcext:value-type="float">
            <text:p>908,982.69</text:p>
          </table:table-cell>
          <table:table-cell table:style-name="ce88" table:formula="of:=[.J21]+[.J24]+[.J34]" office:value-type="float" office:value="621187.27" calcext:value-type="float">
            <text:p>621,187.27</text:p>
          </table:table-cell>
          <table:table-cell table:style-name="ce88" table:formula="of:=[.K21]+[.K24]+[.K34]" office:value-type="float" office:value="2054900.66" calcext:value-type="float">
            <text:p>2,054,900.66</text:p>
          </table:table-cell>
          <table:table-cell table:style-name="ce88" table:formula="of:=[.L21]+[.L24]+[.L34]" office:value-type="float" office:value="3316443.87" calcext:value-type="float">
            <text:p>3,316,443.87</text:p>
          </table:table-cell>
          <table:table-cell table:style-name="ce88" table:formula="of:=[.M21]+[.M24]+[.M34]" office:value-type="float" office:value="0" calcext:value-type="float">
            <text:p>0.00</text:p>
          </table:table-cell>
          <table:table-cell table:style-name="ce88" table:formula="of:=[.N21]+[.N24]+[.N34]" office:value-type="float" office:value="0" calcext:value-type="float">
            <text:p>0.00</text:p>
          </table:table-cell>
          <table:table-cell table:style-name="ce88" table:formula="of:=[.O21]+[.O24]+[.O34]" office:value-type="float" office:value="0" calcext:value-type="float">
            <text:p>0.00</text:p>
          </table:table-cell>
          <table:table-cell table:style-name="ce88" table:number-columns-repeated="2"/>
          <table:table-cell table:number-columns-repeated="1007"/>
        </table:table-row>
        <table:table-row table:style-name="ro1">
          <table:table-cell/>
          <table:covered-table-cell table:style-name="ce79"/>
          <table:table-cell table:style-name="ce79" office:value-type="float" office:value="529" calcext:value-type="float">
            <text:p>529</text:p>
          </table:table-cell>
          <table:table-cell table:style-name="ce84" office:value-type="string" calcext:value-type="string">
            <text:p>Total de Impuestos</text:p>
          </table:table-cell>
          <table:table-cell table:style-name="ce89" table:formula="of:=[.E29]+[.E30]" office:value-type="float" office:value="31192.194" calcext:value-type="float">
            <text:p>31,192.19</text:p>
          </table:table-cell>
          <table:table-cell table:style-name="ce89" table:formula="of:=[.F29]+[.F30]" office:value-type="float" office:value="37256.8584" calcext:value-type="float">
            <text:p>37,256.86</text:p>
          </table:table-cell>
          <table:table-cell table:style-name="ce89" table:formula="of:=[.G29]+[.G30]" office:value-type="float" office:value="47539.7748" calcext:value-type="float">
            <text:p>47,539.77</text:p>
          </table:table-cell>
          <table:table-cell table:style-name="ce89" table:formula="of:=[.H29]+[.H30]" office:value-type="float" office:value="77974.9008" calcext:value-type="float">
            <text:p>77,974.90</text:p>
          </table:table-cell>
          <table:table-cell table:style-name="ce89" table:formula="of:=[.I29]+[.I30]" office:value-type="float" office:value="46074.9504" calcext:value-type="float">
            <text:p>46,074.95</text:p>
          </table:table-cell>
          <table:table-cell table:style-name="ce89" table:formula="of:=[.J29]+[.J30]" office:value-type="float" office:value="74542.4724" calcext:value-type="float">
            <text:p>74,542.47</text:p>
          </table:table-cell>
          <table:table-cell table:style-name="ce89" table:formula="of:=[.K29]+[.K30]" office:value-type="float" office:value="66076.5828" calcext:value-type="float">
            <text:p>66,076.58</text:p>
          </table:table-cell>
          <table:table-cell table:style-name="ce89" table:formula="of:=[.L29]+[.L30]" office:value-type="float" office:value="230607.174" calcext:value-type="float">
            <text:p>230,607.17</text:p>
          </table:table-cell>
          <table:table-cell table:style-name="ce89" table:formula="of:=[.M29]+[.M30]" office:value-type="float" office:value="0" calcext:value-type="float">
            <text:p>0.00</text:p>
          </table:table-cell>
          <table:table-cell table:style-name="ce89" table:formula="of:=[.N29]+[.N30]" office:value-type="float" office:value="0" calcext:value-type="float">
            <text:p>0.00</text:p>
          </table:table-cell>
          <table:table-cell table:style-name="ce89" table:formula="of:=[.O29]+[.O30]" office:value-type="float" office:value="0" calcext:value-type="float">
            <text:p>0.00</text:p>
          </table:table-cell>
          <table:table-cell table:style-name="ce89" table:number-columns-repeated="2"/>
          <table:table-cell table:number-columns-repeated="1007"/>
        </table:table-row>
        <table:table-row table:style-name="ro1">
          <table:table-cell/>
          <table:table-cell table:style-name="ce1" table:number-columns-repeated="3"/>
          <table:table-cell table:style-name="ce2" table:number-columns-repeated="13"/>
          <table:table-cell table:number-columns-repeated="1007"/>
        </table:table-row>
        <table:table-row table:style-name="ro1">
          <table:table-cell/>
          <table:table-cell table:style-name="ce1" table:number-columns-repeated="3"/>
          <table:table-cell table:style-name="ce2" table:number-columns-repeated="4"/>
          <table:table-cell table:style-name="ce52" table:number-columns-repeated="9"/>
          <table:table-cell table:style-name="ce54" table:number-columns-repeated="3"/>
          <table:table-cell table:number-columns-repeated="1004"/>
        </table:table-row>
      </table:table>
      <table:named-expressions/>
      <table:database-ranges>
        <table:database-range table:name="__Anonymous_Sheet_DB__4" table:target-range-address="'NC Impuestos otros'.B2:'NC Impuestos otros'.B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4">
      <number:text> </number:text>
      <number:number number:decimal-places="0" loext:min-decimal-places="0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text> </number:text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</number:text>
      <number:number number:decimal-places="0" loext:min-decimal-places="0" number:min-integer-digits="2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3" loext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0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3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1:04:32.7527312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1T13:43:23Z</meta:creation-date>
    <dc:date>2021-12-01T12:40:33.513263600</dc:date>
    <meta:editing-cycles>14</meta:editing-cycles>
    <meta:editing-duration>PT1H49M28S</meta:editing-duration>
    <meta:document-statistic meta:table-count="5" meta:cell-count="1386" meta:object-count="0"/>
  </office:meta>
</office:document-meta>
</file>